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17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68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1.0626in"/>
    </style:style>
    <style:style style:name="co14" style:family="table-column">
      <style:table-column-properties fo:break-before="auto" style:column-width="1.0917in"/>
    </style:style>
    <style:style style:name="co15" style:family="table-column">
      <style:table-column-properties fo:break-before="auto" style:column-width="0.1661in"/>
    </style:style>
    <style:style style:name="co16" style:family="table-column">
      <style:table-column-properties fo:break-before="auto" style:column-width="0.8366in"/>
    </style:style>
    <style:style style:name="co17" style:family="table-column">
      <style:table-column-properties fo:break-before="auto" style:column-width="0.2693in"/>
    </style:style>
    <style:style style:name="co18" style:family="table-column">
      <style:table-column-properties fo:break-before="auto" style:column-width="0.1953in"/>
    </style:style>
    <style:style style:name="co19" style:family="table-column">
      <style:table-column-properties fo:break-before="auto" style:column-width="1.0429in"/>
    </style:style>
    <style:style style:name="co20" style:family="table-column">
      <style:table-column-properties fo:break-before="auto" style:column-width="0.3118in"/>
    </style:style>
    <style:style style:name="co21" style:family="table-column">
      <style:table-column-properties fo:break-before="auto" style:column-width="0.3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1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26"/>
    <style:style style:name="ce24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5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0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24"/>
    <style:style style:name="ce33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</office:automatic-styles>
  <office:body>
    <office:spreadsheet>
      <table:table table:name="Geometry+Vertices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3" table:default-cell-style-name="ce26"/>
        <table:table-column table:style-name="co4" table:default-cell-style-name="ce14"/>
        <table:table-column table:style-name="co5" table:number-columns-repeated="5" table:default-cell-style-name="ce14"/>
        <table:table-row table:style-name="ro1">
          <table:table-cell table:style-name="ce1" office:value-type="string" calcext:value-type="string" table:number-columns-spanned="7" table:number-rows-spanned="1">
            <text:p>Propeller background mesh</text:p>
          </table:table-cell>
          <table:covered-table-cell table:number-columns-repeated="6" table:style-name="Default"/>
          <table:table-cell table:style-name="Default" table:number-columns-repeated="4"/>
        </table:table-row>
        <table:table-row table:style-name="ro2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Input parameters: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3">
          <table:table-cell table:style-name="ce3" office:value-type="string" calcext:value-type="string">
            <text:p>r =</text:p>
          </table:table-cell>
          <table:table-cell table:style-name="ce11" office:value-type="float" office:value="0.07" calcext:value-type="float">
            <text:p>0.07</text:p>
          </table:table-cell>
          <table:table-cell table:style-name="Default" office:value-type="string" calcext:value-type="string">
            <text:p>propeller radius</text:p>
          </table:table-cell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rs =</text:p>
          </table:table-cell>
          <table:table-cell table:style-name="ce11" office:value-type="float" office:value="0.01405" calcext:value-type="float">
            <text:p>0.01405</text:p>
          </table:table-cell>
          <table:table-cell table:style-name="Default" office:value-type="string" calcext:value-type="string">
            <text:p>shaft radius</text:p>
          </table:table-cell>
          <table:table-cell table:style-name="Default" table:number-columns-repeated="8"/>
        </table:table-row>
        <table:table-row table:style-name="ro2">
          <table:table-cell table:style-name="Default"/>
          <table:table-cell table:style-name="ce11"/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expansion coeff =</text:p>
          </table:table-cell>
          <table:table-cell table:style-name="ce11" office:value-type="float" office:value="1.15" calcext:value-type="float">
            <text:p>1.15</text:p>
          </table:table-cell>
          <table:table-cell table:style-name="Default" table:number-columns-repeated="9"/>
        </table:table-row>
        <table:table-row table:style-name="ro3">
          <table:table-cell table:style-name="ce3" office:value-type="string" calcext:value-type="string">
            <text:p>a =</text:p>
          </table:table-cell>
          <table:table-cell table:style-name="ce11" table:formula="of:=[.B5]*[.B8]" office:value-type="float" office:value="0.0805" calcext:value-type="float">
            <text:p>0.0805</text:p>
          </table:table-cell>
          <table:table-cell table:style-name="Default" office:value-type="string" calcext:value-type="string">
            <text:p>middle block span</text:p>
          </table:table-cell>
          <table:table-cell table:style-name="Default" table:number-columns-repeated="8"/>
        </table:table-row>
        <table:table-row table:style-name="ro3">
          <table:table-cell table:style-name="ce3"/>
          <table:table-cell table:style-name="ce11"/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contraction coeff = </text:p>
          </table:table-cell>
          <table:table-cell table:style-name="ce11" office:value-type="float" office:value="0.4" calcext:value-type="float">
            <text:p>0.4</text:p>
          </table:table-cell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b =</text:p>
          </table:table-cell>
          <table:table-cell table:style-name="ce11" table:formula="of:=[.B11]*[.B6]" office:value-type="float" office:value="0.00562" calcext:value-type="float">
            <text:p>0.00562</text:p>
          </table:table-cell>
          <table:table-cell table:style-name="Default" office:value-type="string" calcext:value-type="string">
            <text:p>inner block span</text:p>
          </table:table-cell>
          <table:table-cell table:style-name="Default" table:number-columns-repeated="8"/>
        </table:table-row>
        <table:table-row table:style-name="ro3">
          <table:table-cell table:style-name="ce3"/>
          <table:table-cell table:style-name="ce11"/>
          <table:table-cell table:style-name="ce16"/>
          <table:table-cell table:style-name="Default" table:number-columns-repeated="8"/>
        </table:table-row>
        <table:table-row table:style-name="ro3">
          <table:table-cell table:style-name="ce5" office:value-type="string" calcext:value-type="string">
            <text:p>expansion outer coeff =</text:p>
          </table:table-cell>
          <table:table-cell table:style-name="ce11" office:value-type="float" office:value="10" calcext:value-type="float">
            <text:p>10</text:p>
          </table:table-cell>
          <table:table-cell table:style-name="Default" table:number-columns-repeated="9"/>
        </table:table-row>
        <table:table-row table:style-name="ro2">
          <table:table-cell table:style-name="ce3" office:value-type="string" calcext:value-type="string">
            <text:p>D_a =</text:p>
          </table:table-cell>
          <table:table-cell table:style-name="ce11" table:formula="of:=[.B14]*[.B5]" office:value-type="float" office:value="0.7" calcext:value-type="float">
            <text:p>0.7</text:p>
          </table:table-cell>
          <table:table-cell table:style-name="ce16" office:value-type="string" calcext:value-type="string">
            <text:p>outer radius</text:p>
          </table:table-cell>
          <table:table-cell table:style-name="Default" table:number-columns-repeated="8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Default" table:number-columns-repeated="8"/>
        </table:table-row>
        <table:table-row table:style-name="ro2">
          <table:table-cell table:style-name="ce4" office:value-type="string" calcext:value-type="string">
            <text:p>xInletCoeff</text:p>
          </table:table-cell>
          <table:table-cell table:style-name="ce11" office:value-type="float" office:value="10" calcext:value-type="float">
            <text:p>10</text:p>
          </table:table-cell>
          <table:table-cell table:style-name="ce16"/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XInlet =</text:p>
          </table:table-cell>
          <table:table-cell table:style-name="ce11" table:formula="of:=[.B20] + [.B17]*[.B5]" office:value-type="float" office:value="0.78" calcext:value-type="float">
            <text:p>0.78</text:p>
          </table:table-cell>
          <table:table-cell table:style-name="ce16"/>
          <table:table-cell table:style-name="Default" table:number-columns-repeated="8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Default" table:number-columns-repeated="8"/>
        </table:table-row>
        <table:table-row table:style-name="ro2">
          <table:table-cell table:style-name="ce6" office:value-type="string" calcext:value-type="string">
            <text:p>xPropStart</text:p>
          </table:table-cell>
          <table:table-cell table:style-name="ce11" office:value-type="float" office:value="0.08" calcext:value-type="float">
            <text:p>0.08</text:p>
          </table:table-cell>
          <table:table-cell table:style-name="ce16"/>
          <table:table-cell table:style-name="Default" table:number-columns-repeated="2"/>
          <table:table-cell table:style-name="ce11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xPropEnd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Default" table:number-columns-repeated="2"/>
          <table:table-cell table:style-name="ce11"/>
          <table:table-cell table:style-name="Default" table:number-columns-repeated="5"/>
        </table:table-row>
        <table:table-row table:style-name="ro3">
          <table:table-cell table:style-name="ce4"/>
          <table:table-cell table:style-name="ce11"/>
          <table:table-cell table:style-name="ce16"/>
          <table:table-cell table:style-name="Default" table:number-columns-repeated="2"/>
          <table:table-cell table:style-name="ce11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xOutletCoeff</text:p>
          </table:table-cell>
          <table:table-cell table:style-name="ce11" office:value-type="float" office:value="20" calcext:value-type="float">
            <text:p>20</text:p>
          </table:table-cell>
          <table:table-cell table:style-name="ce16"/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xOutlet</text:p>
          </table:table-cell>
          <table:table-cell table:style-name="ce11" table:formula="of:=[.B21]-[.B23]*[.B5]" office:value-type="float" office:value="-1.4" calcext:value-type="float">
            <text:p>-1.4</text:p>
          </table:table-cell>
          <table:table-cell table:style-name="ce16"/>
          <table:table-cell table:style-name="Default" table:number-columns-repeated="8"/>
        </table:table-row>
        <table:table-row table:style-name="ro3">
          <table:table-cell table:style-name="ce7"/>
          <table:table-cell table:style-name="Default"/>
          <table:table-cell table:style-name="ce16"/>
          <table:table-cell table:style-name="Default" table:number-columns-repeated="8"/>
        </table:table-row>
        <table:table-row table:style-name="ro2">
          <table:table-cell table:style-name="ce7"/>
          <table:table-cell table:style-name="ce11"/>
          <table:table-cell table:style-name="ce16"/>
          <table:table-cell table:style-name="Default" table:number-columns-repeated="8"/>
        </table:table-row>
        <table:table-row table:style-name="ro2">
          <table:table-cell table:style-name="ce7" office:value-type="string" calcext:value-type="string">
            <text:p>cos(45) = sin(45) =</text:p>
          </table:table-cell>
          <table:table-cell table:style-name="ce11" table:formula="of:=COS(PI()/4)" office:value-type="float" office:value="0.707106781186548" calcext:value-type="float">
            <text:p>0.7071067812</text:p>
          </table:table-cell>
          <table:table-cell table:style-name="ce11"/>
          <table:table-cell table:style-name="Default" table:number-columns-repeated="8"/>
        </table:table-row>
        <table:table-row table:style-name="ro2">
          <table:table-cell table:style-name="ce7"/>
          <table:table-cell table:style-name="Default"/>
          <table:table-cell table:style-name="ce16"/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VERTICES</text:p>
          </table:table-cell>
          <table:covered-table-cell table:style-name="ce15"/>
          <table:table-cell table:style-name="Default" table:number-columns-repeated="9"/>
        </table:table-row>
        <table:table-row table:style-name="ro2">
          <table:table-cell table:style-name="ce7"/>
          <table:table-cell table:style-name="Default" table:number-columns-repeated="10"/>
        </table:table-row>
        <table:table-row table:style-name="ro2">
          <table:table-cell table:style-name="ce8" office:value-type="string" calcext:value-type="string">
            <text:p>Notes: the coordinate system has the origin at centre of the cylinder</text:p>
          </table:table-cell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Axis Ox is longitudinal, Oy transversal and Oz positive upwards.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Four x levels are used</text:p>
          </table:table-cell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1) at the xMin1</text:p>
          </table:table-cell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2) at the xMiddle1</text:p>
          </table:table-cell>
          <table:table-cell table:style-name="Default" table:number-columns-repeated="10"/>
        </table:table-row>
        <table:table-row table:style-name="ro3">
          <table:table-cell table:style-name="Default" office:value-type="string" calcext:value-type="string">
            <text:p>3) at the xMiddle2</text:p>
          </table:table-cell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4) at the xMax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9" office:value-type="string" calcext:value-type="string">
            <text:p>Vertex index</text:p>
          </table:table-cell>
          <table:table-cell table:style-name="ce11" office:value-type="string" calcext:value-type="string">
            <text:p>(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2">
          <table:table-cell table:style-name="ce9"/>
          <table:table-cell table:style-name="ce11"/>
          <table:table-cell table:style-name="ce3" table:number-columns-repeated="3"/>
          <table:table-cell table:style-name="ce11" table:number-columns-repeated="2"/>
          <table:table-cell table:style-name="Default" table:number-columns-repeated="4"/>
        </table:table-row>
        <table:table-row table:style-name="ro2">
          <table:table-cell table:style-name="ce9"/>
          <table:table-cell table:style-name="ce16" office:value-type="string" calcext:value-type="string">
            <text:p>// FIRST x PLANE</text:p>
          </table:table-cell>
          <table:table-cell table:style-name="ce3" table:number-columns-repeated="3"/>
          <table:table-cell table:style-name="ce11" table:number-columns-repeated="2"/>
          <table:table-cell table:style-name="Default" table:number-columns-repeated="4"/>
        </table:table-row>
        <table:table-row table:style-name="ro2">
          <table:table-cell table:style-name="ce9"/>
          <table:table-cell table:style-name="ce16"/>
          <table:table-cell table:style-name="ce3" table:number-columns-repeated="3"/>
          <table:table-cell table:style-name="ce11" table:number-columns-repeated="2"/>
          <table:table-cell table:style-name="Default" table:number-columns-repeated="4"/>
        </table:table-row>
        <table:table-row table:style-name="ro2">
          <table:table-cell table:style-name="ce10"/>
          <table:table-cell table:style-name="ce17"/>
          <table:table-cell table:style-name="ce3" table:number-columns-repeated="3"/>
          <table:table-cell table:style-name="ce11" table:number-columns-repeated="2"/>
          <table:table-cell table:style-name="Default" table:number-columns-repeated="4"/>
        </table:table-row>
        <table:table-row table:style-name="ro3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-[.B27]*[.B15]" office:value-type="float" office:value="-0.494974746830583" calcext:value-type="float">
            <text:p>-0.4949747468</text:p>
          </table:table-cell>
          <table:table-cell table:style-name="ce19" table:formula="of:=[.B27]*[.B15]" office:value-type="float" office:value="0.494974746830583" calcext:value-type="float">
            <text:p>0.4949747468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-[.D45]" office:value-type="float" office:value="0.494974746830583" calcext:value-type="float">
            <text:p>0.4949747468</text:p>
          </table:table-cell>
          <table:table-cell table:style-name="ce19" table:formula="of:=[.E45]" office:value-type="float" office:value="0.494974746830583" calcext:value-type="float">
            <text:p>0.4949747468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-[.B9]*[.B27]" office:value-type="float" office:value="-0.0569220958855171" calcext:value-type="float">
            <text:p>-0.0569220959</text:p>
          </table:table-cell>
          <table:table-cell table:style-name="ce19" table:formula="of:=[.B9]*[.B27]" office:value-type="float" office:value="0.0569220958855171" calcext:value-type="float">
            <text:p>0.0569220959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-[.D47]" office:value-type="float" office:value="0.0569220958855171" calcext:value-type="float">
            <text:p>0.0569220959</text:p>
          </table:table-cell>
          <table:table-cell table:style-name="ce19" table:formula="of:=[.E47]" office:value-type="float" office:value="0.0569220958855171" calcext:value-type="float">
            <text:p>0.0569220959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-[.B27]*[.B6]" office:value-type="float" office:value="-0.00993485027567099" calcext:value-type="float">
            <text:p>-0.0099348503</text:p>
          </table:table-cell>
          <table:table-cell table:style-name="ce18" table:formula="of:=[.B27]*[.B6]" office:value-type="float" office:value="0.00993485027567099" calcext:value-type="float">
            <text:p>0.0099348503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-[.D49]" office:value-type="float" office:value="0.00993485027567099" calcext:value-type="float">
            <text:p>0.0099348503</text:p>
          </table:table-cell>
          <table:table-cell table:style-name="ce19" table:formula="of:=[.E49]" office:value-type="float" office:value="0.00993485027567099" calcext:value-type="float">
            <text:p>0.0099348503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-[.B12]" office:value-type="float" office:value="-0.00562" calcext:value-type="float">
            <text:p>-0.0056200000</text:p>
          </table:table-cell>
          <table:table-cell table:style-name="ce19" table:formula="of:=[.B12]" office:value-type="float" office:value="0.00562" calcext:value-type="float">
            <text:p>0.0056200000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-[.D51]" office:value-type="float" office:value="0.00562" calcext:value-type="float">
            <text:p>0.0056200000</text:p>
          </table:table-cell>
          <table:table-cell table:style-name="ce19" table:formula="of:=[.E51]" office:value-type="float" office:value="0.00562" calcext:value-type="float">
            <text:p>0.0056200000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[.D51]" office:value-type="float" office:value="-0.00562" calcext:value-type="float">
            <text:p>-0.0056200000</text:p>
          </table:table-cell>
          <table:table-cell table:style-name="ce19" table:formula="of:=-[.E51]" office:value-type="float" office:value="-0.00562" calcext:value-type="float">
            <text:p>-0.0056200000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[.D52]" office:value-type="float" office:value="0.00562" calcext:value-type="float">
            <text:p>0.0056200000</text:p>
          </table:table-cell>
          <table:table-cell table:style-name="ce19" table:formula="of:=-[.E52]" office:value-type="float" office:value="-0.00562" calcext:value-type="float">
            <text:p>-0.0056200000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[.D49]" office:value-type="float" office:value="-0.00993485027567099" calcext:value-type="float">
            <text:p>-0.0099348503</text:p>
          </table:table-cell>
          <table:table-cell table:style-name="ce19" table:formula="of:=-[.E49]" office:value-type="float" office:value="-0.00993485027567099" calcext:value-type="float">
            <text:p>-0.0099348503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[.D50]" office:value-type="float" office:value="0.00993485027567099" calcext:value-type="float">
            <text:p>0.0099348503</text:p>
          </table:table-cell>
          <table:table-cell table:style-name="ce19" table:formula="of:=-[.E50]" office:value-type="float" office:value="-0.00993485027567099" calcext:value-type="float">
            <text:p>-0.0099348503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[.D47]" office:value-type="float" office:value="-0.0569220958855171" calcext:value-type="float">
            <text:p>-0.0569220959</text:p>
          </table:table-cell>
          <table:table-cell table:style-name="ce19" table:formula="of:=-[.E47]" office:value-type="float" office:value="-0.0569220958855171" calcext:value-type="float">
            <text:p>-0.0569220959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[.D48]" office:value-type="float" office:value="0.0569220958855171" calcext:value-type="float">
            <text:p>0.0569220959</text:p>
          </table:table-cell>
          <table:table-cell table:style-name="ce19" table:formula="of:=-[.E48]" office:value-type="float" office:value="-0.0569220958855171" calcext:value-type="float">
            <text:p>-0.0569220959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[.D45]" office:value-type="float" office:value="-0.494974746830583" calcext:value-type="float">
            <text:p>-0.4949747468</text:p>
          </table:table-cell>
          <table:table-cell table:style-name="ce19" table:formula="of:=-[.E45]" office:value-type="float" office:value="-0.494974746830583" calcext:value-type="float">
            <text:p>-0.4949747468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18]" office:value-type="float" office:value="0.78" calcext:value-type="float">
            <text:p>0.7800000000</text:p>
          </table:table-cell>
          <table:table-cell table:style-name="ce19" table:formula="of:=[.D46]" office:value-type="float" office:value="0.494974746830583" calcext:value-type="float">
            <text:p>0.4949747468</text:p>
          </table:table-cell>
          <table:table-cell table:style-name="ce19" table:formula="of:=-[.E46]" office:value-type="float" office:value="-0.494974746830583" calcext:value-type="float">
            <text:p>-0.4949747468</text:p>
          </table:table-cell>
          <table:table-cell table:style-name="ce11" office:value-type="string" calcext:value-type="string">
            <text:p>)</text:p>
          </table:table-cell>
          <table:table-cell table:style-name="ce11"/>
          <table:table-cell table:style-name="Default" table:number-columns-repeated="4"/>
        </table:table-row>
        <table:table-row table:style-name="ro3">
          <table:table-cell table:style-name="ce11" table:number-columns-repeated="2"/>
          <table:table-cell table:style-name="ce19" table:number-columns-repeated="3"/>
          <table:table-cell table:style-name="ce11"/>
          <table:table-cell table:style-name="Default" table:number-columns-repeated="5"/>
        </table:table-row>
        <table:table-row table:style-name="ro2">
          <table:table-cell table:style-name="ce12"/>
          <table:table-cell table:style-name="ce11"/>
          <table:table-cell table:style-name="ce20" table:number-columns-repeated="3"/>
          <table:table-cell table:style-name="Default" table:number-columns-repeated="6"/>
        </table:table-row>
        <table:table-row table:style-name="ro2">
          <table:table-cell table:style-name="ce9"/>
          <table:table-cell table:style-name="ce16" office:value-type="string" calcext:value-type="string">
            <text:p>// SECOND x PLANE</text:p>
          </table:table-cell>
          <table:table-cell table:style-name="ce21" table:number-columns-repeated="3"/>
          <table:table-cell table:style-name="ce11"/>
          <table:table-cell table:style-name="Default" table:number-columns-repeated="5"/>
        </table:table-row>
        <table:table-row table:style-name="ro2">
          <table:table-cell table:style-name="ce9"/>
          <table:table-cell table:style-name="ce16"/>
          <table:table-cell table:style-name="ce21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10"/>
          <table:table-cell table:style-name="ce17"/>
          <table:table-cell table:style-name="ce21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45]" office:value-type="float" office:value="-0.494974746830583" calcext:value-type="float">
            <text:p>-0.4949747468</text:p>
          </table:table-cell>
          <table:table-cell table:style-name="ce19" table:formula="of:=[.E45]" office:value-type="float" office:value="0.494974746830583" calcext:value-type="float">
            <text:p>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46]" office:value-type="float" office:value="0.494974746830583" calcext:value-type="float">
            <text:p>0.4949747468</text:p>
          </table:table-cell>
          <table:table-cell table:style-name="ce19" table:formula="of:=[.E46]" office:value-type="float" office:value="0.494974746830583" calcext:value-type="float">
            <text:p>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47]" office:value-type="float" office:value="-0.0569220958855171" calcext:value-type="float">
            <text:p>-0.0569220959</text:p>
          </table:table-cell>
          <table:table-cell table:style-name="ce19" table:formula="of:=[.E47]" office:value-type="float" office:value="0.0569220958855171" calcext:value-type="float">
            <text:p>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48]" office:value-type="float" office:value="0.0569220958855171" calcext:value-type="float">
            <text:p>0.0569220959</text:p>
          </table:table-cell>
          <table:table-cell table:style-name="ce19" table:formula="of:=[.E48]" office:value-type="float" office:value="0.0569220958855171" calcext:value-type="float">
            <text:p>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49]" office:value-type="float" office:value="-0.00993485027567099" calcext:value-type="float">
            <text:p>-0.0099348503</text:p>
          </table:table-cell>
          <table:table-cell table:style-name="ce19" table:formula="of:=[.E49]" office:value-type="float" office:value="0.00993485027567099" calcext:value-type="float">
            <text:p>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0]" office:value-type="float" office:value="0.00993485027567099" calcext:value-type="float">
            <text:p>0.0099348503</text:p>
          </table:table-cell>
          <table:table-cell table:style-name="ce19" table:formula="of:=[.E50]" office:value-type="float" office:value="0.00993485027567099" calcext:value-type="float">
            <text:p>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1]" office:value-type="float" office:value="-0.00562" calcext:value-type="float">
            <text:p>-0.0056200000</text:p>
          </table:table-cell>
          <table:table-cell table:style-name="ce19" table:formula="of:=[.E51]" office:value-type="float" office:value="0.00562" calcext:value-type="float">
            <text:p>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2]" office:value-type="float" office:value="0.00562" calcext:value-type="float">
            <text:p>0.0056200000</text:p>
          </table:table-cell>
          <table:table-cell table:style-name="ce19" table:formula="of:=[.E52]" office:value-type="float" office:value="0.00562" calcext:value-type="float">
            <text:p>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3]" office:value-type="float" office:value="-0.00562" calcext:value-type="float">
            <text:p>-0.0056200000</text:p>
          </table:table-cell>
          <table:table-cell table:style-name="ce19" table:formula="of:=[.E53]" office:value-type="float" office:value="-0.00562" calcext:value-type="float">
            <text:p>-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4]" office:value-type="float" office:value="0.00562" calcext:value-type="float">
            <text:p>0.0056200000</text:p>
          </table:table-cell>
          <table:table-cell table:style-name="ce19" table:formula="of:=[.E54]" office:value-type="float" office:value="-0.00562" calcext:value-type="float">
            <text:p>-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5]" office:value-type="float" office:value="-0.00993485027567099" calcext:value-type="float">
            <text:p>-0.0099348503</text:p>
          </table:table-cell>
          <table:table-cell table:style-name="ce19" table:formula="of:=[.E55]" office:value-type="float" office:value="-0.00993485027567099" calcext:value-type="float">
            <text:p>-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6]" office:value-type="float" office:value="0.00993485027567099" calcext:value-type="float">
            <text:p>0.0099348503</text:p>
          </table:table-cell>
          <table:table-cell table:style-name="ce19" table:formula="of:=[.E56]" office:value-type="float" office:value="-0.00993485027567099" calcext:value-type="float">
            <text:p>-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7]" office:value-type="float" office:value="-0.0569220958855171" calcext:value-type="float">
            <text:p>-0.0569220959</text:p>
          </table:table-cell>
          <table:table-cell table:style-name="ce19" table:formula="of:=[.E57]" office:value-type="float" office:value="-0.0569220958855171" calcext:value-type="float">
            <text:p>-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8]" office:value-type="float" office:value="0.0569220958855171" calcext:value-type="float">
            <text:p>0.0569220959</text:p>
          </table:table-cell>
          <table:table-cell table:style-name="ce19" table:formula="of:=[.E58]" office:value-type="float" office:value="-0.0569220958855171" calcext:value-type="float">
            <text:p>-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59]" office:value-type="float" office:value="-0.494974746830583" calcext:value-type="float">
            <text:p>-0.4949747468</text:p>
          </table:table-cell>
          <table:table-cell table:style-name="ce19" table:formula="of:=[.E59]" office:value-type="float" office:value="-0.494974746830583" calcext:value-type="float">
            <text:p>-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0]" office:value-type="float" office:value="0.08" calcext:value-type="float">
            <text:p>0.0800000000</text:p>
          </table:table-cell>
          <table:table-cell table:style-name="ce19" table:formula="of:=[.D60]" office:value-type="float" office:value="0.494974746830583" calcext:value-type="float">
            <text:p>0.4949747468</text:p>
          </table:table-cell>
          <table:table-cell table:style-name="ce19" table:formula="of:=[.E60]" office:value-type="float" office:value="-0.494974746830583" calcext:value-type="float">
            <text:p>-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table:number-columns-repeated="2"/>
          <table:table-cell table:style-name="ce19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13" table:number-columns-repeated="2"/>
          <table:table-cell table:style-name="ce22" table:number-columns-repeated="3"/>
          <table:table-cell table:style-name="ce13" table:number-columns-repeated="5"/>
          <table:table-cell/>
        </table:table-row>
        <table:table-row table:style-name="ro3">
          <table:table-cell table:style-name="ce9"/>
          <table:table-cell table:style-name="ce16" office:value-type="string" calcext:value-type="string">
            <text:p>// THIRD x PLANE</text:p>
          </table:table-cell>
          <table:table-cell table:style-name="ce21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9"/>
          <table:table-cell table:style-name="ce16"/>
          <table:table-cell table:style-name="ce21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2">
          <table:table-cell table:style-name="ce10"/>
          <table:table-cell table:style-name="ce17"/>
          <table:table-cell table:style-name="ce21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66]" office:value-type="float" office:value="-0.494974746830583" calcext:value-type="float">
            <text:p>-0.4949747468</text:p>
          </table:table-cell>
          <table:table-cell table:style-name="ce19" table:formula="of:=[.E66]" office:value-type="float" office:value="0.494974746830583" calcext:value-type="float">
            <text:p>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67]" office:value-type="float" office:value="0.494974746830583" calcext:value-type="float">
            <text:p>0.4949747468</text:p>
          </table:table-cell>
          <table:table-cell table:style-name="ce19" table:formula="of:=[.E67]" office:value-type="float" office:value="0.494974746830583" calcext:value-type="float">
            <text:p>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68]" office:value-type="float" office:value="-0.0569220958855171" calcext:value-type="float">
            <text:p>-0.0569220959</text:p>
          </table:table-cell>
          <table:table-cell table:style-name="ce19" table:formula="of:=[.E68]" office:value-type="float" office:value="0.0569220958855171" calcext:value-type="float">
            <text:p>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69]" office:value-type="float" office:value="0.0569220958855171" calcext:value-type="float">
            <text:p>0.0569220959</text:p>
          </table:table-cell>
          <table:table-cell table:style-name="ce19" table:formula="of:=[.E69]" office:value-type="float" office:value="0.0569220958855171" calcext:value-type="float">
            <text:p>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36" calcext:value-type="float">
            <text:p>36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0]" office:value-type="float" office:value="-0.00993485027567099" calcext:value-type="float">
            <text:p>-0.0099348503</text:p>
          </table:table-cell>
          <table:table-cell table:style-name="ce19" table:formula="of:=[.E70]" office:value-type="float" office:value="0.00993485027567099" calcext:value-type="float">
            <text:p>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1]" office:value-type="float" office:value="0.00993485027567099" calcext:value-type="float">
            <text:p>0.0099348503</text:p>
          </table:table-cell>
          <table:table-cell table:style-name="ce19" table:formula="of:=[.E71]" office:value-type="float" office:value="0.00993485027567099" calcext:value-type="float">
            <text:p>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2]" office:value-type="float" office:value="-0.00562" calcext:value-type="float">
            <text:p>-0.0056200000</text:p>
          </table:table-cell>
          <table:table-cell table:style-name="ce19" table:formula="of:=[.E72]" office:value-type="float" office:value="0.00562" calcext:value-type="float">
            <text:p>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3]" office:value-type="float" office:value="0.00562" calcext:value-type="float">
            <text:p>0.0056200000</text:p>
          </table:table-cell>
          <table:table-cell table:style-name="ce19" table:formula="of:=[.E73]" office:value-type="float" office:value="0.00562" calcext:value-type="float">
            <text:p>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4]" office:value-type="float" office:value="-0.00562" calcext:value-type="float">
            <text:p>-0.0056200000</text:p>
          </table:table-cell>
          <table:table-cell table:style-name="ce19" table:formula="of:=[.E74]" office:value-type="float" office:value="-0.00562" calcext:value-type="float">
            <text:p>-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5]" office:value-type="float" office:value="0.00562" calcext:value-type="float">
            <text:p>0.0056200000</text:p>
          </table:table-cell>
          <table:table-cell table:style-name="ce19" table:formula="of:=[.E75]" office:value-type="float" office:value="-0.00562" calcext:value-type="float">
            <text:p>-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6]" office:value-type="float" office:value="-0.00993485027567099" calcext:value-type="float">
            <text:p>-0.0099348503</text:p>
          </table:table-cell>
          <table:table-cell table:style-name="ce19" table:formula="of:=[.E76]" office:value-type="float" office:value="-0.00993485027567099" calcext:value-type="float">
            <text:p>-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7]" office:value-type="float" office:value="0.00993485027567099" calcext:value-type="float">
            <text:p>0.0099348503</text:p>
          </table:table-cell>
          <table:table-cell table:style-name="ce19" table:formula="of:=[.E77]" office:value-type="float" office:value="-0.00993485027567099" calcext:value-type="float">
            <text:p>-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8]" office:value-type="float" office:value="-0.0569220958855171" calcext:value-type="float">
            <text:p>-0.0569220959</text:p>
          </table:table-cell>
          <table:table-cell table:style-name="ce19" table:formula="of:=[.E78]" office:value-type="float" office:value="-0.0569220958855171" calcext:value-type="float">
            <text:p>-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79]" office:value-type="float" office:value="0.0569220958855171" calcext:value-type="float">
            <text:p>0.0569220959</text:p>
          </table:table-cell>
          <table:table-cell table:style-name="ce19" table:formula="of:=[.E79]" office:value-type="float" office:value="-0.0569220958855171" calcext:value-type="float">
            <text:p>-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80]" office:value-type="float" office:value="-0.494974746830583" calcext:value-type="float">
            <text:p>-0.4949747468</text:p>
          </table:table-cell>
          <table:table-cell table:style-name="ce19" table:formula="of:=[.E80]" office:value-type="float" office:value="-0.494974746830583" calcext:value-type="float">
            <text:p>-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47" calcext:value-type="float">
            <text:p>47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1]" office:value-type="float" office:value="0" calcext:value-type="float">
            <text:p>0.0000000000</text:p>
          </table:table-cell>
          <table:table-cell table:style-name="ce19" table:formula="of:=[.D81]" office:value-type="float" office:value="0.494974746830583" calcext:value-type="float">
            <text:p>0.4949747468</text:p>
          </table:table-cell>
          <table:table-cell table:style-name="ce19" table:formula="of:=[.E81]" office:value-type="float" office:value="-0.494974746830583" calcext:value-type="float">
            <text:p>-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 table:number-rows-repeated="2">
          <table:table-cell table:style-name="ce11" table:number-columns-repeated="2"/>
          <table:table-cell table:style-name="ce19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9"/>
          <table:table-cell table:style-name="ce16" office:value-type="string" calcext:value-type="string">
            <text:p>// FOURTH x PLANE</text:p>
          </table:table-cell>
          <table:table-cell table:style-name="ce21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9"/>
          <table:table-cell table:style-name="ce16"/>
          <table:table-cell table:style-name="ce21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10"/>
          <table:table-cell table:style-name="ce17"/>
          <table:table-cell table:style-name="ce21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87]" office:value-type="float" office:value="-0.494974746830583" calcext:value-type="float">
            <text:p>-0.4949747468</text:p>
          </table:table-cell>
          <table:table-cell table:style-name="ce19" table:formula="of:=[.E87]" office:value-type="float" office:value="0.494974746830583" calcext:value-type="float">
            <text:p>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88]" office:value-type="float" office:value="0.494974746830583" calcext:value-type="float">
            <text:p>0.4949747468</text:p>
          </table:table-cell>
          <table:table-cell table:style-name="ce19" table:formula="of:=[.E88]" office:value-type="float" office:value="0.494974746830583" calcext:value-type="float">
            <text:p>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89]" office:value-type="float" office:value="-0.0569220958855171" calcext:value-type="float">
            <text:p>-0.0569220959</text:p>
          </table:table-cell>
          <table:table-cell table:style-name="ce19" table:formula="of:=[.E89]" office:value-type="float" office:value="0.0569220958855171" calcext:value-type="float">
            <text:p>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0]" office:value-type="float" office:value="0.0569220958855171" calcext:value-type="float">
            <text:p>0.0569220959</text:p>
          </table:table-cell>
          <table:table-cell table:style-name="ce19" table:formula="of:=[.E90]" office:value-type="float" office:value="0.0569220958855171" calcext:value-type="float">
            <text:p>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1]" office:value-type="float" office:value="-0.00993485027567099" calcext:value-type="float">
            <text:p>-0.0099348503</text:p>
          </table:table-cell>
          <table:table-cell table:style-name="ce19" table:formula="of:=[.E91]" office:value-type="float" office:value="0.00993485027567099" calcext:value-type="float">
            <text:p>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2]" office:value-type="float" office:value="0.00993485027567099" calcext:value-type="float">
            <text:p>0.0099348503</text:p>
          </table:table-cell>
          <table:table-cell table:style-name="ce19" table:formula="of:=[.E92]" office:value-type="float" office:value="0.00993485027567099" calcext:value-type="float">
            <text:p>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3]" office:value-type="float" office:value="-0.00562" calcext:value-type="float">
            <text:p>-0.0056200000</text:p>
          </table:table-cell>
          <table:table-cell table:style-name="ce19" table:formula="of:=[.E93]" office:value-type="float" office:value="0.00562" calcext:value-type="float">
            <text:p>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4]" office:value-type="float" office:value="0.00562" calcext:value-type="float">
            <text:p>0.0056200000</text:p>
          </table:table-cell>
          <table:table-cell table:style-name="ce19" table:formula="of:=[.E94]" office:value-type="float" office:value="0.00562" calcext:value-type="float">
            <text:p>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5]" office:value-type="float" office:value="-0.00562" calcext:value-type="float">
            <text:p>-0.0056200000</text:p>
          </table:table-cell>
          <table:table-cell table:style-name="ce19" table:formula="of:=[.E95]" office:value-type="float" office:value="-0.00562" calcext:value-type="float">
            <text:p>-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57" calcext:value-type="float">
            <text:p>57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6]" office:value-type="float" office:value="0.00562" calcext:value-type="float">
            <text:p>0.0056200000</text:p>
          </table:table-cell>
          <table:table-cell table:style-name="ce19" table:formula="of:=[.E96]" office:value-type="float" office:value="-0.00562" calcext:value-type="float">
            <text:p>-0.0056200000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58" calcext:value-type="float">
            <text:p>58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7]" office:value-type="float" office:value="-0.00993485027567099" calcext:value-type="float">
            <text:p>-0.0099348503</text:p>
          </table:table-cell>
          <table:table-cell table:style-name="ce19" table:formula="of:=[.E97]" office:value-type="float" office:value="-0.00993485027567099" calcext:value-type="float">
            <text:p>-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59" calcext:value-type="float">
            <text:p>59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8]" office:value-type="float" office:value="0.00993485027567099" calcext:value-type="float">
            <text:p>0.0099348503</text:p>
          </table:table-cell>
          <table:table-cell table:style-name="ce19" table:formula="of:=[.E98]" office:value-type="float" office:value="-0.00993485027567099" calcext:value-type="float">
            <text:p>-0.0099348503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99]" office:value-type="float" office:value="-0.0569220958855171" calcext:value-type="float">
            <text:p>-0.0569220959</text:p>
          </table:table-cell>
          <table:table-cell table:style-name="ce19" table:formula="of:=[.E99]" office:value-type="float" office:value="-0.0569220958855171" calcext:value-type="float">
            <text:p>-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100]" office:value-type="float" office:value="0.0569220958855171" calcext:value-type="float">
            <text:p>0.0569220959</text:p>
          </table:table-cell>
          <table:table-cell table:style-name="ce19" table:formula="of:=[.E100]" office:value-type="float" office:value="-0.0569220958855171" calcext:value-type="float">
            <text:p>-0.0569220959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101]" office:value-type="float" office:value="-0.494974746830583" calcext:value-type="float">
            <text:p>-0.4949747468</text:p>
          </table:table-cell>
          <table:table-cell table:style-name="ce19" table:formula="of:=[.E101]" office:value-type="float" office:value="-0.494974746830583" calcext:value-type="float">
            <text:p>-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2"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(</text:p>
          </table:table-cell>
          <table:table-cell table:style-name="ce18" table:formula="of:=[.$B$24]" office:value-type="float" office:value="-1.4" calcext:value-type="float">
            <text:p>-1.4000000000</text:p>
          </table:table-cell>
          <table:table-cell table:style-name="ce19" table:formula="of:=[.D102]" office:value-type="float" office:value="0.494974746830583" calcext:value-type="float">
            <text:p>0.4949747468</text:p>
          </table:table-cell>
          <table:table-cell table:style-name="ce19" table:formula="of:=[.E102]" office:value-type="float" office:value="-0.494974746830583" calcext:value-type="float">
            <text:p>-0.4949747468</text:p>
          </table:table-cell>
          <table:table-cell table:style-name="ce11" office:value-type="string" calcext:value-type="string">
            <text:p>)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11" table:number-columns-repeated="2"/>
          <table:table-cell table:style-name="ce18"/>
          <table:table-cell table:style-name="ce19" table:number-columns-repeated="2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11" table:number-columns-repeated="2"/>
          <table:table-cell table:style-name="ce19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2">
          <table:table-cell table:style-name="ce11" table:number-columns-repeated="2"/>
          <table:table-cell table:style-name="ce19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3">
          <table:table-cell table:style-name="ce11" table:number-columns-repeated="2"/>
          <table:table-cell table:style-name="ce19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2">
          <table:table-cell table:style-name="ce11" table:number-columns-repeated="2"/>
          <table:table-cell table:style-name="ce19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2">
          <table:table-cell table:style-name="ce11" table:number-columns-repeated="2"/>
          <table:table-cell table:style-name="ce23"/>
          <table:table-cell table:style-name="ce19" table:number-columns-repeated="2"/>
          <table:table-cell table:style-name="ce11"/>
          <table:table-cell table:style-name="ce13" table:number-columns-repeated="4"/>
          <table:table-cell/>
        </table:table-row>
        <table:table-row table:style-name="ro3" table:number-rows-repeated="3">
          <table:table-cell table:style-name="ce11" table:number-columns-repeated="2"/>
          <table:table-cell table:style-name="ce19" table:number-columns-repeated="3"/>
          <table:table-cell table:style-name="ce11"/>
          <table:table-cell table:style-name="ce13" table:number-columns-repeated="4"/>
          <table:table-cell/>
        </table:table-row>
        <table:table-row table:style-name="ro2">
          <table:table-cell table:style-name="ce11"/>
          <table:table-cell table:style-name="ce16"/>
          <table:table-cell table:style-name="ce24" table:number-columns-repeated="2"/>
          <table:table-cell table:style-name="ce27"/>
          <table:table-cell table:style-name="Default"/>
          <table:table-cell table:number-columns-repeated="5"/>
        </table:table-row>
        <table:table-row table:style-name="ro2" table:number-rows-repeated="4">
          <table:table-cell table:style-name="ce11"/>
          <table:table-cell table:style-name="ce13"/>
          <table:table-cell table:style-name="ce25" table:number-columns-repeated="2"/>
          <table:table-cell table:style-name="ce27"/>
          <table:table-cell table:style-name="ce11"/>
          <table:table-cell table:number-columns-repeated="5"/>
        </table:table-row>
        <table:table-row table:style-name="ro2">
          <table:table-cell table:style-name="ce11"/>
          <table:table-cell table:style-name="ce13"/>
          <table:table-cell table:style-name="ce25" table:number-columns-repeated="2"/>
          <table:table-cell table:style-name="ce27"/>
          <table:table-cell table:style-name="ce13"/>
          <table:table-cell table:number-columns-repeated="5"/>
        </table:table-row>
        <table:table-row table:style-name="ro2">
          <table:table-cell table:style-name="ce11"/>
          <table:table-cell table:style-name="ce16"/>
          <table:table-cell table:style-name="ce24" table:number-columns-repeated="2"/>
          <table:table-cell table:style-name="ce27"/>
          <table:table-cell table:style-name="Default"/>
          <table:table-cell table:number-columns-repeated="5"/>
        </table:table-row>
        <table:table-row table:style-name="ro2" table:number-rows-repeated="3">
          <table:table-cell table:style-name="ce11"/>
          <table:table-cell table:style-name="ce13"/>
          <table:table-cell table:style-name="ce25" table:number-columns-repeated="2"/>
          <table:table-cell table:style-name="ce27"/>
          <table:table-cell table:style-name="ce11"/>
          <table:table-cell table:number-columns-repeated="5"/>
        </table:table-row>
        <table:table-row table:style-name="ro3">
          <table:table-cell table:style-name="ce11"/>
          <table:table-cell table:style-name="ce13"/>
          <table:table-cell table:style-name="ce25" table:number-columns-repeated="2"/>
          <table:table-cell table:style-name="ce27"/>
          <table:table-cell table:style-name="ce11"/>
          <table:table-cell table:number-columns-repeated="5"/>
        </table:table-row>
        <table:table-row table:style-name="ro2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3">
          <table:table-cell table:style-name="ce9"/>
          <table:table-cell table:style-name="ce16"/>
          <table:table-cell table:style-name="ce3" table:number-columns-repeated="3"/>
          <table:table-cell table:style-name="ce11"/>
          <table:table-cell table:number-columns-repeated="5"/>
        </table:table-row>
        <table:table-row table:style-name="ro2">
          <table:table-cell table:style-name="ce9"/>
          <table:table-cell table:style-name="ce16"/>
          <table:table-cell table:style-name="ce3" table:number-columns-repeated="3"/>
          <table:table-cell table:style-name="ce11"/>
          <table:table-cell table:number-columns-repeated="5"/>
        </table:table-row>
        <table:table-row table:style-name="ro2">
          <table:table-cell table:style-name="ce10"/>
          <table:table-cell table:style-name="ce17"/>
          <table:table-cell table:style-name="ce3" table:number-columns-repeated="3"/>
          <table:table-cell table:style-name="ce11"/>
          <table:table-cell table:number-columns-repeated="5"/>
        </table:table-row>
        <table:table-row table:style-name="ro2" table:number-rows-repeated="2">
          <table:table-cell table:style-name="ce11" table:number-columns-repeated="2"/>
          <table:table-cell table:style-name="ce27" table:number-columns-repeated="3"/>
          <table:table-cell table:style-name="ce11"/>
          <table:table-cell table:number-columns-repeated="5"/>
        </table:table-row>
        <table:table-row table:style-name="ro3" table:number-rows-repeated="2">
          <table:table-cell table:style-name="ce11" table:number-columns-repeated="2"/>
          <table:table-cell table:style-name="ce27" table:number-columns-repeated="3"/>
          <table:table-cell table:style-name="ce11"/>
          <table:table-cell table:number-columns-repeated="5"/>
        </table:table-row>
        <table:table-row table:style-name="ro3">
          <table:table-cell table:style-name="ce11" table:number-columns-repeated="2"/>
          <table:table-cell table:style-name="ce27"/>
          <table:table-cell table:style-name="ce28"/>
          <table:table-cell table:style-name="ce27"/>
          <table:table-cell table:style-name="ce11"/>
          <table:table-cell table:number-columns-repeated="5"/>
        </table:table-row>
        <table:table-row table:style-name="ro2">
          <table:table-cell table:style-name="ce11"/>
          <table:table-cell table:style-name="ce17"/>
          <table:table-cell table:style-name="Default" table:number-columns-repeated="2"/>
          <table:table-cell table:style-name="ce27"/>
          <table:table-cell table:style-name="Default"/>
          <table:table-cell table:number-columns-repeated="5"/>
        </table:table-row>
        <table:table-row table:style-name="ro2">
          <table:table-cell table:style-name="ce11" table:number-columns-repeated="2"/>
          <table:table-cell table:style-name="ce27" table:number-columns-repeated="3"/>
          <table:table-cell table:style-name="ce11"/>
          <table:table-cell table:number-columns-repeated="5"/>
        </table:table-row>
        <table:table-row table:style-name="ro3" table:number-rows-repeated="3">
          <table:table-cell table:style-name="ce11" table:number-columns-repeated="2"/>
          <table:table-cell table:style-name="ce27" table:number-columns-repeated="3"/>
          <table:table-cell table:style-name="ce11"/>
          <table:table-cell table:number-columns-repeated="5"/>
        </table:table-row>
        <table:table-row table:style-name="ro3">
          <table:table-cell table:style-name="ce11" table:number-columns-repeated="2"/>
          <table:table-cell table:style-name="ce24" table:number-columns-repeated="2"/>
          <table:table-cell table:style-name="ce27"/>
          <table:table-cell table:style-name="Default"/>
          <table:table-cell table:number-columns-repeated="5"/>
        </table:table-row>
        <table:table-row table:style-name="ro3">
          <table:table-cell table:style-name="ce11"/>
          <table:table-cell table:style-name="ce16"/>
          <table:table-cell table:style-name="ce24" table:number-columns-repeated="2"/>
          <table:table-cell table:style-name="ce27"/>
          <table:table-cell table:style-name="Default"/>
          <table:table-cell table:number-columns-repeated="5"/>
        </table:table-row>
        <table:table-row table:style-name="ro2" table:number-rows-repeated="3">
          <table:table-cell table:style-name="ce11"/>
          <table:table-cell table:style-name="ce13"/>
          <table:table-cell table:style-name="ce25" table:number-columns-repeated="2"/>
          <table:table-cell table:style-name="ce27"/>
          <table:table-cell table:style-name="ce11"/>
          <table:table-cell table:number-columns-repeated="5"/>
        </table:table-row>
        <table:table-row table:style-name="ro3">
          <table:table-cell table:style-name="ce11"/>
          <table:table-cell table:style-name="ce13"/>
          <table:table-cell table:style-name="ce25" table:number-columns-repeated="2"/>
          <table:table-cell table:style-name="ce27"/>
          <table:table-cell table:style-name="ce11"/>
          <table:table-cell table:number-columns-repeated="5"/>
        </table:table-row>
        <table:table-row table:style-name="ro3">
          <table:table-cell table:style-name="ce11"/>
          <table:table-cell table:style-name="ce13"/>
          <table:table-cell table:style-name="ce25" table:number-columns-repeated="2"/>
          <table:table-cell table:style-name="ce27"/>
          <table:table-cell table:style-name="ce13"/>
          <table:table-cell table:number-columns-repeated="5"/>
        </table:table-row>
        <table:table-row table:style-name="ro2">
          <table:table-cell table:style-name="ce11"/>
          <table:table-cell table:style-name="ce16"/>
          <table:table-cell table:style-name="ce24" table:number-columns-repeated="2"/>
          <table:table-cell table:style-name="ce27"/>
          <table:table-cell table:style-name="Default"/>
          <table:table-cell table:number-columns-repeated="5"/>
        </table:table-row>
        <table:table-row table:style-name="ro2" table:number-rows-repeated="4">
          <table:table-cell table:style-name="ce11"/>
          <table:table-cell table:style-name="ce13"/>
          <table:table-cell table:style-name="ce25" table:number-columns-repeated="2"/>
          <table:table-cell table:style-name="ce27"/>
          <table:table-cell table:style-name="ce11"/>
          <table:table-cell table:number-columns-repeated="5"/>
        </table:table-row>
        <table:table-row table:style-name="ro2" table:number-rows-repeated="3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3" table:number-rows-repeated="12">
          <table:table-cell table:number-columns-repeated="11"/>
        </table:table-row>
        <table:table-row table:style-name="ro2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3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3" table:number-rows-repeated="12">
          <table:table-cell table:number-columns-repeated="11"/>
        </table:table-row>
        <table:table-row table:style-name="ro3" table:number-rows-repeated="2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3" table:number-rows-repeated="14">
          <table:table-cell table:number-columns-repeated="11"/>
        </table:table-row>
        <table:table-row table:style-name="ro3" table:number-rows-repeated="2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3" table:number-rows-repeated="18">
          <table:table-cell table:number-columns-repeated="11"/>
        </table:table-row>
        <table:table-row table:style-name="ro3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2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3" table:number-rows-repeated="8">
          <table:table-cell table:number-columns-repeated="11"/>
        </table:table-row>
        <table:table-row table:style-name="ro3" table:number-rows-repeated="2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3" table:number-rows-repeated="8">
          <table:table-cell table:number-columns-repeated="11"/>
        </table:table-row>
        <table:table-row table:style-name="ro3" table:number-rows-repeated="2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3" table:number-rows-repeated="4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2" table:number-rows-repeated="2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2" table:number-rows-repeated="6">
          <table:table-cell table:number-columns-repeated="11"/>
        </table:table-row>
        <table:table-row table:style-name="ro2" table:number-rows-repeated="61">
          <table:table-cell table:number-columns-repeated="2"/>
          <table:table-cell table:style-name="ce14" table:number-columns-repeated="3"/>
          <table:table-cell table:number-columns-repeated="6"/>
        </table:table-row>
        <table:table-row table:style-name="ro2">
          <table:table-cell table:number-columns-repeated="2"/>
          <table:table-cell table:style-name="ce14" table:number-columns-repeated="3"/>
          <table:table-cell table:number-columns-repeated="6"/>
        </table:table-row>
      </table:table>
      <table:table table:name="Hexes" table:style-name="ta1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8" table:default-cell-style-name="ce11"/>
        <table:table-column table:style-name="co8" table:number-columns-repeated="2" table:default-cell-style-name="ce11"/>
        <table:table-column table:style-name="co10" table:number-columns-repeated="3" table:default-cell-style-name="ce11"/>
        <table:table-column table:style-name="co8" table:default-cell-style-name="ce11"/>
        <table:table-column table:style-name="co11" table:number-columns-repeated="2" table:default-cell-style-name="ce11"/>
        <table:table-column table:style-name="co8" table:default-cell-style-name="ce11"/>
        <table:table-column table:style-name="co10" table:number-columns-repeated="3" table:default-cell-style-name="ce11"/>
        <table:table-column table:style-name="co8" table:default-cell-style-name="ce11"/>
        <table:table-column table:style-name="co5" table:number-columns-repeated="1000" table:default-cell-style-name="Default"/>
        <table:table-row table:style-name="ro3">
          <table:table-cell table:style-name="ce29" office:value-type="string" calcext:value-type="string" table:number-columns-spanned="17" table:number-rows-spanned="1">
            <text:p>Number of vertices in one plane:</text:p>
          </table:table-cell>
          <table:covered-table-cell table:style-name="ce29"/>
          <table:covered-table-cell table:number-columns-repeated="6"/>
          <table:covered-table-cell table:number-columns-repeated="9" table:style-name="Default"/>
          <table:table-cell table:style-name="Default"/>
          <table:table-cell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00"/>
        </table:table-row>
        <table:table-row table:style-name="ro3" table:number-rows-repeated="2"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ce30" office:value-type="string" calcext:value-type="string">
            <text:p>Level 1. - 2. x</text:p>
          </table:table-cell>
          <table:table-cell table:style-name="ce30" office:value-type="string" calcext:value-type="string">
            <text:p>// First level of blocks</text:p>
          </table:table-cell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]+[.$S$1]" office:value-type="float" office:value="19" calcext:value-type="float">
            <text:p>19</text:p>
          </table:table-cell>
          <table:table-cell table:formula="of:=[.E6]+[.$S$1]" office:value-type="float" office:value="18" calcext:value-type="float">
            <text:p>18</text:p>
          </table:table-cell>
          <table:table-cell table:formula="of:=[.F6]+[.$S$1]" office:value-type="float" office:value="16" calcext:value-type="float">
            <text:p>16</text:p>
          </table:table-cell>
          <table:table-cell table:formula="of:=[.G6]+[.$S$1]"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mpleGrading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]+[.$S$1]" office:value-type="float" office:value="29" calcext:value-type="float">
            <text:p>29</text:p>
          </table:table-cell>
          <table:table-cell table:formula="of:=[.E7]+[.$S$1]" office:value-type="float" office:value="19" calcext:value-type="float">
            <text:p>19</text:p>
          </table:table-cell>
          <table:table-cell table:formula="of:=[.F7]+[.$S$1]" office:value-type="float" office:value="17" calcext:value-type="float">
            <text:p>17</text:p>
          </table:table-cell>
          <table:table-cell table:formula="of:=[.G7]+[.$S$1]" office:value-type="float" office:value="31" calcext:value-type="float">
            <text:p>3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mpleGrading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D8]+[.$S$1]" office:value-type="float" office:value="28" calcext:value-type="float">
            <text:p>28</text:p>
          </table:table-cell>
          <table:table-cell table:formula="of:=[.E8]+[.$S$1]" office:value-type="float" office:value="29" calcext:value-type="float">
            <text:p>29</text:p>
          </table:table-cell>
          <table:table-cell table:formula="of:=[.F8]+[.$S$1]" office:value-type="float" office:value="31" calcext:value-type="float">
            <text:p>31</text:p>
          </table:table-cell>
          <table:table-cell table:formula="of:=[.G8]+[.$S$1]" office:value-type="float" office:value="30" calcext:value-type="float">
            <text:p>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mpleGrading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formula="of:=[.D9]+[.$S$1]" office:value-type="float" office:value="18" calcext:value-type="float">
            <text:p>18</text:p>
          </table:table-cell>
          <table:table-cell table:formula="of:=[.E9]+[.$S$1]" office:value-type="float" office:value="28" calcext:value-type="float">
            <text:p>28</text:p>
          </table:table-cell>
          <table:table-cell table:formula="of:=[.F9]+[.$S$1]" office:value-type="float" office:value="30" calcext:value-type="float">
            <text:p>30</text:p>
          </table:table-cell>
          <table:table-cell table:formula="of:=[.G9]+[.$S$1]" office:value-type="float" office:value="16" calcext:value-type="float">
            <text:p>16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5" table:number-columns-repeated="100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formula="of:=[.D10]+[.$S$1]" office:value-type="float" office:value="21" calcext:value-type="float">
            <text:p>21</text:p>
          </table:table-cell>
          <table:table-cell table:formula="of:=[.E10]+[.$S$1]" office:value-type="float" office:value="20" calcext:value-type="float">
            <text:p>20</text:p>
          </table:table-cell>
          <table:table-cell table:formula="of:=[.F10]+[.$S$1]" office:value-type="float" office:value="18" calcext:value-type="float">
            <text:p>18</text:p>
          </table:table-cell>
          <table:table-cell table:formula="of:=[.G10]+[.$S$1]" office:value-type="float" office:value="19" calcext:value-type="float">
            <text:p>19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5" table:number-columns-repeated="100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formula="of:=[.D11]+[.$S$1]" office:value-type="float" office:value="27" calcext:value-type="float">
            <text:p>27</text:p>
          </table:table-cell>
          <table:table-cell table:formula="of:=[.E11]+[.$S$1]" office:value-type="float" office:value="21" calcext:value-type="float">
            <text:p>21</text:p>
          </table:table-cell>
          <table:table-cell table:formula="of:=[.F11]+[.$S$1]" office:value-type="float" office:value="19" calcext:value-type="float">
            <text:p>19</text:p>
          </table:table-cell>
          <table:table-cell table:formula="of:=[.G11]+[.$S$1]" office:value-type="float" office:value="29" calcext:value-type="float">
            <text:p>29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5" table:number-columns-repeated="100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formula="of:=[.D12]+[.$S$1]" office:value-type="float" office:value="26" calcext:value-type="float">
            <text:p>26</text:p>
          </table:table-cell>
          <table:table-cell table:formula="of:=[.E12]+[.$S$1]" office:value-type="float" office:value="27" calcext:value-type="float">
            <text:p>27</text:p>
          </table:table-cell>
          <table:table-cell table:formula="of:=[.F12]+[.$S$1]" office:value-type="float" office:value="29" calcext:value-type="float">
            <text:p>29</text:p>
          </table:table-cell>
          <table:table-cell table:formula="of:=[.G12]+[.$S$1]" office:value-type="float" office:value="28" calcext:value-type="float">
            <text:p>28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5" table:number-columns-repeated="100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formula="of:=[.D13]+[.$S$1]" office:value-type="float" office:value="20" calcext:value-type="float">
            <text:p>20</text:p>
          </table:table-cell>
          <table:table-cell table:formula="of:=[.E13]+[.$S$1]" office:value-type="float" office:value="26" calcext:value-type="float">
            <text:p>26</text:p>
          </table:table-cell>
          <table:table-cell table:formula="of:=[.F13]+[.$S$1]" office:value-type="float" office:value="28" calcext:value-type="float">
            <text:p>28</text:p>
          </table:table-cell>
          <table:table-cell table:formula="of:=[.G13]+[.$S$1]" office:value-type="float" office:value="18" calcext:value-type="float">
            <text:p>18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5" table:number-columns-repeated="1000"/>
        </table:table-row>
        <table:table-row table:style-name="ro3">
          <table:table-cell table:style-name="ce4" table:number-columns-repeated="7"/>
          <table:table-cell table:number-columns-repeated="4"/>
          <table:table-cell table:style-name="ce4" table:number-columns-repeated="6"/>
          <table:table-cell/>
          <table:table-cell table:style-name="ce4" table:number-columns-repeated="6"/>
          <table:table-cell table:style-name="ce5"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>
            <text:p>Level 2. - 3. x</text:p>
          </table:table-cell>
          <table:table-cell table:style-name="ce30" office:value-type="string" calcext:value-type="string">
            <text:p>// Second level of blocks</text:p>
          </table:table-cell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6]+[.$S$1]" office:value-type="float" office:value="19" calcext:value-type="float">
            <text:p>19</text:p>
          </table:table-cell>
          <table:table-cell table:formula="of:=[.E6]+[.$S$1]" office:value-type="float" office:value="18" calcext:value-type="float">
            <text:p>18</text:p>
          </table:table-cell>
          <table:table-cell table:formula="of:=[.F6]+[.$S$1]" office:value-type="float" office:value="16" calcext:value-type="float">
            <text:p>16</text:p>
          </table:table-cell>
          <table:table-cell table:formula="of:=[.G6]+[.$S$1]" office:value-type="float" office:value="17" calcext:value-type="float">
            <text:p>17</text:p>
          </table:table-cell>
          <table:table-cell table:formula="of:=[.H6]+[.$S$1]" office:value-type="float" office:value="35" calcext:value-type="float">
            <text:p>35</text:p>
          </table:table-cell>
          <table:table-cell table:formula="of:=[.I6]+[.$S$1]" office:value-type="float" office:value="34" calcext:value-type="float">
            <text:p>34</text:p>
          </table:table-cell>
          <table:table-cell table:formula="of:=[.J6]+[.$S$1]" office:value-type="float" office:value="32" calcext:value-type="float">
            <text:p>32</text:p>
          </table:table-cell>
          <table:table-cell table:formula="of:=[.K6]+[.$S$1]" office:value-type="float" office:value="33" calcext:value-type="float">
            <text:p>3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mpleGrading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7]+[.$S$1]" office:value-type="float" office:value="29" calcext:value-type="float">
            <text:p>29</text:p>
          </table:table-cell>
          <table:table-cell table:formula="of:=[.E7]+[.$S$1]" office:value-type="float" office:value="19" calcext:value-type="float">
            <text:p>19</text:p>
          </table:table-cell>
          <table:table-cell table:formula="of:=[.F7]+[.$S$1]" office:value-type="float" office:value="17" calcext:value-type="float">
            <text:p>17</text:p>
          </table:table-cell>
          <table:table-cell table:formula="of:=[.G7]+[.$S$1]" office:value-type="float" office:value="31" calcext:value-type="float">
            <text:p>31</text:p>
          </table:table-cell>
          <table:table-cell table:formula="of:=[.H7]+[.$S$1]" office:value-type="float" office:value="45" calcext:value-type="float">
            <text:p>45</text:p>
          </table:table-cell>
          <table:table-cell table:formula="of:=[.I7]+[.$S$1]" office:value-type="float" office:value="35" calcext:value-type="float">
            <text:p>35</text:p>
          </table:table-cell>
          <table:table-cell table:formula="of:=[.J7]+[.$S$1]" office:value-type="float" office:value="33" calcext:value-type="float">
            <text:p>33</text:p>
          </table:table-cell>
          <table:table-cell table:formula="of:=[.K7]+[.$S$1]" office:value-type="float" office:value="47" calcext:value-type="float">
            <text:p>4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mpleGrading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8]+[.$S$1]" office:value-type="float" office:value="28" calcext:value-type="float">
            <text:p>28</text:p>
          </table:table-cell>
          <table:table-cell table:formula="of:=[.E8]+[.$S$1]" office:value-type="float" office:value="29" calcext:value-type="float">
            <text:p>29</text:p>
          </table:table-cell>
          <table:table-cell table:formula="of:=[.F8]+[.$S$1]" office:value-type="float" office:value="31" calcext:value-type="float">
            <text:p>31</text:p>
          </table:table-cell>
          <table:table-cell table:formula="of:=[.G8]+[.$S$1]" office:value-type="float" office:value="30" calcext:value-type="float">
            <text:p>30</text:p>
          </table:table-cell>
          <table:table-cell table:formula="of:=[.H8]+[.$S$1]" office:value-type="float" office:value="44" calcext:value-type="float">
            <text:p>44</text:p>
          </table:table-cell>
          <table:table-cell table:formula="of:=[.I8]+[.$S$1]" office:value-type="float" office:value="45" calcext:value-type="float">
            <text:p>45</text:p>
          </table:table-cell>
          <table:table-cell table:formula="of:=[.J8]+[.$S$1]" office:value-type="float" office:value="47" calcext:value-type="float">
            <text:p>47</text:p>
          </table:table-cell>
          <table:table-cell table:formula="of:=[.K8]+[.$S$1]" office:value-type="float" office:value="46" calcext:value-type="float">
            <text:p>4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mpleGrading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formula="of:=[.D9]+[.$S$1]" office:value-type="float" office:value="18" calcext:value-type="float">
            <text:p>18</text:p>
          </table:table-cell>
          <table:table-cell table:formula="of:=[.E9]+[.$S$1]" office:value-type="float" office:value="28" calcext:value-type="float">
            <text:p>28</text:p>
          </table:table-cell>
          <table:table-cell table:formula="of:=[.F9]+[.$S$1]" office:value-type="float" office:value="30" calcext:value-type="float">
            <text:p>30</text:p>
          </table:table-cell>
          <table:table-cell table:formula="of:=[.G9]+[.$S$1]" office:value-type="float" office:value="16" calcext:value-type="float">
            <text:p>16</text:p>
          </table:table-cell>
          <table:table-cell table:formula="of:=[.H9]+[.$S$1]" office:value-type="float" office:value="34" calcext:value-type="float">
            <text:p>34</text:p>
          </table:table-cell>
          <table:table-cell table:formula="of:=[.I9]+[.$S$1]" office:value-type="float" office:value="44" calcext:value-type="float">
            <text:p>44</text:p>
          </table:table-cell>
          <table:table-cell table:formula="of:=[.J9]+[.$S$1]" office:value-type="float" office:value="46" calcext:value-type="float">
            <text:p>46</text:p>
          </table:table-cell>
          <table:table-cell table:formula="of:=[.K9]+[.$S$1]" office:value-type="float" office:value="32" calcext:value-type="float">
            <text:p>32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formula="of:=[.D10]+[.$S$1]" office:value-type="float" office:value="21" calcext:value-type="float">
            <text:p>21</text:p>
          </table:table-cell>
          <table:table-cell table:formula="of:=[.E10]+[.$S$1]" office:value-type="float" office:value="20" calcext:value-type="float">
            <text:p>20</text:p>
          </table:table-cell>
          <table:table-cell table:formula="of:=[.F10]+[.$S$1]" office:value-type="float" office:value="18" calcext:value-type="float">
            <text:p>18</text:p>
          </table:table-cell>
          <table:table-cell table:formula="of:=[.G10]+[.$S$1]" office:value-type="float" office:value="19" calcext:value-type="float">
            <text:p>19</text:p>
          </table:table-cell>
          <table:table-cell table:formula="of:=[.H10]+[.$S$1]" office:value-type="float" office:value="37" calcext:value-type="float">
            <text:p>37</text:p>
          </table:table-cell>
          <table:table-cell table:formula="of:=[.I10]+[.$S$1]" office:value-type="float" office:value="36" calcext:value-type="float">
            <text:p>36</text:p>
          </table:table-cell>
          <table:table-cell table:formula="of:=[.J10]+[.$S$1]" office:value-type="float" office:value="34" calcext:value-type="float">
            <text:p>34</text:p>
          </table:table-cell>
          <table:table-cell table:formula="of:=[.K10]+[.$S$1]" office:value-type="float" office:value="35" calcext:value-type="float">
            <text:p>35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formula="of:=[.D11]+[.$S$1]" office:value-type="float" office:value="27" calcext:value-type="float">
            <text:p>27</text:p>
          </table:table-cell>
          <table:table-cell table:formula="of:=[.E11]+[.$S$1]" office:value-type="float" office:value="21" calcext:value-type="float">
            <text:p>21</text:p>
          </table:table-cell>
          <table:table-cell table:formula="of:=[.F11]+[.$S$1]" office:value-type="float" office:value="19" calcext:value-type="float">
            <text:p>19</text:p>
          </table:table-cell>
          <table:table-cell table:formula="of:=[.G11]+[.$S$1]" office:value-type="float" office:value="29" calcext:value-type="float">
            <text:p>29</text:p>
          </table:table-cell>
          <table:table-cell table:formula="of:=[.H11]+[.$S$1]" office:value-type="float" office:value="43" calcext:value-type="float">
            <text:p>43</text:p>
          </table:table-cell>
          <table:table-cell table:formula="of:=[.I11]+[.$S$1]" office:value-type="float" office:value="37" calcext:value-type="float">
            <text:p>37</text:p>
          </table:table-cell>
          <table:table-cell table:formula="of:=[.J11]+[.$S$1]" office:value-type="float" office:value="35" calcext:value-type="float">
            <text:p>35</text:p>
          </table:table-cell>
          <table:table-cell table:formula="of:=[.K11]+[.$S$1]" office:value-type="float" office:value="45" calcext:value-type="float">
            <text:p>45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formula="of:=[.D12]+[.$S$1]" office:value-type="float" office:value="26" calcext:value-type="float">
            <text:p>26</text:p>
          </table:table-cell>
          <table:table-cell table:formula="of:=[.E12]+[.$S$1]" office:value-type="float" office:value="27" calcext:value-type="float">
            <text:p>27</text:p>
          </table:table-cell>
          <table:table-cell table:formula="of:=[.F12]+[.$S$1]" office:value-type="float" office:value="29" calcext:value-type="float">
            <text:p>29</text:p>
          </table:table-cell>
          <table:table-cell table:formula="of:=[.G12]+[.$S$1]" office:value-type="float" office:value="28" calcext:value-type="float">
            <text:p>28</text:p>
          </table:table-cell>
          <table:table-cell table:formula="of:=[.H12]+[.$S$1]" office:value-type="float" office:value="42" calcext:value-type="float">
            <text:p>42</text:p>
          </table:table-cell>
          <table:table-cell table:formula="of:=[.I12]+[.$S$1]" office:value-type="float" office:value="43" calcext:value-type="float">
            <text:p>43</text:p>
          </table:table-cell>
          <table:table-cell table:formula="of:=[.J12]+[.$S$1]" office:value-type="float" office:value="45" calcext:value-type="float">
            <text:p>45</text:p>
          </table:table-cell>
          <table:table-cell table:formula="of:=[.K12]+[.$S$1]" office:value-type="float" office:value="44" calcext:value-type="float">
            <text:p>4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formula="of:=[.D13]+[.$S$1]" office:value-type="float" office:value="20" calcext:value-type="float">
            <text:p>20</text:p>
          </table:table-cell>
          <table:table-cell table:formula="of:=[.E13]+[.$S$1]" office:value-type="float" office:value="26" calcext:value-type="float">
            <text:p>26</text:p>
          </table:table-cell>
          <table:table-cell table:formula="of:=[.F13]+[.$S$1]" office:value-type="float" office:value="28" calcext:value-type="float">
            <text:p>28</text:p>
          </table:table-cell>
          <table:table-cell table:formula="of:=[.G13]+[.$S$1]" office:value-type="float" office:value="18" calcext:value-type="float">
            <text:p>18</text:p>
          </table:table-cell>
          <table:table-cell table:formula="of:=[.H13]+[.$S$1]" office:value-type="float" office:value="36" calcext:value-type="float">
            <text:p>36</text:p>
          </table:table-cell>
          <table:table-cell table:formula="of:=[.I13]+[.$S$1]" office:value-type="float" office:value="42" calcext:value-type="float">
            <text:p>42</text:p>
          </table:table-cell>
          <table:table-cell table:formula="of:=[.J13]+[.$S$1]" office:value-type="float" office:value="44" calcext:value-type="float">
            <text:p>44</text:p>
          </table:table-cell>
          <table:table-cell table:formula="of:=[.K13]+[.$S$1]" office:value-type="float" office:value="34" calcext:value-type="float">
            <text:p>3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D26]+[.$S$1]" office:value-type="float" office:value="39" calcext:value-type="float">
            <text:p>39</text:p>
          </table:table-cell>
          <table:table-cell table:formula="of:=[.E26]+[.$S$1]" office:value-type="float" office:value="38" calcext:value-type="float">
            <text:p>38</text:p>
          </table:table-cell>
          <table:table-cell table:formula="of:=[.F26]+[.$S$1]" office:value-type="float" office:value="36" calcext:value-type="float">
            <text:p>36</text:p>
          </table:table-cell>
          <table:table-cell table:formula="of:=[.G26]+[.$S$1]" office:value-type="float" office:value="37" calcext:value-type="float">
            <text:p>37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[.D27]+[.$S$1]" office:value-type="float" office:value="41" calcext:value-type="float">
            <text:p>41</text:p>
          </table:table-cell>
          <table:table-cell table:formula="of:=[.E27]+[.$S$1]" office:value-type="float" office:value="39" calcext:value-type="float">
            <text:p>39</text:p>
          </table:table-cell>
          <table:table-cell table:formula="of:=[.F27]+[.$S$1]" office:value-type="float" office:value="37" calcext:value-type="float">
            <text:p>37</text:p>
          </table:table-cell>
          <table:table-cell table:formula="of:=[.G27]+[.$S$1]" office:value-type="float" office:value="43" calcext:value-type="float">
            <text:p>43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[.D28]+[.$S$1]" office:value-type="float" office:value="40" calcext:value-type="float">
            <text:p>40</text:p>
          </table:table-cell>
          <table:table-cell table:formula="of:=[.E28]+[.$S$1]" office:value-type="float" office:value="41" calcext:value-type="float">
            <text:p>41</text:p>
          </table:table-cell>
          <table:table-cell table:formula="of:=[.F28]+[.$S$1]" office:value-type="float" office:value="43" calcext:value-type="float">
            <text:p>43</text:p>
          </table:table-cell>
          <table:table-cell table:formula="of:=[.G28]+[.$S$1]" office:value-type="float" office:value="42" calcext:value-type="float">
            <text:p>42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[.D29]+[.$S$1]" office:value-type="float" office:value="38" calcext:value-type="float">
            <text:p>38</text:p>
          </table:table-cell>
          <table:table-cell table:formula="of:=[.E29]+[.$S$1]" office:value-type="float" office:value="40" calcext:value-type="float">
            <text:p>40</text:p>
          </table:table-cell>
          <table:table-cell table:formula="of:=[.F29]+[.$S$1]" office:value-type="float" office:value="42" calcext:value-type="float">
            <text:p>42</text:p>
          </table:table-cell>
          <table:table-cell table:formula="of:=[.G29]+[.$S$1]" office:value-type="float" office:value="36" calcext:value-type="float">
            <text:p>36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D30]+[.$S$1]" office:value-type="float" office:value="41" calcext:value-type="float">
            <text:p>41</text:p>
          </table:table-cell>
          <table:table-cell table:formula="of:=[.E30]+[.$S$1]" office:value-type="float" office:value="40" calcext:value-type="float">
            <text:p>40</text:p>
          </table:table-cell>
          <table:table-cell table:formula="of:=[.F30]+[.$S$1]" office:value-type="float" office:value="38" calcext:value-type="float">
            <text:p>38</text:p>
          </table:table-cell>
          <table:table-cell table:formula="of:=[.G30]+[.$S$1]" office:value-type="float" office:value="39" calcext:value-type="float">
            <text:p>39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Default" table:number-columns-repeated="22"/>
          <table:table-cell table:number-columns-repeated="1000"/>
        </table:table-row>
        <table:table-row table:style-name="ro3">
          <table:table-cell table:style-name="ce30" office:value-type="string" calcext:value-type="string">
            <text:p>Level 3. - 4. x</text:p>
          </table:table-cell>
          <table:table-cell table:style-name="ce30" office:value-type="string" calcext:value-type="string">
            <text:p>// Third level of blocks</text:p>
          </table:table-cell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18]+[.$S$1]" office:value-type="float" office:value="35" calcext:value-type="float">
            <text:p>35</text:p>
          </table:table-cell>
          <table:table-cell table:formula="of:=[.E18]+[.$S$1]" office:value-type="float" office:value="34" calcext:value-type="float">
            <text:p>34</text:p>
          </table:table-cell>
          <table:table-cell table:formula="of:=[.F18]+[.$S$1]" office:value-type="float" office:value="32" calcext:value-type="float">
            <text:p>32</text:p>
          </table:table-cell>
          <table:table-cell table:formula="of:=[.G18]+[.$S$1]" office:value-type="float" office:value="33" calcext:value-type="float">
            <text:p>33</text:p>
          </table:table-cell>
          <table:table-cell table:formula="of:=[.H18]+[.$S$1]" office:value-type="float" office:value="51" calcext:value-type="float">
            <text:p>51</text:p>
          </table:table-cell>
          <table:table-cell table:formula="of:=[.I18]+[.$S$1]" office:value-type="float" office:value="50" calcext:value-type="float">
            <text:p>50</text:p>
          </table:table-cell>
          <table:table-cell table:formula="of:=[.J18]+[.$S$1]" office:value-type="float" office:value="48" calcext:value-type="float">
            <text:p>48</text:p>
          </table:table-cell>
          <table:table-cell table:formula="of:=[.K18]+[.$S$1]" office:value-type="float" office:value="49" calcext:value-type="float">
            <text:p>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mpleGrading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19]+[.$S$1]" office:value-type="float" office:value="45" calcext:value-type="float">
            <text:p>45</text:p>
          </table:table-cell>
          <table:table-cell table:formula="of:=[.E19]+[.$S$1]" office:value-type="float" office:value="35" calcext:value-type="float">
            <text:p>35</text:p>
          </table:table-cell>
          <table:table-cell table:formula="of:=[.F19]+[.$S$1]" office:value-type="float" office:value="33" calcext:value-type="float">
            <text:p>33</text:p>
          </table:table-cell>
          <table:table-cell table:formula="of:=[.G19]+[.$S$1]" office:value-type="float" office:value="47" calcext:value-type="float">
            <text:p>47</text:p>
          </table:table-cell>
          <table:table-cell table:formula="of:=[.H19]+[.$S$1]" office:value-type="float" office:value="61" calcext:value-type="float">
            <text:p>61</text:p>
          </table:table-cell>
          <table:table-cell table:formula="of:=[.I19]+[.$S$1]" office:value-type="float" office:value="51" calcext:value-type="float">
            <text:p>51</text:p>
          </table:table-cell>
          <table:table-cell table:formula="of:=[.J19]+[.$S$1]" office:value-type="float" office:value="49" calcext:value-type="float">
            <text:p>49</text:p>
          </table:table-cell>
          <table:table-cell table:formula="of:=[.K19]+[.$S$1]" office:value-type="float" office:value="63" calcext:value-type="float">
            <text:p>6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mpleGrading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0]+[.$S$1]" office:value-type="float" office:value="44" calcext:value-type="float">
            <text:p>44</text:p>
          </table:table-cell>
          <table:table-cell table:formula="of:=[.E20]+[.$S$1]" office:value-type="float" office:value="45" calcext:value-type="float">
            <text:p>45</text:p>
          </table:table-cell>
          <table:table-cell table:formula="of:=[.F20]+[.$S$1]" office:value-type="float" office:value="47" calcext:value-type="float">
            <text:p>47</text:p>
          </table:table-cell>
          <table:table-cell table:formula="of:=[.G20]+[.$S$1]" office:value-type="float" office:value="46" calcext:value-type="float">
            <text:p>46</text:p>
          </table:table-cell>
          <table:table-cell table:formula="of:=[.H20]+[.$S$1]" office:value-type="float" office:value="60" calcext:value-type="float">
            <text:p>60</text:p>
          </table:table-cell>
          <table:table-cell table:formula="of:=[.I20]+[.$S$1]" office:value-type="float" office:value="61" calcext:value-type="float">
            <text:p>61</text:p>
          </table:table-cell>
          <table:table-cell table:formula="of:=[.J20]+[.$S$1]" office:value-type="float" office:value="63" calcext:value-type="float">
            <text:p>63</text:p>
          </table:table-cell>
          <table:table-cell table:formula="of:=[.K20]+[.$S$1]" office:value-type="float" office:value="62" calcext:value-type="float">
            <text:p>6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mpleGrading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1]+[.$S$1]" office:value-type="float" office:value="34" calcext:value-type="float">
            <text:p>34</text:p>
          </table:table-cell>
          <table:table-cell table:formula="of:=[.E21]+[.$S$1]" office:value-type="float" office:value="44" calcext:value-type="float">
            <text:p>44</text:p>
          </table:table-cell>
          <table:table-cell table:formula="of:=[.F21]+[.$S$1]" office:value-type="float" office:value="46" calcext:value-type="float">
            <text:p>46</text:p>
          </table:table-cell>
          <table:table-cell table:formula="of:=[.G21]+[.$S$1]" office:value-type="float" office:value="32" calcext:value-type="float">
            <text:p>32</text:p>
          </table:table-cell>
          <table:table-cell table:formula="of:=[.H21]+[.$S$1]" office:value-type="float" office:value="50" calcext:value-type="float">
            <text:p>50</text:p>
          </table:table-cell>
          <table:table-cell table:formula="of:=[.I21]+[.$S$1]" office:value-type="float" office:value="60" calcext:value-type="float">
            <text:p>60</text:p>
          </table:table-cell>
          <table:table-cell table:formula="of:=[.J21]+[.$S$1]" office:value-type="float" office:value="62" calcext:value-type="float">
            <text:p>62</text:p>
          </table:table-cell>
          <table:table-cell table:formula="of:=[.K21]+[.$S$1]" office:value-type="float" office:value="48" calcext:value-type="float">
            <text:p>48</text:p>
          </table:table-cell>
          <table:table-cell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2]+[.$S$1]" office:value-type="float" office:value="37" calcext:value-type="float">
            <text:p>37</text:p>
          </table:table-cell>
          <table:table-cell table:formula="of:=[.E22]+[.$S$1]" office:value-type="float" office:value="36" calcext:value-type="float">
            <text:p>36</text:p>
          </table:table-cell>
          <table:table-cell table:formula="of:=[.F22]+[.$S$1]" office:value-type="float" office:value="34" calcext:value-type="float">
            <text:p>34</text:p>
          </table:table-cell>
          <table:table-cell table:formula="of:=[.G22]+[.$S$1]" office:value-type="float" office:value="35" calcext:value-type="float">
            <text:p>35</text:p>
          </table:table-cell>
          <table:table-cell table:formula="of:=[.H22]+[.$S$1]" office:value-type="float" office:value="53" calcext:value-type="float">
            <text:p>53</text:p>
          </table:table-cell>
          <table:table-cell table:formula="of:=[.I22]+[.$S$1]" office:value-type="float" office:value="52" calcext:value-type="float">
            <text:p>52</text:p>
          </table:table-cell>
          <table:table-cell table:formula="of:=[.J22]+[.$S$1]" office:value-type="float" office:value="50" calcext:value-type="float">
            <text:p>50</text:p>
          </table:table-cell>
          <table:table-cell table:formula="of:=[.K22]+[.$S$1]" office:value-type="float" office:value="51" calcext:value-type="float">
            <text:p>51</text:p>
          </table:table-cell>
          <table:table-cell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3]+[.$S$1]" office:value-type="float" office:value="43" calcext:value-type="float">
            <text:p>43</text:p>
          </table:table-cell>
          <table:table-cell table:formula="of:=[.E23]+[.$S$1]" office:value-type="float" office:value="37" calcext:value-type="float">
            <text:p>37</text:p>
          </table:table-cell>
          <table:table-cell table:formula="of:=[.F23]+[.$S$1]" office:value-type="float" office:value="35" calcext:value-type="float">
            <text:p>35</text:p>
          </table:table-cell>
          <table:table-cell table:formula="of:=[.G23]+[.$S$1]" office:value-type="float" office:value="45" calcext:value-type="float">
            <text:p>45</text:p>
          </table:table-cell>
          <table:table-cell table:formula="of:=[.H23]+[.$S$1]" office:value-type="float" office:value="59" calcext:value-type="float">
            <text:p>59</text:p>
          </table:table-cell>
          <table:table-cell table:formula="of:=[.I23]+[.$S$1]" office:value-type="float" office:value="53" calcext:value-type="float">
            <text:p>53</text:p>
          </table:table-cell>
          <table:table-cell table:formula="of:=[.J23]+[.$S$1]" office:value-type="float" office:value="51" calcext:value-type="float">
            <text:p>51</text:p>
          </table:table-cell>
          <table:table-cell table:formula="of:=[.K23]+[.$S$1]" office:value-type="float" office:value="61" calcext:value-type="float">
            <text:p>6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4]+[.$S$1]" office:value-type="float" office:value="42" calcext:value-type="float">
            <text:p>42</text:p>
          </table:table-cell>
          <table:table-cell table:formula="of:=[.E24]+[.$S$1]" office:value-type="float" office:value="43" calcext:value-type="float">
            <text:p>43</text:p>
          </table:table-cell>
          <table:table-cell table:formula="of:=[.F24]+[.$S$1]" office:value-type="float" office:value="45" calcext:value-type="float">
            <text:p>45</text:p>
          </table:table-cell>
          <table:table-cell table:formula="of:=[.G24]+[.$S$1]" office:value-type="float" office:value="44" calcext:value-type="float">
            <text:p>44</text:p>
          </table:table-cell>
          <table:table-cell table:formula="of:=[.H24]+[.$S$1]" office:value-type="float" office:value="58" calcext:value-type="float">
            <text:p>58</text:p>
          </table:table-cell>
          <table:table-cell table:formula="of:=[.I24]+[.$S$1]" office:value-type="float" office:value="59" calcext:value-type="float">
            <text:p>59</text:p>
          </table:table-cell>
          <table:table-cell table:formula="of:=[.J24]+[.$S$1]" office:value-type="float" office:value="61" calcext:value-type="float">
            <text:p>61</text:p>
          </table:table-cell>
          <table:table-cell table:formula="of:=[.K24]+[.$S$1]" office:value-type="float" office:value="60" calcext:value-type="float">
            <text:p>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5]+[.$S$1]" office:value-type="float" office:value="36" calcext:value-type="float">
            <text:p>36</text:p>
          </table:table-cell>
          <table:table-cell table:formula="of:=[.E25]+[.$S$1]" office:value-type="float" office:value="42" calcext:value-type="float">
            <text:p>42</text:p>
          </table:table-cell>
          <table:table-cell table:formula="of:=[.F25]+[.$S$1]" office:value-type="float" office:value="44" calcext:value-type="float">
            <text:p>44</text:p>
          </table:table-cell>
          <table:table-cell table:formula="of:=[.G25]+[.$S$1]" office:value-type="float" office:value="34" calcext:value-type="float">
            <text:p>34</text:p>
          </table:table-cell>
          <table:table-cell table:formula="of:=[.H25]+[.$S$1]" office:value-type="float" office:value="52" calcext:value-type="float">
            <text:p>52</text:p>
          </table:table-cell>
          <table:table-cell table:formula="of:=[.I25]+[.$S$1]" office:value-type="float" office:value="58" calcext:value-type="float">
            <text:p>58</text:p>
          </table:table-cell>
          <table:table-cell table:formula="of:=[.J25]+[.$S$1]" office:value-type="float" office:value="60" calcext:value-type="float">
            <text:p>60</text:p>
          </table:table-cell>
          <table:table-cell table:formula="of:=[.K25]+[.$S$1]" office:value-type="float" office:value="50" calcext:value-type="float">
            <text:p>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6]+[.$S$1]" office:value-type="float" office:value="39" calcext:value-type="float">
            <text:p>39</text:p>
          </table:table-cell>
          <table:table-cell table:formula="of:=[.E26]+[.$S$1]" office:value-type="float" office:value="38" calcext:value-type="float">
            <text:p>38</text:p>
          </table:table-cell>
          <table:table-cell table:formula="of:=[.F26]+[.$S$1]" office:value-type="float" office:value="36" calcext:value-type="float">
            <text:p>36</text:p>
          </table:table-cell>
          <table:table-cell table:formula="of:=[.G26]+[.$S$1]" office:value-type="float" office:value="37" calcext:value-type="float">
            <text:p>37</text:p>
          </table:table-cell>
          <table:table-cell table:formula="of:=[.H26]+[.$S$1]" office:value-type="float" office:value="55" calcext:value-type="float">
            <text:p>55</text:p>
          </table:table-cell>
          <table:table-cell table:formula="of:=[.I26]+[.$S$1]" office:value-type="float" office:value="54" calcext:value-type="float">
            <text:p>54</text:p>
          </table:table-cell>
          <table:table-cell table:formula="of:=[.J26]+[.$S$1]" office:value-type="float" office:value="52" calcext:value-type="float">
            <text:p>52</text:p>
          </table:table-cell>
          <table:table-cell table:formula="of:=[.K26]+[.$S$1]" office:value-type="float" office:value="53" calcext:value-type="float">
            <text:p>53</text:p>
          </table:table-cell>
          <table:table-cell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7]+[.$S$1]" office:value-type="float" office:value="41" calcext:value-type="float">
            <text:p>41</text:p>
          </table:table-cell>
          <table:table-cell table:formula="of:=[.E27]+[.$S$1]" office:value-type="float" office:value="39" calcext:value-type="float">
            <text:p>39</text:p>
          </table:table-cell>
          <table:table-cell table:formula="of:=[.F27]+[.$S$1]" office:value-type="float" office:value="37" calcext:value-type="float">
            <text:p>37</text:p>
          </table:table-cell>
          <table:table-cell table:formula="of:=[.G27]+[.$S$1]" office:value-type="float" office:value="43" calcext:value-type="float">
            <text:p>43</text:p>
          </table:table-cell>
          <table:table-cell table:formula="of:=[.H27]+[.$S$1]" office:value-type="float" office:value="57" calcext:value-type="float">
            <text:p>57</text:p>
          </table:table-cell>
          <table:table-cell table:formula="of:=[.I27]+[.$S$1]" office:value-type="float" office:value="55" calcext:value-type="float">
            <text:p>55</text:p>
          </table:table-cell>
          <table:table-cell table:formula="of:=[.J27]+[.$S$1]" office:value-type="float" office:value="53" calcext:value-type="float">
            <text:p>53</text:p>
          </table:table-cell>
          <table:table-cell table:formula="of:=[.K27]+[.$S$1]" office:value-type="float" office:value="59" calcext:value-type="float">
            <text:p>59</text:p>
          </table:table-cell>
          <table:table-cell office:value-type="string" calcext:value-type="string">
            <text:p>)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8]+[.$S$1]" office:value-type="float" office:value="40" calcext:value-type="float">
            <text:p>40</text:p>
          </table:table-cell>
          <table:table-cell table:formula="of:=[.E28]+[.$S$1]" office:value-type="float" office:value="41" calcext:value-type="float">
            <text:p>41</text:p>
          </table:table-cell>
          <table:table-cell table:formula="of:=[.F28]+[.$S$1]" office:value-type="float" office:value="43" calcext:value-type="float">
            <text:p>43</text:p>
          </table:table-cell>
          <table:table-cell table:formula="of:=[.G28]+[.$S$1]" office:value-type="float" office:value="42" calcext:value-type="float">
            <text:p>42</text:p>
          </table:table-cell>
          <table:table-cell table:formula="of:=[.H28]+[.$S$1]" office:value-type="float" office:value="56" calcext:value-type="float">
            <text:p>56</text:p>
          </table:table-cell>
          <table:table-cell table:formula="of:=[.I28]+[.$S$1]" office:value-type="float" office:value="57" calcext:value-type="float">
            <text:p>57</text:p>
          </table:table-cell>
          <table:table-cell table:formula="of:=[.J28]+[.$S$1]" office:value-type="float" office:value="59" calcext:value-type="float">
            <text:p>59</text:p>
          </table:table-cell>
          <table:table-cell table:formula="of:=[.K28]+[.$S$1]" office:value-type="float" office:value="58" calcext:value-type="float">
            <text:p>5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29]+[.$S$1]" office:value-type="float" office:value="38" calcext:value-type="float">
            <text:p>38</text:p>
          </table:table-cell>
          <table:table-cell table:formula="of:=[.E29]+[.$S$1]" office:value-type="float" office:value="40" calcext:value-type="float">
            <text:p>40</text:p>
          </table:table-cell>
          <table:table-cell table:formula="of:=[.F29]+[.$S$1]" office:value-type="float" office:value="42" calcext:value-type="float">
            <text:p>42</text:p>
          </table:table-cell>
          <table:table-cell table:formula="of:=[.G29]+[.$S$1]" office:value-type="float" office:value="36" calcext:value-type="float">
            <text:p>36</text:p>
          </table:table-cell>
          <table:table-cell table:formula="of:=[.H29]+[.$S$1]" office:value-type="float" office:value="54" calcext:value-type="float">
            <text:p>54</text:p>
          </table:table-cell>
          <table:table-cell table:formula="of:=[.I29]+[.$S$1]" office:value-type="float" office:value="56" calcext:value-type="float">
            <text:p>56</text:p>
          </table:table-cell>
          <table:table-cell table:formula="of:=[.J29]+[.$S$1]" office:value-type="float" office:value="58" calcext:value-type="float">
            <text:p>58</text:p>
          </table:table-cell>
          <table:table-cell table:formula="of:=[.K29]+[.$S$1]" office:value-type="float" office:value="52" calcext:value-type="float">
            <text:p>5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(</text:p>
          </table:table-cell>
          <table:table-cell table:formula="of:=[.D30]+[.$S$1]" office:value-type="float" office:value="41" calcext:value-type="float">
            <text:p>41</text:p>
          </table:table-cell>
          <table:table-cell table:formula="of:=[.E30]+[.$S$1]" office:value-type="float" office:value="40" calcext:value-type="float">
            <text:p>40</text:p>
          </table:table-cell>
          <table:table-cell table:formula="of:=[.F30]+[.$S$1]" office:value-type="float" office:value="38" calcext:value-type="float">
            <text:p>38</text:p>
          </table:table-cell>
          <table:table-cell table:formula="of:=[.G30]+[.$S$1]" office:value-type="float" office:value="39" calcext:value-type="float">
            <text:p>39</text:p>
          </table:table-cell>
          <table:table-cell table:formula="of:=[.H30]+[.$S$1]" office:value-type="float" office:value="57" calcext:value-type="float">
            <text:p>57</text:p>
          </table:table-cell>
          <table:table-cell table:formula="of:=[.I30]+[.$S$1]" office:value-type="float" office:value="56" calcext:value-type="float">
            <text:p>56</text:p>
          </table:table-cell>
          <table:table-cell table:formula="of:=[.J30]+[.$S$1]" office:value-type="float" office:value="54" calcext:value-type="float">
            <text:p>54</text:p>
          </table:table-cell>
          <table:table-cell table:formula="of:=[.K30]+[.$S$1]" office:value-type="float" office:value="55" calcext:value-type="float">
            <text:p>5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ackground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number-columns-repeated="1000"/>
        </table:table-row>
        <table:table-row table:style-name="ro3">
          <table:table-cell table:number-columns-repeated="12"/>
          <table:table-cell table:style-name="ce4" table:number-columns-repeated="5"/>
          <table:table-cell table:number-columns-repeated="3"/>
          <table:table-cell table:style-name="ce4" table:number-columns-repeated="3"/>
          <table:table-cell table:number-columns-repeated="1001"/>
        </table:table-row>
        <table:table-row table:style-name="ro3">
          <table:table-cell table:number-columns-repeated="12"/>
          <table:table-cell table:style-name="ce4" table:number-columns-repeated="5"/>
          <table:table-cell table:style-name="Default" table:number-columns-repeated="3"/>
          <table:table-cell table:style-name="ce4" table:number-columns-repeated="3"/>
          <table:table-cell table:style-name="Default"/>
          <table:table-cell table:number-columns-repeated="1000"/>
        </table:table-row>
        <table:table-row table:style-name="ro3">
          <table:table-cell table:number-columns-repeated="12"/>
          <table:table-cell table:style-name="Default" table:number-columns-repeated="12"/>
          <table:table-cell table:number-columns-repeated="1000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style-name="ce30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30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 table:number-columns-repeated="24"/>
          <table:table-cell table:number-columns-repeated="1000"/>
        </table:table-row>
        <table:table-row table:style-name="ro3">
          <table:table-cell table:style-name="ce30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 table:number-columns-repeated="24"/>
          <table:table-cell table:number-columns-repeated="1000"/>
        </table:table-row>
        <table:table-row table:style-name="ro3">
          <table:table-cell table:style-name="ce30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Default" table:number-columns-repeated="2"/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ockMeshDict" table:style-name="ta1">
        <table:table-column table:style-name="co5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3" table:default-cell-style-name="ce11"/>
        <table:table-column table:style-name="co13" table:default-cell-style-name="Default"/>
        <table:table-column table:style-name="co14" table:default-cell-style-name="Default"/>
        <table:table-column table:style-name="co5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5" table:default-cell-style-name="Default"/>
        <table:table-row table:style-name="ro3">
          <table:table-cell table:style-name="ce16" office:value-type="string" calcext:value-type="string">
            <text:p>/*--------------------------------*- C++ -*----------------------------------*\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ce16" office:value-type="string" calcext:value-type="string">
            <text:p>| ========= <text:s text:c="16"/>| <text:s text:c="48"/>|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ce16" office:value-type="string" calcext:value-type="string">
            <text:p>| \\ <text:s text:c="5"/>/ <text:s/>F ield <text:s text:c="8"/>| foam-extend: Open Source CFD <text:s text:c="19"/>|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ce16" office:value-type="string" calcext:value-type="string">
            <text:p>| <text:s/>\\ <text:s text:c="3"/>/ <text:s text:c="2"/>O peration <text:s text:c="4"/>| Version: <text:s text:c="4"/>3.1 <text:s text:c="31"/>|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| <text:s text:c="2"/>\\ <text:s/>/ <text:s text:c="3"/>A nd <text:s text:c="10"/>| Web: <text:s text:c="8"/>http://www.extend-project.de <text:s text:c="6"/>|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| <text:s text:c="3"/>\\/ <text:s text:c="4"/>M anipulation <text:s/>| <text:s text:c="48"/>|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\*---------------------------------------------------------------------------*/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FoamFile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{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<text:s text:c="4"/>version <text:s text:c="4"/>2.0;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<text:s text:c="4"/>format <text:s text:c="5"/>ascii;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<text:s text:c="4"/>class <text:s text:c="6"/>dictionary;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<text:s text:c="4"/>object <text:s text:c="5"/>blockMeshDict;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}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// * * * * * * * * * * * * * * * * * * * * * * * * * * * * * * * * * * * * * //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ConvertToMeters 1;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 table:number-rows-repeated="2">
          <table:table-cell table:style-name="ce16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vertices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(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16" office:value-type="string" calcext:value-type="string">
            <text:p>// FIRST x PLANE</text:p>
          </table:table-cell>
          <table:table-cell table:style-name="ce3" table:number-columns-repeated="3"/>
          <table:table-cell table:number-columns-repeated="20"/>
        </table:table-row>
        <table:table-row table:style-name="ro2">
          <table:table-cell table:style-name="ce16"/>
          <table:table-cell table:style-name="ce3" table:number-columns-repeated="3"/>
          <table:table-cell table:number-columns-repeated="20"/>
        </table:table-row>
        <table:table-row table:style-name="ro2">
          <table:table-cell table:style-name="ce17"/>
          <table:table-cell table:style-name="ce3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45]" office:value-type="float" office:value="0.78" calcext:value-type="float">
            <text:p>0.78000000</text:p>
          </table:table-cell>
          <table:table-cell table:style-name="ce27" table:formula="of:=['Geometry+Vertices'.D45]" office:value-type="float" office:value="-0.494974746830583" calcext:value-type="float">
            <text:p>-0.49497475</text:p>
          </table:table-cell>
          <table:table-cell table:style-name="ce27" table:formula="of:=['Geometry+Vertices'.E45]" office:value-type="float" office:value="0.494974746830583" calcext:value-type="float">
            <text:p>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46]" office:value-type="float" office:value="0.78" calcext:value-type="float">
            <text:p>0.78000000</text:p>
          </table:table-cell>
          <table:table-cell table:style-name="ce27" table:formula="of:=['Geometry+Vertices'.D46]" office:value-type="float" office:value="0.494974746830583" calcext:value-type="float">
            <text:p>0.49497475</text:p>
          </table:table-cell>
          <table:table-cell table:style-name="ce27" table:formula="of:=['Geometry+Vertices'.E46]" office:value-type="float" office:value="0.494974746830583" calcext:value-type="float">
            <text:p>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47]" office:value-type="float" office:value="0.78" calcext:value-type="float">
            <text:p>0.78000000</text:p>
          </table:table-cell>
          <table:table-cell table:style-name="ce27" table:formula="of:=['Geometry+Vertices'.D47]" office:value-type="float" office:value="-0.0569220958855171" calcext:value-type="float">
            <text:p>-0.05692210</text:p>
          </table:table-cell>
          <table:table-cell table:style-name="ce27" table:formula="of:=['Geometry+Vertices'.E47]" office:value-type="float" office:value="0.0569220958855171" calcext:value-type="float">
            <text:p>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48]" office:value-type="float" office:value="0.78" calcext:value-type="float">
            <text:p>0.78000000</text:p>
          </table:table-cell>
          <table:table-cell table:style-name="ce27" table:formula="of:=['Geometry+Vertices'.D48]" office:value-type="float" office:value="0.0569220958855171" calcext:value-type="float">
            <text:p>0.05692210</text:p>
          </table:table-cell>
          <table:table-cell table:style-name="ce27" table:formula="of:=['Geometry+Vertices'.E48]" office:value-type="float" office:value="0.0569220958855171" calcext:value-type="float">
            <text:p>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49]" office:value-type="float" office:value="0.78" calcext:value-type="float">
            <text:p>0.78000000</text:p>
          </table:table-cell>
          <table:table-cell table:style-name="ce27" table:formula="of:=['Geometry+Vertices'.D49]" office:value-type="float" office:value="-0.00993485027567099" calcext:value-type="float">
            <text:p>-0.00993485</text:p>
          </table:table-cell>
          <table:table-cell table:style-name="ce27" table:formula="of:=['Geometry+Vertices'.E49]" office:value-type="float" office:value="0.00993485027567099" calcext:value-type="float">
            <text:p>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50]" office:value-type="float" office:value="0.78" calcext:value-type="float">
            <text:p>0.78000000</text:p>
          </table:table-cell>
          <table:table-cell table:style-name="ce27" table:formula="of:=['Geometry+Vertices'.D50]" office:value-type="float" office:value="0.00993485027567099" calcext:value-type="float">
            <text:p>0.00993485</text:p>
          </table:table-cell>
          <table:table-cell table:style-name="ce27" table:formula="of:=['Geometry+Vertices'.E50]" office:value-type="float" office:value="0.00993485027567099" calcext:value-type="float">
            <text:p>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51]" office:value-type="float" office:value="0.78" calcext:value-type="float">
            <text:p>0.78000000</text:p>
          </table:table-cell>
          <table:table-cell table:style-name="ce27" table:formula="of:=['Geometry+Vertices'.D51]" office:value-type="float" office:value="-0.00562" calcext:value-type="float">
            <text:p>-0.00562000</text:p>
          </table:table-cell>
          <table:table-cell table:style-name="ce27" table:formula="of:=['Geometry+Vertices'.E51]" office:value-type="float" office:value="0.00562" calcext:value-type="float">
            <text:p>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52]" office:value-type="float" office:value="0.78" calcext:value-type="float">
            <text:p>0.78000000</text:p>
          </table:table-cell>
          <table:table-cell table:style-name="ce27" table:formula="of:=['Geometry+Vertices'.D52]" office:value-type="float" office:value="0.00562" calcext:value-type="float">
            <text:p>0.00562000</text:p>
          </table:table-cell>
          <table:table-cell table:style-name="ce27" table:formula="of:=['Geometry+Vertices'.E52]" office:value-type="float" office:value="0.00562" calcext:value-type="float">
            <text:p>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53]" office:value-type="float" office:value="0.78" calcext:value-type="float">
            <text:p>0.78000000</text:p>
          </table:table-cell>
          <table:table-cell table:style-name="ce27" table:formula="of:=['Geometry+Vertices'.D53]" office:value-type="float" office:value="-0.00562" calcext:value-type="float">
            <text:p>-0.00562000</text:p>
          </table:table-cell>
          <table:table-cell table:style-name="ce27" table:formula="of:=['Geometry+Vertices'.E53]" office:value-type="float" office:value="-0.00562" calcext:value-type="float">
            <text:p>-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54]" office:value-type="float" office:value="0.78" calcext:value-type="float">
            <text:p>0.78000000</text:p>
          </table:table-cell>
          <table:table-cell table:style-name="ce27" table:formula="of:=['Geometry+Vertices'.D54]" office:value-type="float" office:value="0.00562" calcext:value-type="float">
            <text:p>0.00562000</text:p>
          </table:table-cell>
          <table:table-cell table:style-name="ce27" table:formula="of:=['Geometry+Vertices'.E54]" office:value-type="float" office:value="-0.00562" calcext:value-type="float">
            <text:p>-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55]" office:value-type="float" office:value="0.78" calcext:value-type="float">
            <text:p>0.78000000</text:p>
          </table:table-cell>
          <table:table-cell table:style-name="ce27" table:formula="of:=['Geometry+Vertices'.D55]" office:value-type="float" office:value="-0.00993485027567099" calcext:value-type="float">
            <text:p>-0.00993485</text:p>
          </table:table-cell>
          <table:table-cell table:style-name="ce27" table:formula="of:=['Geometry+Vertices'.E55]" office:value-type="float" office:value="-0.00993485027567099" calcext:value-type="float">
            <text:p>-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56]" office:value-type="float" office:value="0.78" calcext:value-type="float">
            <text:p>0.78000000</text:p>
          </table:table-cell>
          <table:table-cell table:style-name="ce27" table:formula="of:=['Geometry+Vertices'.D56]" office:value-type="float" office:value="0.00993485027567099" calcext:value-type="float">
            <text:p>0.00993485</text:p>
          </table:table-cell>
          <table:table-cell table:style-name="ce27" table:formula="of:=['Geometry+Vertices'.E56]" office:value-type="float" office:value="-0.00993485027567099" calcext:value-type="float">
            <text:p>-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57]" office:value-type="float" office:value="0.78" calcext:value-type="float">
            <text:p>0.78000000</text:p>
          </table:table-cell>
          <table:table-cell table:style-name="ce27" table:formula="of:=['Geometry+Vertices'.D57]" office:value-type="float" office:value="-0.0569220958855171" calcext:value-type="float">
            <text:p>-0.05692210</text:p>
          </table:table-cell>
          <table:table-cell table:style-name="ce27" table:formula="of:=['Geometry+Vertices'.E57]" office:value-type="float" office:value="-0.0569220958855171" calcext:value-type="float">
            <text:p>-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58]" office:value-type="float" office:value="0.78" calcext:value-type="float">
            <text:p>0.78000000</text:p>
          </table:table-cell>
          <table:table-cell table:style-name="ce27" table:formula="of:=['Geometry+Vertices'.D58]" office:value-type="float" office:value="0.0569220958855171" calcext:value-type="float">
            <text:p>0.05692210</text:p>
          </table:table-cell>
          <table:table-cell table:style-name="ce27" table:formula="of:=['Geometry+Vertices'.E58]" office:value-type="float" office:value="-0.0569220958855171" calcext:value-type="float">
            <text:p>-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59]" office:value-type="float" office:value="0.78" calcext:value-type="float">
            <text:p>0.78000000</text:p>
          </table:table-cell>
          <table:table-cell table:style-name="ce27" table:formula="of:=['Geometry+Vertices'.D59]" office:value-type="float" office:value="-0.494974746830583" calcext:value-type="float">
            <text:p>-0.49497475</text:p>
          </table:table-cell>
          <table:table-cell table:style-name="ce27" table:formula="of:=['Geometry+Vertices'.E59]" office:value-type="float" office:value="-0.494974746830583" calcext:value-type="float">
            <text:p>-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60]" office:value-type="float" office:value="0.78" calcext:value-type="float">
            <text:p>0.78000000</text:p>
          </table:table-cell>
          <table:table-cell table:style-name="ce27" table:formula="of:=['Geometry+Vertices'.D60]" office:value-type="float" office:value="0.494974746830583" calcext:value-type="float">
            <text:p>0.49497475</text:p>
          </table:table-cell>
          <table:table-cell table:style-name="ce27" table:formula="of:=['Geometry+Vertices'.E60]" office:value-type="float" office:value="-0.494974746830583" calcext:value-type="float">
            <text:p>-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/>
          <table:table-cell table:style-name="ce27" table:number-columns-repeated="3"/>
          <table:table-cell table:number-columns-repeated="20"/>
        </table:table-row>
        <table:table-row table:style-name="ro2">
          <table:table-cell/>
          <table:table-cell table:style-name="ce24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16" office:value-type="string" calcext:value-type="string">
            <text:p>// SECOND x PLANE</text:p>
          </table:table-cell>
          <table:table-cell table:style-name="ce3" table:number-columns-repeated="3"/>
          <table:table-cell table:number-columns-repeated="20"/>
        </table:table-row>
        <table:table-row table:style-name="ro3">
          <table:table-cell table:style-name="ce16"/>
          <table:table-cell table:style-name="ce3" table:number-columns-repeated="3"/>
          <table:table-cell table:number-columns-repeated="20"/>
        </table:table-row>
        <table:table-row table:style-name="ro3">
          <table:table-cell table:style-name="ce17"/>
          <table:table-cell table:style-name="ce3" table:number-columns-repeated="3"/>
          <table:table-cell table:number-columns-repeated="20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66]" office:value-type="float" office:value="0.08" calcext:value-type="float">
            <text:p>0.08000000</text:p>
          </table:table-cell>
          <table:table-cell table:style-name="ce27" table:formula="of:=['Geometry+Vertices'.D66]" office:value-type="float" office:value="-0.494974746830583" calcext:value-type="float">
            <text:p>-0.49497475</text:p>
          </table:table-cell>
          <table:table-cell table:style-name="ce27" table:formula="of:=['Geometry+Vertices'.E66]" office:value-type="float" office:value="0.494974746830583" calcext:value-type="float">
            <text:p>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67]" office:value-type="float" office:value="0.08" calcext:value-type="float">
            <text:p>0.08000000</text:p>
          </table:table-cell>
          <table:table-cell table:style-name="ce27" table:formula="of:=['Geometry+Vertices'.D67]" office:value-type="float" office:value="0.494974746830583" calcext:value-type="float">
            <text:p>0.49497475</text:p>
          </table:table-cell>
          <table:table-cell table:style-name="ce27" table:formula="of:=['Geometry+Vertices'.E67]" office:value-type="float" office:value="0.494974746830583" calcext:value-type="float">
            <text:p>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68]" office:value-type="float" office:value="0.08" calcext:value-type="float">
            <text:p>0.08000000</text:p>
          </table:table-cell>
          <table:table-cell table:style-name="ce27" table:formula="of:=['Geometry+Vertices'.D68]" office:value-type="float" office:value="-0.0569220958855171" calcext:value-type="float">
            <text:p>-0.05692210</text:p>
          </table:table-cell>
          <table:table-cell table:style-name="ce27" table:formula="of:=['Geometry+Vertices'.E68]" office:value-type="float" office:value="0.0569220958855171" calcext:value-type="float">
            <text:p>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69]" office:value-type="float" office:value="0.08" calcext:value-type="float">
            <text:p>0.08000000</text:p>
          </table:table-cell>
          <table:table-cell table:style-name="ce27" table:formula="of:=['Geometry+Vertices'.D69]" office:value-type="float" office:value="0.0569220958855171" calcext:value-type="float">
            <text:p>0.05692210</text:p>
          </table:table-cell>
          <table:table-cell table:style-name="ce27" table:formula="of:=['Geometry+Vertices'.E69]" office:value-type="float" office:value="0.0569220958855171" calcext:value-type="float">
            <text:p>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0]" office:value-type="float" office:value="0.08" calcext:value-type="float">
            <text:p>0.08000000</text:p>
          </table:table-cell>
          <table:table-cell table:style-name="ce27" table:formula="of:=['Geometry+Vertices'.D70]" office:value-type="float" office:value="-0.00993485027567099" calcext:value-type="float">
            <text:p>-0.00993485</text:p>
          </table:table-cell>
          <table:table-cell table:style-name="ce27" table:formula="of:=['Geometry+Vertices'.E70]" office:value-type="float" office:value="0.00993485027567099" calcext:value-type="float">
            <text:p>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1]" office:value-type="float" office:value="0.08" calcext:value-type="float">
            <text:p>0.08000000</text:p>
          </table:table-cell>
          <table:table-cell table:style-name="ce27" table:formula="of:=['Geometry+Vertices'.D71]" office:value-type="float" office:value="0.00993485027567099" calcext:value-type="float">
            <text:p>0.00993485</text:p>
          </table:table-cell>
          <table:table-cell table:style-name="ce27" table:formula="of:=['Geometry+Vertices'.E71]" office:value-type="float" office:value="0.00993485027567099" calcext:value-type="float">
            <text:p>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2]" office:value-type="float" office:value="0.08" calcext:value-type="float">
            <text:p>0.08000000</text:p>
          </table:table-cell>
          <table:table-cell table:style-name="ce27" table:formula="of:=['Geometry+Vertices'.D72]" office:value-type="float" office:value="-0.00562" calcext:value-type="float">
            <text:p>-0.00562000</text:p>
          </table:table-cell>
          <table:table-cell table:style-name="ce27" table:formula="of:=['Geometry+Vertices'.E72]" office:value-type="float" office:value="0.00562" calcext:value-type="float">
            <text:p>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3]" office:value-type="float" office:value="0.08" calcext:value-type="float">
            <text:p>0.08000000</text:p>
          </table:table-cell>
          <table:table-cell table:style-name="ce27" table:formula="of:=['Geometry+Vertices'.D73]" office:value-type="float" office:value="0.00562" calcext:value-type="float">
            <text:p>0.00562000</text:p>
          </table:table-cell>
          <table:table-cell table:style-name="ce27" table:formula="of:=['Geometry+Vertices'.E73]" office:value-type="float" office:value="0.00562" calcext:value-type="float">
            <text:p>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4]" office:value-type="float" office:value="0.08" calcext:value-type="float">
            <text:p>0.08000000</text:p>
          </table:table-cell>
          <table:table-cell table:style-name="ce27" table:formula="of:=['Geometry+Vertices'.D74]" office:value-type="float" office:value="-0.00562" calcext:value-type="float">
            <text:p>-0.00562000</text:p>
          </table:table-cell>
          <table:table-cell table:style-name="ce27" table:formula="of:=['Geometry+Vertices'.E74]" office:value-type="float" office:value="-0.00562" calcext:value-type="float">
            <text:p>-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5]" office:value-type="float" office:value="0.08" calcext:value-type="float">
            <text:p>0.08000000</text:p>
          </table:table-cell>
          <table:table-cell table:style-name="ce27" table:formula="of:=['Geometry+Vertices'.D75]" office:value-type="float" office:value="0.00562" calcext:value-type="float">
            <text:p>0.00562000</text:p>
          </table:table-cell>
          <table:table-cell table:style-name="ce27" table:formula="of:=['Geometry+Vertices'.E75]" office:value-type="float" office:value="-0.00562" calcext:value-type="float">
            <text:p>-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6]" office:value-type="float" office:value="0.08" calcext:value-type="float">
            <text:p>0.08000000</text:p>
          </table:table-cell>
          <table:table-cell table:style-name="ce27" table:formula="of:=['Geometry+Vertices'.D76]" office:value-type="float" office:value="-0.00993485027567099" calcext:value-type="float">
            <text:p>-0.00993485</text:p>
          </table:table-cell>
          <table:table-cell table:style-name="ce27" table:formula="of:=['Geometry+Vertices'.E76]" office:value-type="float" office:value="-0.00993485027567099" calcext:value-type="float">
            <text:p>-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7]" office:value-type="float" office:value="0.08" calcext:value-type="float">
            <text:p>0.08000000</text:p>
          </table:table-cell>
          <table:table-cell table:style-name="ce27" table:formula="of:=['Geometry+Vertices'.D77]" office:value-type="float" office:value="0.00993485027567099" calcext:value-type="float">
            <text:p>0.00993485</text:p>
          </table:table-cell>
          <table:table-cell table:style-name="ce27" table:formula="of:=['Geometry+Vertices'.E77]" office:value-type="float" office:value="-0.00993485027567099" calcext:value-type="float">
            <text:p>-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8]" office:value-type="float" office:value="0.08" calcext:value-type="float">
            <text:p>0.08000000</text:p>
          </table:table-cell>
          <table:table-cell table:style-name="ce27" table:formula="of:=['Geometry+Vertices'.D78]" office:value-type="float" office:value="-0.0569220958855171" calcext:value-type="float">
            <text:p>-0.05692210</text:p>
          </table:table-cell>
          <table:table-cell table:style-name="ce27" table:formula="of:=['Geometry+Vertices'.E78]" office:value-type="float" office:value="-0.0569220958855171" calcext:value-type="float">
            <text:p>-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79]" office:value-type="float" office:value="0.08" calcext:value-type="float">
            <text:p>0.08000000</text:p>
          </table:table-cell>
          <table:table-cell table:style-name="ce27" table:formula="of:=['Geometry+Vertices'.D79]" office:value-type="float" office:value="0.0569220958855171" calcext:value-type="float">
            <text:p>0.05692210</text:p>
          </table:table-cell>
          <table:table-cell table:style-name="ce27" table:formula="of:=['Geometry+Vertices'.E79]" office:value-type="float" office:value="-0.0569220958855171" calcext:value-type="float">
            <text:p>-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80]" office:value-type="float" office:value="0.08" calcext:value-type="float">
            <text:p>0.08000000</text:p>
          </table:table-cell>
          <table:table-cell table:style-name="ce27" table:formula="of:=['Geometry+Vertices'.D80]" office:value-type="float" office:value="-0.494974746830583" calcext:value-type="float">
            <text:p>-0.49497475</text:p>
          </table:table-cell>
          <table:table-cell table:style-name="ce27" table:formula="of:=['Geometry+Vertices'.E80]" office:value-type="float" office:value="-0.494974746830583" calcext:value-type="float">
            <text:p>-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81]" office:value-type="float" office:value="0.08" calcext:value-type="float">
            <text:p>0.08000000</text:p>
          </table:table-cell>
          <table:table-cell table:style-name="ce27" table:formula="of:=['Geometry+Vertices'.D81]" office:value-type="float" office:value="0.494974746830583" calcext:value-type="float">
            <text:p>0.49497475</text:p>
          </table:table-cell>
          <table:table-cell table:style-name="ce27" table:formula="of:=['Geometry+Vertices'.E81]" office:value-type="float" office:value="-0.494974746830583" calcext:value-type="float">
            <text:p>-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/>
          <table:table-cell table:style-name="ce27" table:number-columns-repeated="3"/>
          <table:table-cell table:number-columns-repeated="20"/>
        </table:table-row>
        <table:table-row table:style-name="ro3">
          <table:table-cell table:style-name="ce13"/>
          <table:table-cell table:style-name="ce25" table:number-columns-repeated="3"/>
          <table:table-cell table:style-name="ce13"/>
          <table:table-cell table:number-columns-repeated="19"/>
        </table:table-row>
        <table:table-row table:style-name="ro3">
          <table:table-cell table:style-name="ce16"/>
          <table:table-cell table:style-name="ce3" table:number-columns-repeated="3"/>
          <table:table-cell table:number-columns-repeated="20"/>
        </table:table-row>
        <table:table-row table:style-name="ro3">
          <table:table-cell table:style-name="ce16" office:value-type="string" calcext:value-type="string">
            <text:p>// THIRD x PLANE</text:p>
          </table:table-cell>
          <table:table-cell table:style-name="ce3" table:number-columns-repeated="3"/>
          <table:table-cell table:number-columns-repeated="20"/>
        </table:table-row>
        <table:table-row table:style-name="ro3">
          <table:table-cell table:style-name="ce16"/>
          <table:table-cell table:style-name="ce3" table:number-columns-repeated="3"/>
          <table:table-cell table:number-columns-repeated="20"/>
        </table:table-row>
        <table:table-row table:style-name="ro3">
          <table:table-cell table:style-name="ce17"/>
          <table:table-cell table:style-name="ce3" table:number-columns-repeated="3"/>
          <table:table-cell table:number-columns-repeated="20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87]" office:value-type="float" office:value="0" calcext:value-type="float">
            <text:p>0.00000000</text:p>
          </table:table-cell>
          <table:table-cell table:style-name="ce27" table:formula="of:=['Geometry+Vertices'.D87]" office:value-type="float" office:value="-0.494974746830583" calcext:value-type="float">
            <text:p>-0.49497475</text:p>
          </table:table-cell>
          <table:table-cell table:style-name="ce27" table:formula="of:=['Geometry+Vertices'.E87]" office:value-type="float" office:value="0.494974746830583" calcext:value-type="float">
            <text:p>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88]" office:value-type="float" office:value="0" calcext:value-type="float">
            <text:p>0.00000000</text:p>
          </table:table-cell>
          <table:table-cell table:style-name="ce27" table:formula="of:=['Geometry+Vertices'.D88]" office:value-type="float" office:value="0.494974746830583" calcext:value-type="float">
            <text:p>0.49497475</text:p>
          </table:table-cell>
          <table:table-cell table:style-name="ce27" table:formula="of:=['Geometry+Vertices'.E88]" office:value-type="float" office:value="0.494974746830583" calcext:value-type="float">
            <text:p>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89]" office:value-type="float" office:value="0" calcext:value-type="float">
            <text:p>0.00000000</text:p>
          </table:table-cell>
          <table:table-cell table:style-name="ce27" table:formula="of:=['Geometry+Vertices'.D89]" office:value-type="float" office:value="-0.0569220958855171" calcext:value-type="float">
            <text:p>-0.05692210</text:p>
          </table:table-cell>
          <table:table-cell table:style-name="ce27" table:formula="of:=['Geometry+Vertices'.E89]" office:value-type="float" office:value="0.0569220958855171" calcext:value-type="float">
            <text:p>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0]" office:value-type="float" office:value="0" calcext:value-type="float">
            <text:p>0.00000000</text:p>
          </table:table-cell>
          <table:table-cell table:style-name="ce27" table:formula="of:=['Geometry+Vertices'.D90]" office:value-type="float" office:value="0.0569220958855171" calcext:value-type="float">
            <text:p>0.05692210</text:p>
          </table:table-cell>
          <table:table-cell table:style-name="ce27" table:formula="of:=['Geometry+Vertices'.E90]" office:value-type="float" office:value="0.0569220958855171" calcext:value-type="float">
            <text:p>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1]" office:value-type="float" office:value="0" calcext:value-type="float">
            <text:p>0.00000000</text:p>
          </table:table-cell>
          <table:table-cell table:style-name="ce27" table:formula="of:=['Geometry+Vertices'.D91]" office:value-type="float" office:value="-0.00993485027567099" calcext:value-type="float">
            <text:p>-0.00993485</text:p>
          </table:table-cell>
          <table:table-cell table:style-name="ce27" table:formula="of:=['Geometry+Vertices'.E91]" office:value-type="float" office:value="0.00993485027567099" calcext:value-type="float">
            <text:p>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2]" office:value-type="float" office:value="0" calcext:value-type="float">
            <text:p>0.00000000</text:p>
          </table:table-cell>
          <table:table-cell table:style-name="ce27" table:formula="of:=['Geometry+Vertices'.D92]" office:value-type="float" office:value="0.00993485027567099" calcext:value-type="float">
            <text:p>0.00993485</text:p>
          </table:table-cell>
          <table:table-cell table:style-name="ce27" table:formula="of:=['Geometry+Vertices'.E92]" office:value-type="float" office:value="0.00993485027567099" calcext:value-type="float">
            <text:p>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3]" office:value-type="float" office:value="0" calcext:value-type="float">
            <text:p>0.00000000</text:p>
          </table:table-cell>
          <table:table-cell table:style-name="ce27" table:formula="of:=['Geometry+Vertices'.D93]" office:value-type="float" office:value="-0.00562" calcext:value-type="float">
            <text:p>-0.00562000</text:p>
          </table:table-cell>
          <table:table-cell table:style-name="ce27" table:formula="of:=['Geometry+Vertices'.E93]" office:value-type="float" office:value="0.00562" calcext:value-type="float">
            <text:p>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4]" office:value-type="float" office:value="0" calcext:value-type="float">
            <text:p>0.00000000</text:p>
          </table:table-cell>
          <table:table-cell table:style-name="ce27" table:formula="of:=['Geometry+Vertices'.D94]" office:value-type="float" office:value="0.00562" calcext:value-type="float">
            <text:p>0.00562000</text:p>
          </table:table-cell>
          <table:table-cell table:style-name="ce27" table:formula="of:=['Geometry+Vertices'.E94]" office:value-type="float" office:value="0.00562" calcext:value-type="float">
            <text:p>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5]" office:value-type="float" office:value="0" calcext:value-type="float">
            <text:p>0.00000000</text:p>
          </table:table-cell>
          <table:table-cell table:style-name="ce27" table:formula="of:=['Geometry+Vertices'.D95]" office:value-type="float" office:value="-0.00562" calcext:value-type="float">
            <text:p>-0.00562000</text:p>
          </table:table-cell>
          <table:table-cell table:style-name="ce27" table:formula="of:=['Geometry+Vertices'.E95]" office:value-type="float" office:value="-0.00562" calcext:value-type="float">
            <text:p>-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6]" office:value-type="float" office:value="0" calcext:value-type="float">
            <text:p>0.00000000</text:p>
          </table:table-cell>
          <table:table-cell table:style-name="ce27" table:formula="of:=['Geometry+Vertices'.D96]" office:value-type="float" office:value="0.00562" calcext:value-type="float">
            <text:p>0.00562000</text:p>
          </table:table-cell>
          <table:table-cell table:style-name="ce27" table:formula="of:=['Geometry+Vertices'.E96]" office:value-type="float" office:value="-0.00562" calcext:value-type="float">
            <text:p>-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7]" office:value-type="float" office:value="0" calcext:value-type="float">
            <text:p>0.00000000</text:p>
          </table:table-cell>
          <table:table-cell table:style-name="ce27" table:formula="of:=['Geometry+Vertices'.D97]" office:value-type="float" office:value="-0.00993485027567099" calcext:value-type="float">
            <text:p>-0.00993485</text:p>
          </table:table-cell>
          <table:table-cell table:style-name="ce27" table:formula="of:=['Geometry+Vertices'.E97]" office:value-type="float" office:value="-0.00993485027567099" calcext:value-type="float">
            <text:p>-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8]" office:value-type="float" office:value="0" calcext:value-type="float">
            <text:p>0.00000000</text:p>
          </table:table-cell>
          <table:table-cell table:style-name="ce27" table:formula="of:=['Geometry+Vertices'.D98]" office:value-type="float" office:value="0.00993485027567099" calcext:value-type="float">
            <text:p>0.00993485</text:p>
          </table:table-cell>
          <table:table-cell table:style-name="ce27" table:formula="of:=['Geometry+Vertices'.E98]" office:value-type="float" office:value="-0.00993485027567099" calcext:value-type="float">
            <text:p>-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99]" office:value-type="float" office:value="0" calcext:value-type="float">
            <text:p>0.00000000</text:p>
          </table:table-cell>
          <table:table-cell table:style-name="ce27" table:formula="of:=['Geometry+Vertices'.D99]" office:value-type="float" office:value="-0.0569220958855171" calcext:value-type="float">
            <text:p>-0.05692210</text:p>
          </table:table-cell>
          <table:table-cell table:style-name="ce27" table:formula="of:=['Geometry+Vertices'.E99]" office:value-type="float" office:value="-0.0569220958855171" calcext:value-type="float">
            <text:p>-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00]" office:value-type="float" office:value="0" calcext:value-type="float">
            <text:p>0.00000000</text:p>
          </table:table-cell>
          <table:table-cell table:style-name="ce27" table:formula="of:=['Geometry+Vertices'.D100]" office:value-type="float" office:value="0.0569220958855171" calcext:value-type="float">
            <text:p>0.05692210</text:p>
          </table:table-cell>
          <table:table-cell table:style-name="ce27" table:formula="of:=['Geometry+Vertices'.E100]" office:value-type="float" office:value="-0.0569220958855171" calcext:value-type="float">
            <text:p>-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01]" office:value-type="float" office:value="0" calcext:value-type="float">
            <text:p>0.00000000</text:p>
          </table:table-cell>
          <table:table-cell table:style-name="ce27" table:formula="of:=['Geometry+Vertices'.D101]" office:value-type="float" office:value="-0.494974746830583" calcext:value-type="float">
            <text:p>-0.49497475</text:p>
          </table:table-cell>
          <table:table-cell table:style-name="ce27" table:formula="of:=['Geometry+Vertices'.E101]" office:value-type="float" office:value="-0.494974746830583" calcext:value-type="float">
            <text:p>-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02]" office:value-type="float" office:value="0" calcext:value-type="float">
            <text:p>0.00000000</text:p>
          </table:table-cell>
          <table:table-cell table:style-name="ce27" table:formula="of:=['Geometry+Vertices'.D102]" office:value-type="float" office:value="0.494974746830583" calcext:value-type="float">
            <text:p>0.49497475</text:p>
          </table:table-cell>
          <table:table-cell table:style-name="ce27" table:formula="of:=['Geometry+Vertices'.E102]" office:value-type="float" office:value="-0.494974746830583" calcext:value-type="float">
            <text:p>-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/>
          <table:table-cell table:style-name="ce27" table:number-columns-repeated="3"/>
          <table:table-cell table:number-columns-repeated="20"/>
        </table:table-row>
        <table:table-row table:style-name="ro3">
          <table:table-cell/>
          <table:table-cell table:style-name="ce24" table:number-columns-repeated="2"/>
          <table:table-cell table:style-name="ce27"/>
          <table:table-cell table:style-name="Default"/>
          <table:table-cell table:number-columns-repeated="19"/>
        </table:table-row>
        <table:table-row table:style-name="ro3">
          <table:table-cell table:style-name="ce16"/>
          <table:table-cell table:style-name="ce24" table:number-columns-repeated="2"/>
          <table:table-cell table:style-name="ce27"/>
          <table:table-cell table:style-name="Default"/>
          <table:table-cell table:number-columns-repeated="19"/>
        </table:table-row>
        <table:table-row table:style-name="ro3">
          <table:table-cell table:style-name="ce16" office:value-type="string" calcext:value-type="string">
            <text:p>// FOURTH x PLANE</text:p>
          </table:table-cell>
          <table:table-cell table:style-name="ce3" table:number-columns-repeated="3"/>
          <table:table-cell table:number-columns-repeated="20"/>
        </table:table-row>
        <table:table-row table:style-name="ro3">
          <table:table-cell table:style-name="ce16"/>
          <table:table-cell table:style-name="ce3" table:number-columns-repeated="3"/>
          <table:table-cell table:number-columns-repeated="20"/>
        </table:table-row>
        <table:table-row table:style-name="ro3">
          <table:table-cell table:style-name="ce17"/>
          <table:table-cell table:style-name="ce3" table:number-columns-repeated="3"/>
          <table:table-cell table:number-columns-repeated="20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08]" office:value-type="float" office:value="-1.4" calcext:value-type="float">
            <text:p>-1.40000000</text:p>
          </table:table-cell>
          <table:table-cell table:style-name="ce27" table:formula="of:=['Geometry+Vertices'.D108]" office:value-type="float" office:value="-0.494974746830583" calcext:value-type="float">
            <text:p>-0.49497475</text:p>
          </table:table-cell>
          <table:table-cell table:style-name="ce27" table:formula="of:=['Geometry+Vertices'.E108]" office:value-type="float" office:value="0.494974746830583" calcext:value-type="float">
            <text:p>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09]" office:value-type="float" office:value="-1.4" calcext:value-type="float">
            <text:p>-1.40000000</text:p>
          </table:table-cell>
          <table:table-cell table:style-name="ce27" table:formula="of:=['Geometry+Vertices'.D109]" office:value-type="float" office:value="0.494974746830583" calcext:value-type="float">
            <text:p>0.49497475</text:p>
          </table:table-cell>
          <table:table-cell table:style-name="ce27" table:formula="of:=['Geometry+Vertices'.E109]" office:value-type="float" office:value="0.494974746830583" calcext:value-type="float">
            <text:p>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0]" office:value-type="float" office:value="-1.4" calcext:value-type="float">
            <text:p>-1.40000000</text:p>
          </table:table-cell>
          <table:table-cell table:style-name="ce27" table:formula="of:=['Geometry+Vertices'.D110]" office:value-type="float" office:value="-0.0569220958855171" calcext:value-type="float">
            <text:p>-0.05692210</text:p>
          </table:table-cell>
          <table:table-cell table:style-name="ce27" table:formula="of:=['Geometry+Vertices'.E110]" office:value-type="float" office:value="0.0569220958855171" calcext:value-type="float">
            <text:p>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1]" office:value-type="float" office:value="-1.4" calcext:value-type="float">
            <text:p>-1.40000000</text:p>
          </table:table-cell>
          <table:table-cell table:style-name="ce27" table:formula="of:=['Geometry+Vertices'.D111]" office:value-type="float" office:value="0.0569220958855171" calcext:value-type="float">
            <text:p>0.05692210</text:p>
          </table:table-cell>
          <table:table-cell table:style-name="ce27" table:formula="of:=['Geometry+Vertices'.E111]" office:value-type="float" office:value="0.0569220958855171" calcext:value-type="float">
            <text:p>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2]" office:value-type="float" office:value="-1.4" calcext:value-type="float">
            <text:p>-1.40000000</text:p>
          </table:table-cell>
          <table:table-cell table:style-name="ce27" table:formula="of:=['Geometry+Vertices'.D112]" office:value-type="float" office:value="-0.00993485027567099" calcext:value-type="float">
            <text:p>-0.00993485</text:p>
          </table:table-cell>
          <table:table-cell table:style-name="ce27" table:formula="of:=['Geometry+Vertices'.E112]" office:value-type="float" office:value="0.00993485027567099" calcext:value-type="float">
            <text:p>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3]" office:value-type="float" office:value="-1.4" calcext:value-type="float">
            <text:p>-1.40000000</text:p>
          </table:table-cell>
          <table:table-cell table:style-name="ce27" table:formula="of:=['Geometry+Vertices'.D113]" office:value-type="float" office:value="0.00993485027567099" calcext:value-type="float">
            <text:p>0.00993485</text:p>
          </table:table-cell>
          <table:table-cell table:style-name="ce27" table:formula="of:=['Geometry+Vertices'.E113]" office:value-type="float" office:value="0.00993485027567099" calcext:value-type="float">
            <text:p>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4]" office:value-type="float" office:value="-1.4" calcext:value-type="float">
            <text:p>-1.40000000</text:p>
          </table:table-cell>
          <table:table-cell table:style-name="ce27" table:formula="of:=['Geometry+Vertices'.D114]" office:value-type="float" office:value="-0.00562" calcext:value-type="float">
            <text:p>-0.00562000</text:p>
          </table:table-cell>
          <table:table-cell table:style-name="ce27" table:formula="of:=['Geometry+Vertices'.E114]" office:value-type="float" office:value="0.00562" calcext:value-type="float">
            <text:p>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5]" office:value-type="float" office:value="-1.4" calcext:value-type="float">
            <text:p>-1.40000000</text:p>
          </table:table-cell>
          <table:table-cell table:style-name="ce27" table:formula="of:=['Geometry+Vertices'.D115]" office:value-type="float" office:value="0.00562" calcext:value-type="float">
            <text:p>0.00562000</text:p>
          </table:table-cell>
          <table:table-cell table:style-name="ce27" table:formula="of:=['Geometry+Vertices'.E115]" office:value-type="float" office:value="0.00562" calcext:value-type="float">
            <text:p>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6]" office:value-type="float" office:value="-1.4" calcext:value-type="float">
            <text:p>-1.40000000</text:p>
          </table:table-cell>
          <table:table-cell table:style-name="ce27" table:formula="of:=['Geometry+Vertices'.D116]" office:value-type="float" office:value="-0.00562" calcext:value-type="float">
            <text:p>-0.00562000</text:p>
          </table:table-cell>
          <table:table-cell table:style-name="ce27" table:formula="of:=['Geometry+Vertices'.E116]" office:value-type="float" office:value="-0.00562" calcext:value-type="float">
            <text:p>-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7]" office:value-type="float" office:value="-1.4" calcext:value-type="float">
            <text:p>-1.40000000</text:p>
          </table:table-cell>
          <table:table-cell table:style-name="ce27" table:formula="of:=['Geometry+Vertices'.D117]" office:value-type="float" office:value="0.00562" calcext:value-type="float">
            <text:p>0.00562000</text:p>
          </table:table-cell>
          <table:table-cell table:style-name="ce27" table:formula="of:=['Geometry+Vertices'.E117]" office:value-type="float" office:value="-0.00562" calcext:value-type="float">
            <text:p>-0.0056200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8]" office:value-type="float" office:value="-1.4" calcext:value-type="float">
            <text:p>-1.40000000</text:p>
          </table:table-cell>
          <table:table-cell table:style-name="ce27" table:formula="of:=['Geometry+Vertices'.D118]" office:value-type="float" office:value="-0.00993485027567099" calcext:value-type="float">
            <text:p>-0.00993485</text:p>
          </table:table-cell>
          <table:table-cell table:style-name="ce27" table:formula="of:=['Geometry+Vertices'.E118]" office:value-type="float" office:value="-0.00993485027567099" calcext:value-type="float">
            <text:p>-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19]" office:value-type="float" office:value="-1.4" calcext:value-type="float">
            <text:p>-1.40000000</text:p>
          </table:table-cell>
          <table:table-cell table:style-name="ce27" table:formula="of:=['Geometry+Vertices'.D119]" office:value-type="float" office:value="0.00993485027567099" calcext:value-type="float">
            <text:p>0.00993485</text:p>
          </table:table-cell>
          <table:table-cell table:style-name="ce27" table:formula="of:=['Geometry+Vertices'.E119]" office:value-type="float" office:value="-0.00993485027567099" calcext:value-type="float">
            <text:p>-0.0099348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20]" office:value-type="float" office:value="-1.4" calcext:value-type="float">
            <text:p>-1.40000000</text:p>
          </table:table-cell>
          <table:table-cell table:style-name="ce27" table:formula="of:=['Geometry+Vertices'.D120]" office:value-type="float" office:value="-0.0569220958855171" calcext:value-type="float">
            <text:p>-0.05692210</text:p>
          </table:table-cell>
          <table:table-cell table:style-name="ce27" table:formula="of:=['Geometry+Vertices'.E120]" office:value-type="float" office:value="-0.0569220958855171" calcext:value-type="float">
            <text:p>-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21]" office:value-type="float" office:value="-1.4" calcext:value-type="float">
            <text:p>-1.40000000</text:p>
          </table:table-cell>
          <table:table-cell table:style-name="ce27" table:formula="of:=['Geometry+Vertices'.D121]" office:value-type="float" office:value="0.0569220958855171" calcext:value-type="float">
            <text:p>0.05692210</text:p>
          </table:table-cell>
          <table:table-cell table:style-name="ce27" table:formula="of:=['Geometry+Vertices'.E121]" office:value-type="float" office:value="-0.0569220958855171" calcext:value-type="float">
            <text:p>-0.05692210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22]" office:value-type="float" office:value="-1.4" calcext:value-type="float">
            <text:p>-1.40000000</text:p>
          </table:table-cell>
          <table:table-cell table:style-name="ce27" table:formula="of:=['Geometry+Vertices'.D122]" office:value-type="float" office:value="-0.494974746830583" calcext:value-type="float">
            <text:p>-0.49497475</text:p>
          </table:table-cell>
          <table:table-cell table:style-name="ce27" table:formula="of:=['Geometry+Vertices'.E122]" office:value-type="float" office:value="-0.494974746830583" calcext:value-type="float">
            <text:p>-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(</text:p>
          </table:table-cell>
          <table:table-cell table:style-name="ce27" table:formula="of:=['Geometry+Vertices'.C123]" office:value-type="float" office:value="-1.4" calcext:value-type="float">
            <text:p>-1.40000000</text:p>
          </table:table-cell>
          <table:table-cell table:style-name="ce27" table:formula="of:=['Geometry+Vertices'.D123]" office:value-type="float" office:value="0.494974746830583" calcext:value-type="float">
            <text:p>0.49497475</text:p>
          </table:table-cell>
          <table:table-cell table:style-name="ce27" table:formula="of:=['Geometry+Vertices'.E123]" office:value-type="float" office:value="-0.494974746830583" calcext:value-type="float">
            <text:p>-0.49497475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3" table:number-rows-repeated="2">
          <table:table-cell/>
          <table:table-cell table:style-name="ce27" table:number-columns-repeated="3"/>
          <table:table-cell table:number-columns-repeated="20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34" table:number-columns-repeated="16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34" table:number-columns-repeated="16"/>
        </table:table-row>
        <table:table-row table:style-name="ro3">
          <table:table-cell table:style-name="Default" office:value-type="string" calcext:value-type="string">
            <text:p>blocks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34" table:number-columns-repeated="16"/>
        </table:table-row>
        <table:table-row table:style-name="ro3">
          <table:table-cell table:style-name="Default" office:value-type="string" calcext:value-type="string">
            <text:p>(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34" table:number-columns-repeated="16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34" table:number-columns-repeated="16"/>
        </table:table-row>
        <table:table-row table:style-name="ro3">
          <table:table-cell table:style-name="ce30" office:value-type="string" calcext:value-type="string">
            <text:p>// First level of blocks</text:p>
          </table:table-cell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16"/>
          <table:table-cell table:style-name="ce34"/>
        </table:table-row>
        <table:table-row table:style-name="ro3">
          <table:table-cell table:style-name="Default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16"/>
          <table:table-cell table:style-name="ce34"/>
        </table:table-row>
        <table:table-row table:style-name="ro3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Hexes.D6]" office:value-type="float" office:value="3" calcext:value-type="float">
            <text:p>3</text:p>
          </table:table-cell>
          <table:table-cell table:formula="of:=[Hexes.E6]" office:value-type="float" office:value="2" calcext:value-type="float">
            <text:p>2</text:p>
          </table:table-cell>
          <table:table-cell table:formula="of:=[Hexes.F6]" office:value-type="float" office:value="0" calcext:value-type="float">
            <text:p>0</text:p>
          </table:table-cell>
          <table:table-cell table:style-name="ce11" table:formula="of:=[Hexes.G6]" office:value-type="float" office:value="1" calcext:value-type="float">
            <text:p>1</text:p>
          </table:table-cell>
          <table:table-cell table:style-name="ce11" table:formula="of:=[Hexes.H6]" office:value-type="float" office:value="19" calcext:value-type="float">
            <text:p>19</text:p>
          </table:table-cell>
          <table:table-cell table:style-name="ce11" table:formula="of:=[Hexes.I6]" office:value-type="float" office:value="18" calcext:value-type="float">
            <text:p>18</text:p>
          </table:table-cell>
          <table:table-cell table:style-name="ce11" table:formula="of:=[Hexes.J6]" office:value-type="float" office:value="16" calcext:value-type="float">
            <text:p>16</text:p>
          </table:table-cell>
          <table:table-cell table:style-name="ce11" table:formula="of:=[Hexes.K6]" office:value-type="float" office:value="17" calcext:value-type="float">
            <text:p>17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style-name="ce37" office:value-type="float" office:value="27" calcext:value-type="float">
            <text:p>27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.02" calcext:value-type="float">
            <text:p>0.02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3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Hexes.D7]" office:value-type="float" office:value="13" calcext:value-type="float">
            <text:p>13</text:p>
          </table:table-cell>
          <table:table-cell table:formula="of:=[Hexes.E7]" office:value-type="float" office:value="3" calcext:value-type="float">
            <text:p>3</text:p>
          </table:table-cell>
          <table:table-cell table:formula="of:=[Hexes.F7]" office:value-type="float" office:value="1" calcext:value-type="float">
            <text:p>1</text:p>
          </table:table-cell>
          <table:table-cell table:style-name="ce11" table:formula="of:=[Hexes.G7]" office:value-type="float" office:value="15" calcext:value-type="float">
            <text:p>15</text:p>
          </table:table-cell>
          <table:table-cell table:style-name="ce11" table:formula="of:=[Hexes.H7]" office:value-type="float" office:value="29" calcext:value-type="float">
            <text:p>29</text:p>
          </table:table-cell>
          <table:table-cell table:style-name="ce11" table:formula="of:=[Hexes.I7]" office:value-type="float" office:value="19" calcext:value-type="float">
            <text:p>19</text:p>
          </table:table-cell>
          <table:table-cell table:style-name="ce11" table:formula="of:=[Hexes.J7]" office:value-type="float" office:value="17" calcext:value-type="float">
            <text:p>17</text:p>
          </table:table-cell>
          <table:table-cell table:style-name="ce11" table:formula="of:=[Hexes.K7]" office:value-type="float" office:value="31" calcext:value-type="float">
            <text:p>31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36" table:formula="of:=[.$O$116]" office:value-type="float" office:value="40" calcext:value-type="float">
            <text:p>40</text:p>
          </table:table-cell>
          <table:table-cell table:style-name="ce11" table:formula="of:=[.$P$116]" office:value-type="float" office:value="27" calcext:value-type="float">
            <text:p>27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36" office:value-type="float" office:value="1" calcext:value-type="float">
            <text:p>1</text:p>
          </table:table-cell>
          <table:table-cell table:style-name="ce11" table:formula="of:=[.$U$116]" office:value-type="float" office:value="30" calcext:value-type="float">
            <text:p>30</text:p>
          </table:table-cell>
          <table:table-cell table:style-name="ce11" table:formula="of:=[.$V$116]" office:value-type="float" office:value="0.02" calcext:value-type="float">
            <text:p>0.02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3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Hexes.D8]" office:value-type="float" office:value="12" calcext:value-type="float">
            <text:p>12</text:p>
          </table:table-cell>
          <table:table-cell table:formula="of:=[Hexes.E8]" office:value-type="float" office:value="13" calcext:value-type="float">
            <text:p>13</text:p>
          </table:table-cell>
          <table:table-cell table:formula="of:=[Hexes.F8]" office:value-type="float" office:value="15" calcext:value-type="float">
            <text:p>15</text:p>
          </table:table-cell>
          <table:table-cell table:style-name="ce11" table:formula="of:=[Hexes.G8]" office:value-type="float" office:value="14" calcext:value-type="float">
            <text:p>14</text:p>
          </table:table-cell>
          <table:table-cell table:style-name="ce11" table:formula="of:=[Hexes.H8]" office:value-type="float" office:value="28" calcext:value-type="float">
            <text:p>28</text:p>
          </table:table-cell>
          <table:table-cell table:style-name="ce11" table:formula="of:=[Hexes.I8]" office:value-type="float" office:value="29" calcext:value-type="float">
            <text:p>29</text:p>
          </table:table-cell>
          <table:table-cell table:style-name="ce11" table:formula="of:=[Hexes.J8]" office:value-type="float" office:value="31" calcext:value-type="float">
            <text:p>31</text:p>
          </table:table-cell>
          <table:table-cell table:style-name="ce11" table:formula="of:=[Hexes.K8]" office:value-type="float" office:value="30" calcext:value-type="float">
            <text:p>30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36" table:formula="of:=[.$O$116]" office:value-type="float" office:value="40" calcext:value-type="float">
            <text:p>40</text:p>
          </table:table-cell>
          <table:table-cell table:style-name="ce11" table:formula="of:=[.$P$116]" office:value-type="float" office:value="27" calcext:value-type="float">
            <text:p>27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1/[.T117]" office:value-type="float" office:value="1" calcext:value-type="float">
            <text:p>1</text:p>
          </table:table-cell>
          <table:table-cell table:style-name="ce11" table:formula="of:=[.$U$116]" office:value-type="float" office:value="30" calcext:value-type="float">
            <text:p>30</text:p>
          </table:table-cell>
          <table:table-cell table:style-name="ce11" table:formula="of:=[.$V$116]" office:value-type="float" office:value="0.02" calcext:value-type="float">
            <text:p>0.02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9]" office:value-type="float" office:value="2" calcext:value-type="float">
            <text:p>2</text:p>
          </table:table-cell>
          <table:table-cell table:formula="of:=[Hexes.E9]" office:value-type="float" office:value="12" calcext:value-type="float">
            <text:p>12</text:p>
          </table:table-cell>
          <table:table-cell table:formula="of:=[Hexes.F9]" office:value-type="float" office:value="14" calcext:value-type="float">
            <text:p>14</text:p>
          </table:table-cell>
          <table:table-cell table:style-name="ce11" table:formula="of:=[Hexes.G9]" office:value-type="float" office:value="0" calcext:value-type="float">
            <text:p>0</text:p>
          </table:table-cell>
          <table:table-cell table:style-name="ce11" table:formula="of:=[Hexes.H9]" office:value-type="float" office:value="18" calcext:value-type="float">
            <text:p>18</text:p>
          </table:table-cell>
          <table:table-cell table:style-name="ce11" table:formula="of:=[Hexes.I9]" office:value-type="float" office:value="28" calcext:value-type="float">
            <text:p>28</text:p>
          </table:table-cell>
          <table:table-cell table:style-name="ce11" table:formula="of:=[Hexes.J9]" office:value-type="float" office:value="30" calcext:value-type="float">
            <text:p>30</text:p>
          </table:table-cell>
          <table:table-cell table:style-name="ce11" table:formula="of:=[Hexes.K9]" office:value-type="float" office:value="16" calcext:value-type="float">
            <text:p>16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36" table:formula="of:=[.$O$116]" office:value-type="float" office:value="40" calcext:value-type="float">
            <text:p>40</text:p>
          </table:table-cell>
          <table:table-cell table:style-name="ce11" table:formula="of:=[.$P$116]" office:value-type="float" office:value="27" calcext:value-type="float">
            <text:p>27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1/[.T116]" office:value-type="float" office:value="1" calcext:value-type="float">
            <text:p>1</text:p>
          </table:table-cell>
          <table:table-cell table:style-name="ce11" table:formula="of:=[.$U$116]" office:value-type="float" office:value="30" calcext:value-type="float">
            <text:p>30</text:p>
          </table:table-cell>
          <table:table-cell table:style-name="ce11" table:formula="of:=[.$V$116]" office:value-type="float" office:value="0.02" calcext:value-type="float">
            <text:p>0.02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10]" office:value-type="float" office:value="5" calcext:value-type="float">
            <text:p>5</text:p>
          </table:table-cell>
          <table:table-cell table:formula="of:=[Hexes.E10]" office:value-type="float" office:value="4" calcext:value-type="float">
            <text:p>4</text:p>
          </table:table-cell>
          <table:table-cell table:formula="of:=[Hexes.F10]" office:value-type="float" office:value="2" calcext:value-type="float">
            <text:p>2</text:p>
          </table:table-cell>
          <table:table-cell table:style-name="ce11" table:formula="of:=[Hexes.G10]" office:value-type="float" office:value="3" calcext:value-type="float">
            <text:p>3</text:p>
          </table:table-cell>
          <table:table-cell table:style-name="ce11" table:formula="of:=[Hexes.H10]" office:value-type="float" office:value="21" calcext:value-type="float">
            <text:p>21</text:p>
          </table:table-cell>
          <table:table-cell table:style-name="ce11" table:formula="of:=[Hexes.I10]" office:value-type="float" office:value="20" calcext:value-type="float">
            <text:p>20</text:p>
          </table:table-cell>
          <table:table-cell table:style-name="ce11" table:formula="of:=[Hexes.J10]" office:value-type="float" office:value="18" calcext:value-type="float">
            <text:p>18</text:p>
          </table:table-cell>
          <table:table-cell table:style-name="ce11" table:formula="of:=[Hexes.K10]" office:value-type="float" office:value="19" calcext:value-type="float">
            <text:p>19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37" office:value-type="float" office:value="40" calcext:value-type="float">
            <text:p>40</text:p>
          </table:table-cell>
          <table:table-cell table:style-name="ce11" table:formula="of:=[.$P$116]" office:value-type="float" office:value="27" calcext:value-type="float">
            <text:p>27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1/[.T117]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1" table:formula="of:=[.$V$116]" office:value-type="float" office:value="0.02" calcext:value-type="float">
            <text:p>0.02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11]" office:value-type="float" office:value="11" calcext:value-type="float">
            <text:p>11</text:p>
          </table:table-cell>
          <table:table-cell table:formula="of:=[Hexes.E11]" office:value-type="float" office:value="5" calcext:value-type="float">
            <text:p>5</text:p>
          </table:table-cell>
          <table:table-cell table:formula="of:=[Hexes.F11]" office:value-type="float" office:value="3" calcext:value-type="float">
            <text:p>3</text:p>
          </table:table-cell>
          <table:table-cell table:style-name="ce11" table:formula="of:=[Hexes.G11]" office:value-type="float" office:value="13" calcext:value-type="float">
            <text:p>13</text:p>
          </table:table-cell>
          <table:table-cell table:style-name="ce11" table:formula="of:=[Hexes.H11]" office:value-type="float" office:value="27" calcext:value-type="float">
            <text:p>27</text:p>
          </table:table-cell>
          <table:table-cell table:style-name="ce11" table:formula="of:=[Hexes.I11]" office:value-type="float" office:value="21" calcext:value-type="float">
            <text:p>21</text:p>
          </table:table-cell>
          <table:table-cell table:style-name="ce11" table:formula="of:=[Hexes.J11]" office:value-type="float" office:value="19" calcext:value-type="float">
            <text:p>19</text:p>
          </table:table-cell>
          <table:table-cell table:style-name="ce11" table:formula="of:=[Hexes.K11]" office:value-type="float" office:value="29" calcext:value-type="float">
            <text:p>29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36" table:formula="of:=[.$O$120]" office:value-type="float" office:value="40" calcext:value-type="float">
            <text:p>40</text:p>
          </table:table-cell>
          <table:table-cell table:style-name="ce11" table:formula="of:=[.$P$116]" office:value-type="float" office:value="27" calcext:value-type="float">
            <text:p>27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1/[.T118]" office:value-type="float" office:value="1" calcext:value-type="float">
            <text:p>1</text:p>
          </table:table-cell>
          <table:table-cell table:style-name="ce11" table:formula="of:=[.$U$120]" office:value-type="float" office:value="1" calcext:value-type="float">
            <text:p>1</text:p>
          </table:table-cell>
          <table:table-cell table:style-name="ce11" table:formula="of:=[.$V$116]" office:value-type="float" office:value="0.02" calcext:value-type="float">
            <text:p>0.02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12]" office:value-type="float" office:value="10" calcext:value-type="float">
            <text:p>10</text:p>
          </table:table-cell>
          <table:table-cell table:formula="of:=[Hexes.E12]" office:value-type="float" office:value="11" calcext:value-type="float">
            <text:p>11</text:p>
          </table:table-cell>
          <table:table-cell table:formula="of:=[Hexes.F12]" office:value-type="float" office:value="13" calcext:value-type="float">
            <text:p>13</text:p>
          </table:table-cell>
          <table:table-cell table:style-name="ce11" table:formula="of:=[Hexes.G12]" office:value-type="float" office:value="12" calcext:value-type="float">
            <text:p>12</text:p>
          </table:table-cell>
          <table:table-cell table:style-name="ce11" table:formula="of:=[Hexes.H12]" office:value-type="float" office:value="26" calcext:value-type="float">
            <text:p>26</text:p>
          </table:table-cell>
          <table:table-cell table:style-name="ce11" table:formula="of:=[Hexes.I12]" office:value-type="float" office:value="27" calcext:value-type="float">
            <text:p>27</text:p>
          </table:table-cell>
          <table:table-cell table:style-name="ce11" table:formula="of:=[Hexes.J12]" office:value-type="float" office:value="29" calcext:value-type="float">
            <text:p>29</text:p>
          </table:table-cell>
          <table:table-cell table:style-name="ce11" table:formula="of:=[Hexes.K12]" office:value-type="float" office:value="28" calcext:value-type="float">
            <text:p>28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36" table:formula="of:=[.$O$120]" office:value-type="float" office:value="40" calcext:value-type="float">
            <text:p>40</text:p>
          </table:table-cell>
          <table:table-cell table:style-name="ce11" table:formula="of:=[.$P$116]" office:value-type="float" office:value="27" calcext:value-type="float">
            <text:p>27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1/[.T119]" office:value-type="float" office:value="1" calcext:value-type="float">
            <text:p>1</text:p>
          </table:table-cell>
          <table:table-cell table:style-name="ce11" table:formula="of:=[.$U$120]" office:value-type="float" office:value="1" calcext:value-type="float">
            <text:p>1</text:p>
          </table:table-cell>
          <table:table-cell table:style-name="ce11" table:formula="of:=[.$V$116]" office:value-type="float" office:value="0.02" calcext:value-type="float">
            <text:p>0.02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13]" office:value-type="float" office:value="4" calcext:value-type="float">
            <text:p>4</text:p>
          </table:table-cell>
          <table:table-cell table:formula="of:=[Hexes.E13]" office:value-type="float" office:value="10" calcext:value-type="float">
            <text:p>10</text:p>
          </table:table-cell>
          <table:table-cell table:formula="of:=[Hexes.F13]" office:value-type="float" office:value="12" calcext:value-type="float">
            <text:p>12</text:p>
          </table:table-cell>
          <table:table-cell table:style-name="ce11" table:formula="of:=[Hexes.G13]" office:value-type="float" office:value="2" calcext:value-type="float">
            <text:p>2</text:p>
          </table:table-cell>
          <table:table-cell table:style-name="ce11" table:formula="of:=[Hexes.H13]" office:value-type="float" office:value="20" calcext:value-type="float">
            <text:p>20</text:p>
          </table:table-cell>
          <table:table-cell table:style-name="ce11" table:formula="of:=[Hexes.I13]" office:value-type="float" office:value="26" calcext:value-type="float">
            <text:p>26</text:p>
          </table:table-cell>
          <table:table-cell table:style-name="ce11" table:formula="of:=[Hexes.J13]" office:value-type="float" office:value="28" calcext:value-type="float">
            <text:p>28</text:p>
          </table:table-cell>
          <table:table-cell table:style-name="ce11" table:formula="of:=[Hexes.K13]" office:value-type="float" office:value="18" calcext:value-type="float">
            <text:p>18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36" table:formula="of:=[.$O$120]" office:value-type="float" office:value="40" calcext:value-type="float">
            <text:p>40</text:p>
          </table:table-cell>
          <table:table-cell table:style-name="ce11" table:formula="of:=[.$P$116]" office:value-type="float" office:value="27" calcext:value-type="float">
            <text:p>27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1/[.T120]" office:value-type="float" office:value="1" calcext:value-type="float">
            <text:p>1</text:p>
          </table:table-cell>
          <table:table-cell table:style-name="ce11" table:formula="of:=[.$U$120]" office:value-type="float" office:value="1" calcext:value-type="float">
            <text:p>1</text:p>
          </table:table-cell>
          <table:table-cell table:style-name="ce11" table:formula="of:=[.$V$116]" office:value-type="float" office:value="0.02" calcext:value-type="float">
            <text:p>0.02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table:number-columns-repeated="2"/>
          <table:table-cell table:style-name="ce11"/>
          <table:table-cell table:number-columns-repeated="2"/>
          <table:table-cell table:style-name="ce11" table:number-columns-repeated="5"/>
          <table:table-cell table:style-name="ce4"/>
          <table:table-cell table:style-name="ce11"/>
          <table:table-cell table:style-name="ce4"/>
          <table:table-cell table:style-name="ce36" table:number-columns-repeated="2"/>
          <table:table-cell table:style-name="ce11"/>
          <table:table-cell table:style-name="ce4" table:number-columns-repeated="3"/>
          <table:table-cell table:style-name="ce11" table:number-columns-repeated="3"/>
          <table:table-cell table:style-name="ce4"/>
          <table:table-cell table:style-name="ce34"/>
        </table:table-row>
        <table:table-row table:style-name="ro3">
          <table:table-cell/>
          <table:table-cell table:style-name="ce11" table:number-columns-repeated="2"/>
          <table:table-cell table:number-columns-repeated="2"/>
          <table:table-cell table:style-name="ce11" table:number-columns-repeated="18"/>
          <table:table-cell table:style-name="ce34"/>
        </table:table-row>
        <table:table-row table:style-name="ro3">
          <table:table-cell table:style-name="ce30" office:value-type="string" calcext:value-type="string">
            <text:p>// Second level of blocks</text:p>
          </table:table-cell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16"/>
          <table:table-cell table:style-name="ce34"/>
        </table:table-row>
        <table:table-row table:style-name="ro3">
          <table:table-cell table:style-name="Default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16"/>
          <table:table-cell table:style-name="ce34"/>
        </table:table-row>
        <table:table-row table:style-name="ro3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Hexes.D18]" office:value-type="float" office:value="19" calcext:value-type="float">
            <text:p>19</text:p>
          </table:table-cell>
          <table:table-cell table:formula="of:=[Hexes.E18]" office:value-type="float" office:value="18" calcext:value-type="float">
            <text:p>18</text:p>
          </table:table-cell>
          <table:table-cell table:formula="of:=[Hexes.F18]" office:value-type="float" office:value="16" calcext:value-type="float">
            <text:p>16</text:p>
          </table:table-cell>
          <table:table-cell table:style-name="ce11" table:formula="of:=[Hexes.G18]" office:value-type="float" office:value="17" calcext:value-type="float">
            <text:p>17</text:p>
          </table:table-cell>
          <table:table-cell table:style-name="ce11" table:formula="of:=[Hexes.H18]" office:value-type="float" office:value="35" calcext:value-type="float">
            <text:p>35</text:p>
          </table:table-cell>
          <table:table-cell table:style-name="ce11" table:formula="of:=[Hexes.I18]" office:value-type="float" office:value="34" calcext:value-type="float">
            <text:p>34</text:p>
          </table:table-cell>
          <table:table-cell table:style-name="ce11" table:formula="of:=[Hexes.J18]" office:value-type="float" office:value="32" calcext:value-type="float">
            <text:p>32</text:p>
          </table:table-cell>
          <table:table-cell table:style-name="ce11" table:formula="of:=[Hexes.K18]" office:value-type="float" office:value="33" calcext:value-type="float">
            <text:p>33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$O$116]" office:value-type="float" office:value="40" calcext:value-type="float">
            <text:p>40</text:p>
          </table:table-cell>
          <table:table-cell table:style-name="ce37" office:value-type="float" office:value="40" calcext:value-type="float">
            <text:p>40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16]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3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Hexes.D19]" office:value-type="float" office:value="29" calcext:value-type="float">
            <text:p>29</text:p>
          </table:table-cell>
          <table:table-cell table:formula="of:=[Hexes.E19]" office:value-type="float" office:value="19" calcext:value-type="float">
            <text:p>19</text:p>
          </table:table-cell>
          <table:table-cell table:formula="of:=[Hexes.F19]" office:value-type="float" office:value="17" calcext:value-type="float">
            <text:p>17</text:p>
          </table:table-cell>
          <table:table-cell table:style-name="ce11" table:formula="of:=[Hexes.G19]" office:value-type="float" office:value="31" calcext:value-type="float">
            <text:p>31</text:p>
          </table:table-cell>
          <table:table-cell table:style-name="ce11" table:formula="of:=[Hexes.H19]" office:value-type="float" office:value="45" calcext:value-type="float">
            <text:p>45</text:p>
          </table:table-cell>
          <table:table-cell table:style-name="ce11" table:formula="of:=[Hexes.I19]" office:value-type="float" office:value="35" calcext:value-type="float">
            <text:p>35</text:p>
          </table:table-cell>
          <table:table-cell table:style-name="ce11" table:formula="of:=[Hexes.J19]" office:value-type="float" office:value="33" calcext:value-type="float">
            <text:p>33</text:p>
          </table:table-cell>
          <table:table-cell table:style-name="ce11" table:formula="of:=[Hexes.K19]" office:value-type="float" office:value="47" calcext:value-type="float">
            <text:p>47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$O$116]" office:value-type="float" office:value="40" calcext:value-type="float">
            <text:p>40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17]" office:value-type="float" office:value="30" calcext:value-type="float">
            <text:p>30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3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Hexes.D20]" office:value-type="float" office:value="28" calcext:value-type="float">
            <text:p>28</text:p>
          </table:table-cell>
          <table:table-cell table:formula="of:=[Hexes.E20]" office:value-type="float" office:value="29" calcext:value-type="float">
            <text:p>29</text:p>
          </table:table-cell>
          <table:table-cell table:formula="of:=[Hexes.F20]" office:value-type="float" office:value="31" calcext:value-type="float">
            <text:p>31</text:p>
          </table:table-cell>
          <table:table-cell table:style-name="ce11" table:formula="of:=[Hexes.G20]" office:value-type="float" office:value="30" calcext:value-type="float">
            <text:p>30</text:p>
          </table:table-cell>
          <table:table-cell table:style-name="ce11" table:formula="of:=[Hexes.H20]" office:value-type="float" office:value="44" calcext:value-type="float">
            <text:p>44</text:p>
          </table:table-cell>
          <table:table-cell table:style-name="ce11" table:formula="of:=[Hexes.I20]" office:value-type="float" office:value="45" calcext:value-type="float">
            <text:p>45</text:p>
          </table:table-cell>
          <table:table-cell table:style-name="ce11" table:formula="of:=[Hexes.J20]" office:value-type="float" office:value="47" calcext:value-type="float">
            <text:p>47</text:p>
          </table:table-cell>
          <table:table-cell table:style-name="ce11" table:formula="of:=[Hexes.K20]" office:value-type="float" office:value="46" calcext:value-type="float">
            <text:p>46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$O$116]" office:value-type="float" office:value="40" calcext:value-type="float">
            <text:p>40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18]" office:value-type="float" office:value="30" calcext:value-type="float">
            <text:p>30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21]" office:value-type="float" office:value="18" calcext:value-type="float">
            <text:p>18</text:p>
          </table:table-cell>
          <table:table-cell table:formula="of:=[Hexes.E21]" office:value-type="float" office:value="28" calcext:value-type="float">
            <text:p>28</text:p>
          </table:table-cell>
          <table:table-cell table:formula="of:=[Hexes.F21]" office:value-type="float" office:value="30" calcext:value-type="float">
            <text:p>30</text:p>
          </table:table-cell>
          <table:table-cell table:style-name="ce11" table:formula="of:=[Hexes.G21]" office:value-type="float" office:value="16" calcext:value-type="float">
            <text:p>16</text:p>
          </table:table-cell>
          <table:table-cell table:style-name="ce11" table:formula="of:=[Hexes.H21]" office:value-type="float" office:value="34" calcext:value-type="float">
            <text:p>34</text:p>
          </table:table-cell>
          <table:table-cell table:style-name="ce11" table:formula="of:=[Hexes.I21]" office:value-type="float" office:value="44" calcext:value-type="float">
            <text:p>44</text:p>
          </table:table-cell>
          <table:table-cell table:style-name="ce11" table:formula="of:=[Hexes.J21]" office:value-type="float" office:value="46" calcext:value-type="float">
            <text:p>46</text:p>
          </table:table-cell>
          <table:table-cell table:style-name="ce11" table:formula="of:=[Hexes.K21]" office:value-type="float" office:value="32" calcext:value-type="float">
            <text:p>32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$O$116]" office:value-type="float" office:value="40" calcext:value-type="float">
            <text:p>40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19]" office:value-type="float" office:value="30" calcext:value-type="float">
            <text:p>30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// 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22]" office:value-type="float" office:value="21" calcext:value-type="float">
            <text:p>21</text:p>
          </table:table-cell>
          <table:table-cell table:formula="of:=[Hexes.E22]" office:value-type="float" office:value="20" calcext:value-type="float">
            <text:p>20</text:p>
          </table:table-cell>
          <table:table-cell table:formula="of:=[Hexes.F22]" office:value-type="float" office:value="18" calcext:value-type="float">
            <text:p>18</text:p>
          </table:table-cell>
          <table:table-cell table:style-name="ce11" table:formula="of:=[Hexes.G22]" office:value-type="float" office:value="19" calcext:value-type="float">
            <text:p>19</text:p>
          </table:table-cell>
          <table:table-cell table:style-name="ce11" table:formula="of:=[Hexes.H22]" office:value-type="float" office:value="37" calcext:value-type="float">
            <text:p>37</text:p>
          </table:table-cell>
          <table:table-cell table:style-name="ce11" table:formula="of:=[Hexes.I22]" office:value-type="float" office:value="36" calcext:value-type="float">
            <text:p>36</text:p>
          </table:table-cell>
          <table:table-cell table:style-name="ce11" table:formula="of:=[Hexes.J22]" office:value-type="float" office:value="34" calcext:value-type="float">
            <text:p>34</text:p>
          </table:table-cell>
          <table:table-cell table:style-name="ce11" table:formula="of:=[Hexes.K22]" office:value-type="float" office:value="35" calcext:value-type="float">
            <text:p>35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O120]" office:value-type="float" office:value="40" calcext:value-type="float">
            <text:p>40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20]" office:value-type="float" office:value="1" calcext:value-type="float">
            <text:p>1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// 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23]" office:value-type="float" office:value="27" calcext:value-type="float">
            <text:p>27</text:p>
          </table:table-cell>
          <table:table-cell table:formula="of:=[Hexes.E23]" office:value-type="float" office:value="21" calcext:value-type="float">
            <text:p>21</text:p>
          </table:table-cell>
          <table:table-cell table:formula="of:=[Hexes.F23]" office:value-type="float" office:value="19" calcext:value-type="float">
            <text:p>19</text:p>
          </table:table-cell>
          <table:table-cell table:style-name="ce11" table:formula="of:=[Hexes.G23]" office:value-type="float" office:value="29" calcext:value-type="float">
            <text:p>29</text:p>
          </table:table-cell>
          <table:table-cell table:style-name="ce11" table:formula="of:=[Hexes.H23]" office:value-type="float" office:value="43" calcext:value-type="float">
            <text:p>43</text:p>
          </table:table-cell>
          <table:table-cell table:style-name="ce11" table:formula="of:=[Hexes.I23]" office:value-type="float" office:value="37" calcext:value-type="float">
            <text:p>37</text:p>
          </table:table-cell>
          <table:table-cell table:style-name="ce11" table:formula="of:=[Hexes.J23]" office:value-type="float" office:value="35" calcext:value-type="float">
            <text:p>35</text:p>
          </table:table-cell>
          <table:table-cell table:style-name="ce11" table:formula="of:=[Hexes.K23]" office:value-type="float" office:value="45" calcext:value-type="float">
            <text:p>45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O121]" office:value-type="float" office:value="40" calcext:value-type="float">
            <text:p>40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21]" office:value-type="float" office:value="1" calcext:value-type="float">
            <text:p>1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// 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24]" office:value-type="float" office:value="26" calcext:value-type="float">
            <text:p>26</text:p>
          </table:table-cell>
          <table:table-cell table:formula="of:=[Hexes.E24]" office:value-type="float" office:value="27" calcext:value-type="float">
            <text:p>27</text:p>
          </table:table-cell>
          <table:table-cell table:formula="of:=[Hexes.F24]" office:value-type="float" office:value="29" calcext:value-type="float">
            <text:p>29</text:p>
          </table:table-cell>
          <table:table-cell table:style-name="ce11" table:formula="of:=[Hexes.G24]" office:value-type="float" office:value="28" calcext:value-type="float">
            <text:p>28</text:p>
          </table:table-cell>
          <table:table-cell table:style-name="ce11" table:formula="of:=[Hexes.H24]" office:value-type="float" office:value="42" calcext:value-type="float">
            <text:p>42</text:p>
          </table:table-cell>
          <table:table-cell table:style-name="ce11" table:formula="of:=[Hexes.I24]" office:value-type="float" office:value="43" calcext:value-type="float">
            <text:p>43</text:p>
          </table:table-cell>
          <table:table-cell table:style-name="ce11" table:formula="of:=[Hexes.J24]" office:value-type="float" office:value="45" calcext:value-type="float">
            <text:p>45</text:p>
          </table:table-cell>
          <table:table-cell table:style-name="ce11" table:formula="of:=[Hexes.K24]" office:value-type="float" office:value="44" calcext:value-type="float">
            <text:p>44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O122]" office:value-type="float" office:value="40" calcext:value-type="float">
            <text:p>40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22]" office:value-type="float" office:value="1" calcext:value-type="float">
            <text:p>1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// 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25]" office:value-type="float" office:value="20" calcext:value-type="float">
            <text:p>20</text:p>
          </table:table-cell>
          <table:table-cell table:formula="of:=[Hexes.E25]" office:value-type="float" office:value="26" calcext:value-type="float">
            <text:p>26</text:p>
          </table:table-cell>
          <table:table-cell table:formula="of:=[Hexes.F25]" office:value-type="float" office:value="28" calcext:value-type="float">
            <text:p>28</text:p>
          </table:table-cell>
          <table:table-cell table:style-name="ce11" table:formula="of:=[Hexes.G25]" office:value-type="float" office:value="18" calcext:value-type="float">
            <text:p>18</text:p>
          </table:table-cell>
          <table:table-cell table:style-name="ce11" table:formula="of:=[Hexes.H25]" office:value-type="float" office:value="36" calcext:value-type="float">
            <text:p>36</text:p>
          </table:table-cell>
          <table:table-cell table:style-name="ce11" table:formula="of:=[Hexes.I25]" office:value-type="float" office:value="42" calcext:value-type="float">
            <text:p>42</text:p>
          </table:table-cell>
          <table:table-cell table:style-name="ce11" table:formula="of:=[Hexes.J25]" office:value-type="float" office:value="44" calcext:value-type="float">
            <text:p>44</text:p>
          </table:table-cell>
          <table:table-cell table:style-name="ce11" table:formula="of:=[Hexes.K25]" office:value-type="float" office:value="34" calcext:value-type="float">
            <text:p>34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O123]" office:value-type="float" office:value="40" calcext:value-type="float">
            <text:p>40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23]" office:value-type="float" office:value="1" calcext:value-type="float">
            <text:p>1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// 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26]" office:value-type="float" office:value="23" calcext:value-type="float">
            <text:p>23</text:p>
          </table:table-cell>
          <table:table-cell table:formula="of:=[Hexes.E26]" office:value-type="float" office:value="22" calcext:value-type="float">
            <text:p>22</text:p>
          </table:table-cell>
          <table:table-cell table:formula="of:=[Hexes.F26]" office:value-type="float" office:value="20" calcext:value-type="float">
            <text:p>20</text:p>
          </table:table-cell>
          <table:table-cell table:style-name="ce11" table:formula="of:=[Hexes.G26]" office:value-type="float" office:value="21" calcext:value-type="float">
            <text:p>21</text:p>
          </table:table-cell>
          <table:table-cell table:style-name="ce11" table:formula="of:=[Hexes.H26]" office:value-type="float" office:value="39" calcext:value-type="float">
            <text:p>39</text:p>
          </table:table-cell>
          <table:table-cell table:style-name="ce11" table:formula="of:=[Hexes.I26]" office:value-type="float" office:value="38" calcext:value-type="float">
            <text:p>38</text:p>
          </table:table-cell>
          <table:table-cell table:style-name="ce11" table:formula="of:=[Hexes.J26]" office:value-type="float" office:value="36" calcext:value-type="float">
            <text:p>36</text:p>
          </table:table-cell>
          <table:table-cell table:style-name="ce11" table:formula="of:=[Hexes.K26]" office:value-type="float" office:value="37" calcext:value-type="float">
            <text:p>37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37" office:value-type="float" office:value="4" calcext:value-type="float">
            <text:p>4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// 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27]" office:value-type="float" office:value="25" calcext:value-type="float">
            <text:p>25</text:p>
          </table:table-cell>
          <table:table-cell table:formula="of:=[Hexes.E27]" office:value-type="float" office:value="23" calcext:value-type="float">
            <text:p>23</text:p>
          </table:table-cell>
          <table:table-cell table:formula="of:=[Hexes.F27]" office:value-type="float" office:value="21" calcext:value-type="float">
            <text:p>21</text:p>
          </table:table-cell>
          <table:table-cell table:style-name="ce11" table:formula="of:=[Hexes.G27]" office:value-type="float" office:value="27" calcext:value-type="float">
            <text:p>27</text:p>
          </table:table-cell>
          <table:table-cell table:style-name="ce11" table:formula="of:=[Hexes.H27]" office:value-type="float" office:value="41" calcext:value-type="float">
            <text:p>41</text:p>
          </table:table-cell>
          <table:table-cell table:style-name="ce11" table:formula="of:=[Hexes.I27]" office:value-type="float" office:value="39" calcext:value-type="float">
            <text:p>39</text:p>
          </table:table-cell>
          <table:table-cell table:style-name="ce11" table:formula="of:=[Hexes.J27]" office:value-type="float" office:value="37" calcext:value-type="float">
            <text:p>37</text:p>
          </table:table-cell>
          <table:table-cell table:style-name="ce11" table:formula="of:=[Hexes.K27]" office:value-type="float" office:value="43" calcext:value-type="float">
            <text:p>43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$O$136]" office:value-type="float" office:value="4" calcext:value-type="float">
            <text:p>4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$U$136]" office:value-type="float" office:value="1" calcext:value-type="float">
            <text:p>1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// 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28]" office:value-type="float" office:value="24" calcext:value-type="float">
            <text:p>24</text:p>
          </table:table-cell>
          <table:table-cell table:formula="of:=[Hexes.E28]" office:value-type="float" office:value="25" calcext:value-type="float">
            <text:p>25</text:p>
          </table:table-cell>
          <table:table-cell table:formula="of:=[Hexes.F28]" office:value-type="float" office:value="27" calcext:value-type="float">
            <text:p>27</text:p>
          </table:table-cell>
          <table:table-cell table:style-name="ce11" table:formula="of:=[Hexes.G28]" office:value-type="float" office:value="26" calcext:value-type="float">
            <text:p>26</text:p>
          </table:table-cell>
          <table:table-cell table:style-name="ce11" table:formula="of:=[Hexes.H28]" office:value-type="float" office:value="40" calcext:value-type="float">
            <text:p>40</text:p>
          </table:table-cell>
          <table:table-cell table:style-name="ce11" table:formula="of:=[Hexes.I28]" office:value-type="float" office:value="41" calcext:value-type="float">
            <text:p>41</text:p>
          </table:table-cell>
          <table:table-cell table:style-name="ce11" table:formula="of:=[Hexes.J28]" office:value-type="float" office:value="43" calcext:value-type="float">
            <text:p>43</text:p>
          </table:table-cell>
          <table:table-cell table:style-name="ce11" table:formula="of:=[Hexes.K28]" office:value-type="float" office:value="42" calcext:value-type="float">
            <text:p>42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$O$136]" office:value-type="float" office:value="4" calcext:value-type="float">
            <text:p>4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$U$136]" office:value-type="float" office:value="1" calcext:value-type="float">
            <text:p>1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// 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29]" office:value-type="float" office:value="22" calcext:value-type="float">
            <text:p>22</text:p>
          </table:table-cell>
          <table:table-cell table:formula="of:=[Hexes.E29]" office:value-type="float" office:value="24" calcext:value-type="float">
            <text:p>24</text:p>
          </table:table-cell>
          <table:table-cell table:formula="of:=[Hexes.F29]" office:value-type="float" office:value="26" calcext:value-type="float">
            <text:p>26</text:p>
          </table:table-cell>
          <table:table-cell table:style-name="ce11" table:formula="of:=[Hexes.G29]" office:value-type="float" office:value="20" calcext:value-type="float">
            <text:p>20</text:p>
          </table:table-cell>
          <table:table-cell table:style-name="ce11" table:formula="of:=[Hexes.H29]" office:value-type="float" office:value="38" calcext:value-type="float">
            <text:p>38</text:p>
          </table:table-cell>
          <table:table-cell table:style-name="ce11" table:formula="of:=[Hexes.I29]" office:value-type="float" office:value="40" calcext:value-type="float">
            <text:p>40</text:p>
          </table:table-cell>
          <table:table-cell table:style-name="ce11" table:formula="of:=[Hexes.J29]" office:value-type="float" office:value="42" calcext:value-type="float">
            <text:p>42</text:p>
          </table:table-cell>
          <table:table-cell table:style-name="ce11" table:formula="of:=[Hexes.K29]" office:value-type="float" office:value="36" calcext:value-type="float">
            <text:p>36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11" table:formula="of:=[.$O$136]" office:value-type="float" office:value="4" calcext:value-type="float">
            <text:p>4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$U$136]" office:value-type="float" office:value="1" calcext:value-type="float">
            <text:p>1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// 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30]" office:value-type="float" office:value="25" calcext:value-type="float">
            <text:p>25</text:p>
          </table:table-cell>
          <table:table-cell table:formula="of:=[Hexes.E30]" office:value-type="float" office:value="24" calcext:value-type="float">
            <text:p>24</text:p>
          </table:table-cell>
          <table:table-cell table:formula="of:=[Hexes.F30]" office:value-type="float" office:value="22" calcext:value-type="float">
            <text:p>22</text:p>
          </table:table-cell>
          <table:table-cell table:style-name="ce11" table:formula="of:=[Hexes.G30]" office:value-type="float" office:value="23" calcext:value-type="float">
            <text:p>23</text:p>
          </table:table-cell>
          <table:table-cell table:style-name="ce11" table:formula="of:=[Hexes.H30]" office:value-type="float" office:value="41" calcext:value-type="float">
            <text:p>41</text:p>
          </table:table-cell>
          <table:table-cell table:style-name="ce11" table:formula="of:=[Hexes.I30]" office:value-type="float" office:value="40" calcext:value-type="float">
            <text:p>40</text:p>
          </table:table-cell>
          <table:table-cell table:style-name="ce11" table:formula="of:=[Hexes.J30]" office:value-type="float" office:value="38" calcext:value-type="float">
            <text:p>38</text:p>
          </table:table-cell>
          <table:table-cell table:style-name="ce11" table:formula="of:=[Hexes.K30]" office:value-type="float" office:value="39" calcext:value-type="float">
            <text:p>39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$N$116]" office:value-type="float" office:value="20" calcext:value-type="float">
            <text:p>20</text:p>
          </table:table-cell>
          <table:table-cell table:style-name="ce36" table:formula="of:=[.$N$136]" office:value-type="float" office:value="20" calcext:value-type="float">
            <text:p>20</text:p>
          </table:table-cell>
          <table:table-cell table:style-name="ce11" table:formula="of:=[.$P$12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$U$136]" office:value-type="float" office:value="1" calcext:value-type="float">
            <text:p>1</text:p>
          </table:table-cell>
          <table:table-cell table:style-name="ce11" table:formula="of:=[.$V$12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8"/>
          <table:table-cell table:style-name="ce34"/>
        </table:table-row>
        <table:table-row table:style-name="ro3">
          <table:table-cell table:style-name="ce30" office:value-type="string" calcext:value-type="string">
            <text:p>// Third level of blocks</text:p>
          </table:table-cell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16"/>
          <table:table-cell table:style-name="ce34"/>
        </table:table-row>
        <table:table-row table:style-name="ro3">
          <table:table-cell table:style-name="Default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16"/>
          <table:table-cell table:style-name="ce34"/>
        </table:table-row>
        <table:table-row table:style-name="ro3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Hexes.D34]" office:value-type="float" office:value="35" calcext:value-type="float">
            <text:p>35</text:p>
          </table:table-cell>
          <table:table-cell table:formula="of:=[Hexes.E34]" office:value-type="float" office:value="34" calcext:value-type="float">
            <text:p>34</text:p>
          </table:table-cell>
          <table:table-cell table:formula="of:=[Hexes.F34]" office:value-type="float" office:value="32" calcext:value-type="float">
            <text:p>32</text:p>
          </table:table-cell>
          <table:table-cell table:style-name="ce11" table:formula="of:=[Hexes.G34]" office:value-type="float" office:value="33" calcext:value-type="float">
            <text:p>33</text:p>
          </table:table-cell>
          <table:table-cell table:style-name="ce11" table:formula="of:=[Hexes.H34]" office:value-type="float" office:value="51" calcext:value-type="float">
            <text:p>51</text:p>
          </table:table-cell>
          <table:table-cell table:style-name="ce11" table:formula="of:=[Hexes.I34]" office:value-type="float" office:value="50" calcext:value-type="float">
            <text:p>50</text:p>
          </table:table-cell>
          <table:table-cell table:style-name="ce11" table:formula="of:=[Hexes.J34]" office:value-type="float" office:value="48" calcext:value-type="float">
            <text:p>48</text:p>
          </table:table-cell>
          <table:table-cell table:style-name="ce11" table:formula="of:=[Hexes.K34]" office:value-type="float" office:value="49" calcext:value-type="float">
            <text:p>49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6" table:formula="of:=[.N128]" office:value-type="float" office:value="20" calcext:value-type="float">
            <text:p>20</text:p>
          </table:table-cell>
          <table:table-cell table:style-name="ce11" table:formula="of:=[.O128]" office:value-type="float" office:value="40" calcext:value-type="float">
            <text:p>40</text:p>
          </table:table-cell>
          <table:table-cell table:style-name="ce37" office:value-type="float" office:value="54" calcext:value-type="float">
            <text:p>54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28]" office:value-type="float" office:value="30" calcext:value-type="float">
            <text:p>30</text:p>
          </table:table-cell>
          <table:table-cell table:style-name="ce37" office:value-type="float" office:value="50" calcext:value-type="float">
            <text:p>50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3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Hexes.D35]" office:value-type="float" office:value="45" calcext:value-type="float">
            <text:p>45</text:p>
          </table:table-cell>
          <table:table-cell table:formula="of:=[Hexes.E35]" office:value-type="float" office:value="35" calcext:value-type="float">
            <text:p>35</text:p>
          </table:table-cell>
          <table:table-cell table:formula="of:=[Hexes.F35]" office:value-type="float" office:value="33" calcext:value-type="float">
            <text:p>33</text:p>
          </table:table-cell>
          <table:table-cell table:style-name="ce11" table:formula="of:=[Hexes.G35]" office:value-type="float" office:value="47" calcext:value-type="float">
            <text:p>47</text:p>
          </table:table-cell>
          <table:table-cell table:style-name="ce11" table:formula="of:=[Hexes.H35]" office:value-type="float" office:value="61" calcext:value-type="float">
            <text:p>61</text:p>
          </table:table-cell>
          <table:table-cell table:style-name="ce11" table:formula="of:=[Hexes.I35]" office:value-type="float" office:value="51" calcext:value-type="float">
            <text:p>51</text:p>
          </table:table-cell>
          <table:table-cell table:style-name="ce11" table:formula="of:=[Hexes.J35]" office:value-type="float" office:value="49" calcext:value-type="float">
            <text:p>49</text:p>
          </table:table-cell>
          <table:table-cell table:style-name="ce11" table:formula="of:=[Hexes.K35]" office:value-type="float" office:value="63" calcext:value-type="float">
            <text:p>63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6" table:formula="of:=[.N129]" office:value-type="float" office:value="20" calcext:value-type="float">
            <text:p>20</text:p>
          </table:table-cell>
          <table:table-cell table:style-name="ce11" table:formula="of:=[.O129]" office:value-type="float" office:value="40" calcext:value-type="float">
            <text:p>40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29]" office:value-type="float" office:value="30" calcext:value-type="float">
            <text:p>30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3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Hexes.D36]" office:value-type="float" office:value="44" calcext:value-type="float">
            <text:p>44</text:p>
          </table:table-cell>
          <table:table-cell table:formula="of:=[Hexes.E36]" office:value-type="float" office:value="45" calcext:value-type="float">
            <text:p>45</text:p>
          </table:table-cell>
          <table:table-cell table:formula="of:=[Hexes.F36]" office:value-type="float" office:value="47" calcext:value-type="float">
            <text:p>47</text:p>
          </table:table-cell>
          <table:table-cell table:style-name="ce11" table:formula="of:=[Hexes.G36]" office:value-type="float" office:value="46" calcext:value-type="float">
            <text:p>46</text:p>
          </table:table-cell>
          <table:table-cell table:style-name="ce11" table:formula="of:=[Hexes.H36]" office:value-type="float" office:value="60" calcext:value-type="float">
            <text:p>60</text:p>
          </table:table-cell>
          <table:table-cell table:style-name="ce11" table:formula="of:=[Hexes.I36]" office:value-type="float" office:value="61" calcext:value-type="float">
            <text:p>61</text:p>
          </table:table-cell>
          <table:table-cell table:style-name="ce11" table:formula="of:=[Hexes.J36]" office:value-type="float" office:value="63" calcext:value-type="float">
            <text:p>63</text:p>
          </table:table-cell>
          <table:table-cell table:style-name="ce11" table:formula="of:=[Hexes.K36]" office:value-type="float" office:value="62" calcext:value-type="float">
            <text:p>62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6" table:formula="of:=[.N130]" office:value-type="float" office:value="20" calcext:value-type="float">
            <text:p>20</text:p>
          </table:table-cell>
          <table:table-cell table:style-name="ce11" table:formula="of:=[.O130]" office:value-type="float" office:value="40" calcext:value-type="float">
            <text:p>40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0]" office:value-type="float" office:value="30" calcext:value-type="float">
            <text:p>30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37]" office:value-type="float" office:value="34" calcext:value-type="float">
            <text:p>34</text:p>
          </table:table-cell>
          <table:table-cell table:formula="of:=[Hexes.E37]" office:value-type="float" office:value="44" calcext:value-type="float">
            <text:p>44</text:p>
          </table:table-cell>
          <table:table-cell table:formula="of:=[Hexes.F37]" office:value-type="float" office:value="46" calcext:value-type="float">
            <text:p>46</text:p>
          </table:table-cell>
          <table:table-cell table:style-name="ce11" table:formula="of:=[Hexes.G37]" office:value-type="float" office:value="32" calcext:value-type="float">
            <text:p>32</text:p>
          </table:table-cell>
          <table:table-cell table:style-name="ce11" table:formula="of:=[Hexes.H37]" office:value-type="float" office:value="50" calcext:value-type="float">
            <text:p>50</text:p>
          </table:table-cell>
          <table:table-cell table:style-name="ce11" table:formula="of:=[Hexes.I37]" office:value-type="float" office:value="60" calcext:value-type="float">
            <text:p>60</text:p>
          </table:table-cell>
          <table:table-cell table:style-name="ce11" table:formula="of:=[Hexes.J37]" office:value-type="float" office:value="62" calcext:value-type="float">
            <text:p>62</text:p>
          </table:table-cell>
          <table:table-cell table:style-name="ce11" table:formula="of:=[Hexes.K37]" office:value-type="float" office:value="48" calcext:value-type="float">
            <text:p>48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31]" office:value-type="float" office:value="20" calcext:value-type="float">
            <text:p>20</text:p>
          </table:table-cell>
          <table:table-cell table:style-name="ce11" table:formula="of:=[.O131]" office:value-type="float" office:value="40" calcext:value-type="float">
            <text:p>40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1]" office:value-type="float" office:value="30" calcext:value-type="float">
            <text:p>30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38]" office:value-type="float" office:value="37" calcext:value-type="float">
            <text:p>37</text:p>
          </table:table-cell>
          <table:table-cell table:formula="of:=[Hexes.E38]" office:value-type="float" office:value="36" calcext:value-type="float">
            <text:p>36</text:p>
          </table:table-cell>
          <table:table-cell table:formula="of:=[Hexes.F38]" office:value-type="float" office:value="34" calcext:value-type="float">
            <text:p>34</text:p>
          </table:table-cell>
          <table:table-cell table:style-name="ce11" table:formula="of:=[Hexes.G38]" office:value-type="float" office:value="35" calcext:value-type="float">
            <text:p>35</text:p>
          </table:table-cell>
          <table:table-cell table:style-name="ce11" table:formula="of:=[Hexes.H38]" office:value-type="float" office:value="53" calcext:value-type="float">
            <text:p>53</text:p>
          </table:table-cell>
          <table:table-cell table:style-name="ce11" table:formula="of:=[Hexes.I38]" office:value-type="float" office:value="52" calcext:value-type="float">
            <text:p>52</text:p>
          </table:table-cell>
          <table:table-cell table:style-name="ce11" table:formula="of:=[Hexes.J38]" office:value-type="float" office:value="50" calcext:value-type="float">
            <text:p>50</text:p>
          </table:table-cell>
          <table:table-cell table:style-name="ce11" table:formula="of:=[Hexes.K38]" office:value-type="float" office:value="51" calcext:value-type="float">
            <text:p>51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32]" office:value-type="float" office:value="20" calcext:value-type="float">
            <text:p>20</text:p>
          </table:table-cell>
          <table:table-cell table:style-name="ce11" table:formula="of:=[.O132]" office:value-type="float" office:value="40" calcext:value-type="float">
            <text:p>40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2]" office:value-type="float" office:value="1" calcext:value-type="float">
            <text:p>1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39]" office:value-type="float" office:value="43" calcext:value-type="float">
            <text:p>43</text:p>
          </table:table-cell>
          <table:table-cell table:formula="of:=[Hexes.E39]" office:value-type="float" office:value="37" calcext:value-type="float">
            <text:p>37</text:p>
          </table:table-cell>
          <table:table-cell table:formula="of:=[Hexes.F39]" office:value-type="float" office:value="35" calcext:value-type="float">
            <text:p>35</text:p>
          </table:table-cell>
          <table:table-cell table:style-name="ce11" table:formula="of:=[Hexes.G39]" office:value-type="float" office:value="45" calcext:value-type="float">
            <text:p>45</text:p>
          </table:table-cell>
          <table:table-cell table:style-name="ce11" table:formula="of:=[Hexes.H39]" office:value-type="float" office:value="59" calcext:value-type="float">
            <text:p>59</text:p>
          </table:table-cell>
          <table:table-cell table:style-name="ce11" table:formula="of:=[Hexes.I39]" office:value-type="float" office:value="53" calcext:value-type="float">
            <text:p>53</text:p>
          </table:table-cell>
          <table:table-cell table:style-name="ce11" table:formula="of:=[Hexes.J39]" office:value-type="float" office:value="51" calcext:value-type="float">
            <text:p>51</text:p>
          </table:table-cell>
          <table:table-cell table:style-name="ce11" table:formula="of:=[Hexes.K39]" office:value-type="float" office:value="61" calcext:value-type="float">
            <text:p>61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33]" office:value-type="float" office:value="20" calcext:value-type="float">
            <text:p>20</text:p>
          </table:table-cell>
          <table:table-cell table:style-name="ce11" table:formula="of:=[.O133]" office:value-type="float" office:value="40" calcext:value-type="float">
            <text:p>40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3]" office:value-type="float" office:value="1" calcext:value-type="float">
            <text:p>1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40]" office:value-type="float" office:value="42" calcext:value-type="float">
            <text:p>42</text:p>
          </table:table-cell>
          <table:table-cell table:formula="of:=[Hexes.E40]" office:value-type="float" office:value="43" calcext:value-type="float">
            <text:p>43</text:p>
          </table:table-cell>
          <table:table-cell table:formula="of:=[Hexes.F40]" office:value-type="float" office:value="45" calcext:value-type="float">
            <text:p>45</text:p>
          </table:table-cell>
          <table:table-cell table:style-name="ce11" table:formula="of:=[Hexes.G40]" office:value-type="float" office:value="44" calcext:value-type="float">
            <text:p>44</text:p>
          </table:table-cell>
          <table:table-cell table:style-name="ce11" table:formula="of:=[Hexes.H40]" office:value-type="float" office:value="58" calcext:value-type="float">
            <text:p>58</text:p>
          </table:table-cell>
          <table:table-cell table:style-name="ce11" table:formula="of:=[Hexes.I40]" office:value-type="float" office:value="59" calcext:value-type="float">
            <text:p>59</text:p>
          </table:table-cell>
          <table:table-cell table:style-name="ce11" table:formula="of:=[Hexes.J40]" office:value-type="float" office:value="61" calcext:value-type="float">
            <text:p>61</text:p>
          </table:table-cell>
          <table:table-cell table:style-name="ce11" table:formula="of:=[Hexes.K40]" office:value-type="float" office:value="60" calcext:value-type="float">
            <text:p>60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34]" office:value-type="float" office:value="20" calcext:value-type="float">
            <text:p>20</text:p>
          </table:table-cell>
          <table:table-cell table:style-name="ce11" table:formula="of:=[.O134]" office:value-type="float" office:value="40" calcext:value-type="float">
            <text:p>40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4]" office:value-type="float" office:value="1" calcext:value-type="float">
            <text:p>1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41]" office:value-type="float" office:value="36" calcext:value-type="float">
            <text:p>36</text:p>
          </table:table-cell>
          <table:table-cell table:formula="of:=[Hexes.E41]" office:value-type="float" office:value="42" calcext:value-type="float">
            <text:p>42</text:p>
          </table:table-cell>
          <table:table-cell table:formula="of:=[Hexes.F41]" office:value-type="float" office:value="44" calcext:value-type="float">
            <text:p>44</text:p>
          </table:table-cell>
          <table:table-cell table:style-name="ce11" table:formula="of:=[Hexes.G41]" office:value-type="float" office:value="34" calcext:value-type="float">
            <text:p>34</text:p>
          </table:table-cell>
          <table:table-cell table:style-name="ce11" table:formula="of:=[Hexes.H41]" office:value-type="float" office:value="52" calcext:value-type="float">
            <text:p>52</text:p>
          </table:table-cell>
          <table:table-cell table:style-name="ce11" table:formula="of:=[Hexes.I41]" office:value-type="float" office:value="58" calcext:value-type="float">
            <text:p>58</text:p>
          </table:table-cell>
          <table:table-cell table:style-name="ce11" table:formula="of:=[Hexes.J41]" office:value-type="float" office:value="60" calcext:value-type="float">
            <text:p>60</text:p>
          </table:table-cell>
          <table:table-cell table:style-name="ce11" table:formula="of:=[Hexes.K41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35]" office:value-type="float" office:value="20" calcext:value-type="float">
            <text:p>20</text:p>
          </table:table-cell>
          <table:table-cell table:style-name="ce11" table:formula="of:=[.O135]" office:value-type="float" office:value="40" calcext:value-type="float">
            <text:p>40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5]" office:value-type="float" office:value="1" calcext:value-type="float">
            <text:p>1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42]" office:value-type="float" office:value="39" calcext:value-type="float">
            <text:p>39</text:p>
          </table:table-cell>
          <table:table-cell table:formula="of:=[Hexes.E42]" office:value-type="float" office:value="38" calcext:value-type="float">
            <text:p>38</text:p>
          </table:table-cell>
          <table:table-cell table:formula="of:=[Hexes.F42]" office:value-type="float" office:value="36" calcext:value-type="float">
            <text:p>36</text:p>
          </table:table-cell>
          <table:table-cell table:style-name="ce11" table:formula="of:=[Hexes.G42]" office:value-type="float" office:value="37" calcext:value-type="float">
            <text:p>37</text:p>
          </table:table-cell>
          <table:table-cell table:style-name="ce11" table:formula="of:=[Hexes.H42]" office:value-type="float" office:value="55" calcext:value-type="float">
            <text:p>55</text:p>
          </table:table-cell>
          <table:table-cell table:style-name="ce11" table:formula="of:=[Hexes.I42]" office:value-type="float" office:value="54" calcext:value-type="float">
            <text:p>54</text:p>
          </table:table-cell>
          <table:table-cell table:style-name="ce11" table:formula="of:=[Hexes.J42]" office:value-type="float" office:value="52" calcext:value-type="float">
            <text:p>52</text:p>
          </table:table-cell>
          <table:table-cell table:style-name="ce11" table:formula="of:=[Hexes.K42]" office:value-type="float" office:value="53" calcext:value-type="float">
            <text:p>53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36]" office:value-type="float" office:value="20" calcext:value-type="float">
            <text:p>20</text:p>
          </table:table-cell>
          <table:table-cell table:style-name="ce11" table:formula="of:=[.O136]" office:value-type="float" office:value="4" calcext:value-type="float">
            <text:p>4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6]" office:value-type="float" office:value="1" calcext:value-type="float">
            <text:p>1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43]" office:value-type="float" office:value="41" calcext:value-type="float">
            <text:p>41</text:p>
          </table:table-cell>
          <table:table-cell table:formula="of:=[Hexes.E43]" office:value-type="float" office:value="39" calcext:value-type="float">
            <text:p>39</text:p>
          </table:table-cell>
          <table:table-cell table:formula="of:=[Hexes.F43]" office:value-type="float" office:value="37" calcext:value-type="float">
            <text:p>37</text:p>
          </table:table-cell>
          <table:table-cell table:style-name="ce11" table:formula="of:=[Hexes.G43]" office:value-type="float" office:value="43" calcext:value-type="float">
            <text:p>43</text:p>
          </table:table-cell>
          <table:table-cell table:style-name="ce11" table:formula="of:=[Hexes.H43]" office:value-type="float" office:value="57" calcext:value-type="float">
            <text:p>57</text:p>
          </table:table-cell>
          <table:table-cell table:style-name="ce11" table:formula="of:=[Hexes.I43]" office:value-type="float" office:value="55" calcext:value-type="float">
            <text:p>55</text:p>
          </table:table-cell>
          <table:table-cell table:style-name="ce11" table:formula="of:=[Hexes.J43]" office:value-type="float" office:value="53" calcext:value-type="float">
            <text:p>53</text:p>
          </table:table-cell>
          <table:table-cell table:style-name="ce11" table:formula="of:=[Hexes.K43]" office:value-type="float" office:value="59" calcext:value-type="float">
            <text:p>59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37]" office:value-type="float" office:value="20" calcext:value-type="float">
            <text:p>20</text:p>
          </table:table-cell>
          <table:table-cell table:style-name="ce11" table:formula="of:=[.O137]" office:value-type="float" office:value="4" calcext:value-type="float">
            <text:p>4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7]" office:value-type="float" office:value="1" calcext:value-type="float">
            <text:p>1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44]" office:value-type="float" office:value="40" calcext:value-type="float">
            <text:p>40</text:p>
          </table:table-cell>
          <table:table-cell table:formula="of:=[Hexes.E44]" office:value-type="float" office:value="41" calcext:value-type="float">
            <text:p>41</text:p>
          </table:table-cell>
          <table:table-cell table:formula="of:=[Hexes.F44]" office:value-type="float" office:value="43" calcext:value-type="float">
            <text:p>43</text:p>
          </table:table-cell>
          <table:table-cell table:style-name="ce11" table:formula="of:=[Hexes.G44]" office:value-type="float" office:value="42" calcext:value-type="float">
            <text:p>42</text:p>
          </table:table-cell>
          <table:table-cell table:style-name="ce11" table:formula="of:=[Hexes.H44]" office:value-type="float" office:value="56" calcext:value-type="float">
            <text:p>56</text:p>
          </table:table-cell>
          <table:table-cell table:style-name="ce11" table:formula="of:=[Hexes.I44]" office:value-type="float" office:value="57" calcext:value-type="float">
            <text:p>57</text:p>
          </table:table-cell>
          <table:table-cell table:style-name="ce11" table:formula="of:=[Hexes.J44]" office:value-type="float" office:value="59" calcext:value-type="float">
            <text:p>59</text:p>
          </table:table-cell>
          <table:table-cell table:style-name="ce11" table:formula="of:=[Hexes.K44]" office:value-type="float" office:value="58" calcext:value-type="float">
            <text:p>58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38]" office:value-type="float" office:value="20" calcext:value-type="float">
            <text:p>20</text:p>
          </table:table-cell>
          <table:table-cell table:style-name="ce11" table:formula="of:=[.O138]" office:value-type="float" office:value="4" calcext:value-type="float">
            <text:p>4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8]" office:value-type="float" office:value="1" calcext:value-type="float">
            <text:p>1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45]" office:value-type="float" office:value="38" calcext:value-type="float">
            <text:p>38</text:p>
          </table:table-cell>
          <table:table-cell table:formula="of:=[Hexes.E45]" office:value-type="float" office:value="40" calcext:value-type="float">
            <text:p>40</text:p>
          </table:table-cell>
          <table:table-cell table:formula="of:=[Hexes.F45]" office:value-type="float" office:value="42" calcext:value-type="float">
            <text:p>42</text:p>
          </table:table-cell>
          <table:table-cell table:style-name="ce11" table:formula="of:=[Hexes.G45]" office:value-type="float" office:value="36" calcext:value-type="float">
            <text:p>36</text:p>
          </table:table-cell>
          <table:table-cell table:style-name="ce11" table:formula="of:=[Hexes.H45]" office:value-type="float" office:value="54" calcext:value-type="float">
            <text:p>54</text:p>
          </table:table-cell>
          <table:table-cell table:style-name="ce11" table:formula="of:=[Hexes.I45]" office:value-type="float" office:value="56" calcext:value-type="float">
            <text:p>56</text:p>
          </table:table-cell>
          <table:table-cell table:style-name="ce11" table:formula="of:=[Hexes.J45]" office:value-type="float" office:value="58" calcext:value-type="float">
            <text:p>58</text:p>
          </table:table-cell>
          <table:table-cell table:style-name="ce11" table:formula="of:=[Hexes.K45]" office:value-type="float" office:value="52" calcext:value-type="float">
            <text:p>52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39]" office:value-type="float" office:value="20" calcext:value-type="float">
            <text:p>20</text:p>
          </table:table-cell>
          <table:table-cell table:style-name="ce11" table:formula="of:=[.O139]" office:value-type="float" office:value="4" calcext:value-type="float">
            <text:p>4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39]" office:value-type="float" office:value="1" calcext:value-type="float">
            <text:p>1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Hexes.D46]" office:value-type="float" office:value="41" calcext:value-type="float">
            <text:p>41</text:p>
          </table:table-cell>
          <table:table-cell table:formula="of:=[Hexes.E46]" office:value-type="float" office:value="40" calcext:value-type="float">
            <text:p>40</text:p>
          </table:table-cell>
          <table:table-cell table:formula="of:=[Hexes.F46]" office:value-type="float" office:value="38" calcext:value-type="float">
            <text:p>38</text:p>
          </table:table-cell>
          <table:table-cell table:style-name="ce11" table:formula="of:=[Hexes.G46]" office:value-type="float" office:value="39" calcext:value-type="float">
            <text:p>39</text:p>
          </table:table-cell>
          <table:table-cell table:style-name="ce11" table:formula="of:=[Hexes.H46]" office:value-type="float" office:value="57" calcext:value-type="float">
            <text:p>57</text:p>
          </table:table-cell>
          <table:table-cell table:style-name="ce11" table:formula="of:=[Hexes.I46]" office:value-type="float" office:value="56" calcext:value-type="float">
            <text:p>56</text:p>
          </table:table-cell>
          <table:table-cell table:style-name="ce11" table:formula="of:=[Hexes.J46]" office:value-type="float" office:value="54" calcext:value-type="float">
            <text:p>54</text:p>
          </table:table-cell>
          <table:table-cell table:style-name="ce11" table:formula="of:=[Hexes.K46]" office:value-type="float" office:value="55" calcext:value-type="float">
            <text:p>55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6" table:formula="of:=[.N140]" office:value-type="float" office:value="20" calcext:value-type="float">
            <text:p>20</text:p>
          </table:table-cell>
          <table:table-cell table:style-name="ce11" table:formula="of:=[.O140]" office:value-type="float" office:value="20" calcext:value-type="float">
            <text:p>20</text:p>
          </table:table-cell>
          <table:table-cell table:style-name="ce11" table:formula="of:=[.$P$144]" office:value-type="float" office:value="54" calcext:value-type="float">
            <text:p>54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11" table:formula="of:=[.$T$116]" office:value-type="float" office:value="1" calcext:value-type="float">
            <text:p>1</text:p>
          </table:table-cell>
          <table:table-cell table:style-name="ce11" table:formula="of:=[.U140]" office:value-type="float" office:value="1" calcext:value-type="float">
            <text:p>1</text:p>
          </table:table-cell>
          <table:table-cell table:style-name="ce11" table:formula="of:=[.$V$144]" office:value-type="float" office:value="50" calcext:value-type="float">
            <text:p>50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 table:style-name="ce4" table:number-columns-repeated="2"/>
          <table:table-cell table:style-name="ce11"/>
          <table:table-cell table:number-columns-repeated="2"/>
          <table:table-cell table:style-name="ce11" table:number-columns-repeated="5"/>
          <table:table-cell table:style-name="ce4" table:number-columns-repeated="3"/>
          <table:table-cell table:style-name="ce11" table:number-columns-repeated="3"/>
          <table:table-cell table:style-name="ce4" table:number-columns-repeated="3"/>
          <table:table-cell table:style-name="ce11" table:number-columns-repeated="3"/>
          <table:table-cell table:style-name="ce4"/>
          <table:table-cell table:style-name="ce34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34" table:number-columns-repeated="17"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 office:value-type="string" calcext:value-type="string">
            <text:p>edges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 office:value-type="string" calcext:value-type="string">
            <text:p>(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6" office:value-type="string" calcext:value-type="string">
            <text:p>// FIRST x PLANE</text:p>
          </table:table-cell>
          <table:table-cell/>
          <table:table-cell table:style-name="ce31"/>
          <table:table-cell table:style-name="Default"/>
          <table:table-cell table:style-name="ce3"/>
          <table:table-cell table:number-columns-repeated="19"/>
        </table:table-row>
        <table:table-row table:style-name="ro3">
          <table:table-cell/>
          <table:table-cell table:style-name="ce11" table:number-columns-repeated="2"/>
          <table:table-cell table:style-name="Default"/>
          <table:table-cell/>
          <table:table-cell table:style-name="ce11" table:number-columns-repeated="2"/>
          <table:table-cell table:number-columns-repeated="17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style-name="ce27" table:formula="of:=[.B26]" office:value-type="float" office:value="0.78" calcext:value-type="float">
            <text:p>0.7800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27" table:formula="of:=['Geometry+Vertices'.B15]" office:value-type="float" office:value="0.7" calcext:value-type="float">
            <text:p>0.7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style-name="ce27" table:formula="of:=[.E166]" office:value-type="float" office:value="0.78" calcext:value-type="float">
            <text:p>0.78000000</text:p>
          </table:table-cell>
          <table:table-cell table:style-name="ce27" table:formula="of:=[.G166]" office:value-type="float" office:value="0.7" calcext:value-type="float">
            <text:p>0.7000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style-name="ce27" table:formula="of:=[.E167]" office:value-type="float" office:value="0.78" calcext:value-type="float">
            <text:p>0.7800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27" table:formula="of:=-[.G166]" office:value-type="float" office:value="-0.7" calcext:value-type="float">
            <text:p>-0.7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style-name="ce27" table:formula="of:=[.E168]" office:value-type="float" office:value="0.78" calcext:value-type="float">
            <text:p>0.78000000</text:p>
          </table:table-cell>
          <table:table-cell table:style-name="ce27" table:formula="of:=-[.F167]" office:value-type="float" office:value="-0.7" calcext:value-type="float">
            <text:p>-0.7000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style-name="ce27" table:formula="of:=[.E169]" office:value-type="float" office:value="0.78" calcext:value-type="float">
            <text:p>0.7800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27" table:formula="of:=['Geometry+Vertices'.B9]" office:value-type="float" office:value="0.0805" calcext:value-type="float">
            <text:p>0.0805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style-name="ce27" table:formula="of:=[.E170]" office:value-type="float" office:value="0.78" calcext:value-type="float">
            <text:p>0.78000000</text:p>
          </table:table-cell>
          <table:table-cell table:style-name="ce27" table:formula="of:=[.G170]" office:value-type="float" office:value="0.0805" calcext:value-type="float">
            <text:p>0.0805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style-name="ce27" table:formula="of:=[.E171]" office:value-type="float" office:value="0.78" calcext:value-type="float">
            <text:p>0.7800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27" table:formula="of:=-[.G170]" office:value-type="float" office:value="-0.0805" calcext:value-type="float">
            <text:p>-0.0805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style-name="ce27" table:formula="of:=[.E172]" office:value-type="float" office:value="0.78" calcext:value-type="float">
            <text:p>0.78000000</text:p>
          </table:table-cell>
          <table:table-cell table:style-name="ce27" table:formula="of:=-[.F171]" office:value-type="float" office:value="-0.0805" calcext:value-type="float">
            <text:p>-0.0805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style-name="ce27" table:formula="of:=[.E173]" office:value-type="float" office:value="0.78" calcext:value-type="float">
            <text:p>0.7800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27" table:formula="of:=['Geometry+Vertices'.B6]" office:value-type="float" office:value="0.01405" calcext:value-type="float">
            <text:p>0.0140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style-name="ce27" table:formula="of:=[.E174]" office:value-type="float" office:value="0.78" calcext:value-type="float">
            <text:p>0.78000000</text:p>
          </table:table-cell>
          <table:table-cell table:style-name="ce27" table:formula="of:=[.G174]" office:value-type="float" office:value="0.01405" calcext:value-type="float">
            <text:p>0.01405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style-name="ce27" table:formula="of:=[.E175]" office:value-type="float" office:value="0.78" calcext:value-type="float">
            <text:p>0.78000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27" table:formula="of:=-[.G174]" office:value-type="float" office:value="-0.01405" calcext:value-type="float">
            <text:p>-0.0140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style-name="ce27" table:formula="of:=[.E176]" office:value-type="float" office:value="0.78" calcext:value-type="float">
            <text:p>0.78000000</text:p>
          </table:table-cell>
          <table:table-cell table:style-name="ce27" table:formula="of:=-[.F175]" office:value-type="float" office:value="-0.01405" calcext:value-type="float">
            <text:p>-0.01405000</text:p>
          </table:table-cell>
          <table:table-cell table:style-name="ce27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table:style-name="Default"/>
          <table:table-cell table:number-columns-repeated="3"/>
          <table:table-cell table:style-name="ce32"/>
          <table:table-cell table:style-name="ce27" table:number-columns-repeated="2"/>
          <table:table-cell table:number-columns-repeated="17"/>
        </table:table-row>
        <table:table-row table:style-name="ro1">
          <table:table-cell table:style-name="ce16" office:value-type="string" calcext:value-type="string">
            <text:p>// SECOND x PLANE</text:p>
          </table:table-cell>
          <table:table-cell/>
          <table:table-cell table:style-name="ce31"/>
          <table:table-cell table:style-name="Default"/>
          <table:table-cell table:style-name="ce33"/>
          <table:table-cell table:style-name="ce32" table:number-columns-repeated="2"/>
          <table:table-cell table:number-columns-repeated="17"/>
        </table:table-row>
        <table:table-row table:style-name="ro3">
          <table:table-cell/>
          <table:table-cell table:style-name="ce11" table:number-columns-repeated="2"/>
          <table:table-cell table:style-name="Default"/>
          <table:table-cell table:style-name="ce27" table:number-columns-repeated="3"/>
          <table:table-cell table:number-columns-repeated="17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66]+[Hexes.$S$1]" office:value-type="float" office:value="16" calcext:value-type="float">
            <text:p>16</text:p>
          </table:table-cell>
          <table:table-cell table:style-name="ce11" table:formula="of:=[.C166]+[Hexes.$S$1]"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style-name="ce27" table:formula="of:=[.B47]" office:value-type="float" office:value="0.08" calcext:value-type="float">
            <text:p>0.08000000</text:p>
          </table:table-cell>
          <table:table-cell table:style-name="ce27" table:formula="of:=[.F166]" office:value-type="float" office:value="0" calcext:value-type="float">
            <text:p>0.00000000</text:p>
          </table:table-cell>
          <table:table-cell table:style-name="ce27" table:formula="of:=[.G166]" office:value-type="float" office:value="0.7" calcext:value-type="float">
            <text:p>0.7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67]+[Hexes.$S$1]" office:value-type="float" office:value="17" calcext:value-type="float">
            <text:p>17</text:p>
          </table:table-cell>
          <table:table-cell table:style-name="ce11" table:formula="of:=[.C167]+[Hexes.$S$1]"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style-name="ce27" table:formula="of:=[.B48]" office:value-type="float" office:value="0.08" calcext:value-type="float">
            <text:p>0.08000000</text:p>
          </table:table-cell>
          <table:table-cell table:style-name="ce27" table:formula="of:=[.F167]" office:value-type="float" office:value="0.7" calcext:value-type="float">
            <text:p>0.70000000</text:p>
          </table:table-cell>
          <table:table-cell table:style-name="ce27" table:formula="of:=[.G167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68]+[Hexes.$S$1]" office:value-type="float" office:value="31" calcext:value-type="float">
            <text:p>31</text:p>
          </table:table-cell>
          <table:table-cell table:style-name="ce11" table:formula="of:=[.C168]+[Hexes.$S$1]"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style-name="ce27" table:formula="of:=[.B49]" office:value-type="float" office:value="0.08" calcext:value-type="float">
            <text:p>0.08000000</text:p>
          </table:table-cell>
          <table:table-cell table:style-name="ce27" table:formula="of:=[.F168]" office:value-type="float" office:value="0" calcext:value-type="float">
            <text:p>0.00000000</text:p>
          </table:table-cell>
          <table:table-cell table:style-name="ce27" table:formula="of:=[.G168]" office:value-type="float" office:value="-0.7" calcext:value-type="float">
            <text:p>-0.7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69]+[Hexes.$S$1]" office:value-type="float" office:value="30" calcext:value-type="float">
            <text:p>30</text:p>
          </table:table-cell>
          <table:table-cell table:style-name="ce11" table:formula="of:=[.C169]+[Hexes.$S$1]"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style-name="ce27" table:formula="of:=[.B50]" office:value-type="float" office:value="0.08" calcext:value-type="float">
            <text:p>0.08000000</text:p>
          </table:table-cell>
          <table:table-cell table:style-name="ce27" table:formula="of:=[.F169]" office:value-type="float" office:value="-0.7" calcext:value-type="float">
            <text:p>-0.70000000</text:p>
          </table:table-cell>
          <table:table-cell table:style-name="ce27" table:formula="of:=[.G169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70]+[Hexes.$S$1]" office:value-type="float" office:value="18" calcext:value-type="float">
            <text:p>18</text:p>
          </table:table-cell>
          <table:table-cell table:style-name="ce11" table:formula="of:=[.C170]+[Hexes.$S$1]"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style-name="ce27" table:formula="of:=[.B51]" office:value-type="float" office:value="0.08" calcext:value-type="float">
            <text:p>0.08000000</text:p>
          </table:table-cell>
          <table:table-cell table:style-name="ce27" table:formula="of:=[.F170]" office:value-type="float" office:value="0" calcext:value-type="float">
            <text:p>0.00000000</text:p>
          </table:table-cell>
          <table:table-cell table:style-name="ce27" table:formula="of:=[.G170]" office:value-type="float" office:value="0.0805" calcext:value-type="float">
            <text:p>0.0805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71]+[Hexes.$S$1]" office:value-type="float" office:value="19" calcext:value-type="float">
            <text:p>19</text:p>
          </table:table-cell>
          <table:table-cell table:style-name="ce11" table:formula="of:=[.C171]+[Hexes.$S$1]"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style-name="ce27" table:formula="of:=[.B52]" office:value-type="float" office:value="0.08" calcext:value-type="float">
            <text:p>0.08000000</text:p>
          </table:table-cell>
          <table:table-cell table:style-name="ce27" table:formula="of:=[.F171]" office:value-type="float" office:value="0.0805" calcext:value-type="float">
            <text:p>0.08050000</text:p>
          </table:table-cell>
          <table:table-cell table:style-name="ce27" table:formula="of:=[.G171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72]+[Hexes.$S$1]" office:value-type="float" office:value="29" calcext:value-type="float">
            <text:p>29</text:p>
          </table:table-cell>
          <table:table-cell table:style-name="ce11" table:formula="of:=[.C172]+[Hexes.$S$1]"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style-name="ce27" table:formula="of:=[.B53]" office:value-type="float" office:value="0.08" calcext:value-type="float">
            <text:p>0.08000000</text:p>
          </table:table-cell>
          <table:table-cell table:style-name="ce27" table:formula="of:=[.F172]" office:value-type="float" office:value="0" calcext:value-type="float">
            <text:p>0.00000000</text:p>
          </table:table-cell>
          <table:table-cell table:style-name="ce27" table:formula="of:=[.G172]" office:value-type="float" office:value="-0.0805" calcext:value-type="float">
            <text:p>-0.0805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73]+[Hexes.$S$1]" office:value-type="float" office:value="28" calcext:value-type="float">
            <text:p>28</text:p>
          </table:table-cell>
          <table:table-cell table:style-name="ce11" table:formula="of:=[.C173]+[Hexes.$S$1]"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style-name="ce27" table:formula="of:=[.B54]" office:value-type="float" office:value="0.08" calcext:value-type="float">
            <text:p>0.08000000</text:p>
          </table:table-cell>
          <table:table-cell table:style-name="ce27" table:formula="of:=[.F173]" office:value-type="float" office:value="-0.0805" calcext:value-type="float">
            <text:p>-0.08050000</text:p>
          </table:table-cell>
          <table:table-cell table:style-name="ce27" table:formula="of:=[.G173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74]+[Hexes.$S$1]" office:value-type="float" office:value="20" calcext:value-type="float">
            <text:p>20</text:p>
          </table:table-cell>
          <table:table-cell table:style-name="ce11" table:formula="of:=[.C174]+[Hexes.$S$1]"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style-name="ce27" table:formula="of:=[.B55]" office:value-type="float" office:value="0.08" calcext:value-type="float">
            <text:p>0.08000000</text:p>
          </table:table-cell>
          <table:table-cell table:style-name="ce27" table:formula="of:=[.F174]" office:value-type="float" office:value="0" calcext:value-type="float">
            <text:p>0.00000000</text:p>
          </table:table-cell>
          <table:table-cell table:style-name="ce27" table:formula="of:=[.G174]" office:value-type="float" office:value="0.01405" calcext:value-type="float">
            <text:p>0.0140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75]+[Hexes.$S$1]" office:value-type="float" office:value="21" calcext:value-type="float">
            <text:p>21</text:p>
          </table:table-cell>
          <table:table-cell table:style-name="ce11" table:formula="of:=[.C175]+[Hexes.$S$1]"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style-name="ce27" table:formula="of:=[.B56]" office:value-type="float" office:value="0.08" calcext:value-type="float">
            <text:p>0.08000000</text:p>
          </table:table-cell>
          <table:table-cell table:style-name="ce27" table:formula="of:=[.F175]" office:value-type="float" office:value="0.01405" calcext:value-type="float">
            <text:p>0.01405000</text:p>
          </table:table-cell>
          <table:table-cell table:style-name="ce27" table:formula="of:=[.G175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76]+[Hexes.$S$1]" office:value-type="float" office:value="27" calcext:value-type="float">
            <text:p>27</text:p>
          </table:table-cell>
          <table:table-cell table:style-name="ce11" table:formula="of:=[.C176]+[Hexes.$S$1]"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style-name="ce27" table:formula="of:=[.B57]" office:value-type="float" office:value="0.08" calcext:value-type="float">
            <text:p>0.08000000</text:p>
          </table:table-cell>
          <table:table-cell table:style-name="ce27" table:formula="of:=[.F176]" office:value-type="float" office:value="0" calcext:value-type="float">
            <text:p>0.00000000</text:p>
          </table:table-cell>
          <table:table-cell table:style-name="ce27" table:formula="of:=[.G176]" office:value-type="float" office:value="-0.01405" calcext:value-type="float">
            <text:p>-0.0140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77]+[Hexes.$S$1]" office:value-type="float" office:value="26" calcext:value-type="float">
            <text:p>26</text:p>
          </table:table-cell>
          <table:table-cell table:style-name="ce11" table:formula="of:=[.C177]+[Hexes.$S$1]"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style-name="ce27" table:formula="of:=[.B58]" office:value-type="float" office:value="0.08" calcext:value-type="float">
            <text:p>0.08000000</text:p>
          </table:table-cell>
          <table:table-cell table:style-name="ce27" table:formula="of:=[.F177]" office:value-type="float" office:value="-0.01405" calcext:value-type="float">
            <text:p>-0.01405000</text:p>
          </table:table-cell>
          <table:table-cell table:style-name="ce27" table:formula="of:=[.G177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11" table:number-columns-repeated="2"/>
          <table:table-cell/>
          <table:table-cell table:style-name="ce27" table:number-columns-repeated="3"/>
          <table:table-cell table:style-name="ce11"/>
          <table:table-cell table:number-columns-repeated="16"/>
        </table:table-row>
        <table:table-row table:style-name="ro1">
          <table:table-cell table:style-name="ce16" office:value-type="string" calcext:value-type="string">
            <text:p>// THIRD x PLANE</text:p>
          </table:table-cell>
          <table:table-cell/>
          <table:table-cell table:style-name="ce31"/>
          <table:table-cell table:style-name="Default"/>
          <table:table-cell table:style-name="ce33"/>
          <table:table-cell table:style-name="ce32" table:number-columns-repeated="2"/>
          <table:table-cell table:number-columns-repeated="17"/>
        </table:table-row>
        <table:table-row table:style-name="ro3">
          <table:table-cell/>
          <table:table-cell table:style-name="ce11" table:number-columns-repeated="2"/>
          <table:table-cell table:style-name="Default"/>
          <table:table-cell table:style-name="ce27" table:number-columns-repeated="3"/>
          <table:table-cell table:number-columns-repeated="17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81]+[Hexes.$S$1]" office:value-type="float" office:value="32" calcext:value-type="float">
            <text:p>32</text:p>
          </table:table-cell>
          <table:table-cell table:style-name="ce11" table:formula="of:=[.C181]+[Hexes.$S$1]" office:value-type="float" office:value="33" calcext:value-type="float">
            <text:p>33</text:p>
          </table:table-cell>
          <table:table-cell office:value-type="string" calcext:value-type="string">
            <text:p>(</text:p>
          </table:table-cell>
          <table:table-cell table:style-name="ce27" table:formula="of:=[.B69]" office:value-type="float" office:value="0" calcext:value-type="float">
            <text:p>0.00000000</text:p>
          </table:table-cell>
          <table:table-cell table:style-name="ce27" table:formula="of:=[.F181]" office:value-type="float" office:value="0" calcext:value-type="float">
            <text:p>0.00000000</text:p>
          </table:table-cell>
          <table:table-cell table:style-name="ce27" table:formula="of:=[.G181]" office:value-type="float" office:value="0.7" calcext:value-type="float">
            <text:p>0.7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82]+[Hexes.$S$1]" office:value-type="float" office:value="33" calcext:value-type="float">
            <text:p>33</text:p>
          </table:table-cell>
          <table:table-cell table:style-name="ce11" table:formula="of:=[.C182]+[Hexes.$S$1]" office:value-type="float" office:value="47" calcext:value-type="float">
            <text:p>47</text:p>
          </table:table-cell>
          <table:table-cell office:value-type="string" calcext:value-type="string">
            <text:p>(</text:p>
          </table:table-cell>
          <table:table-cell table:style-name="ce27" table:formula="of:=[.B70]" office:value-type="float" office:value="0" calcext:value-type="float">
            <text:p>0.00000000</text:p>
          </table:table-cell>
          <table:table-cell table:style-name="ce27" table:formula="of:=[.F182]" office:value-type="float" office:value="0.7" calcext:value-type="float">
            <text:p>0.70000000</text:p>
          </table:table-cell>
          <table:table-cell table:style-name="ce27" table:formula="of:=[.G182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83]+[Hexes.$S$1]" office:value-type="float" office:value="47" calcext:value-type="float">
            <text:p>47</text:p>
          </table:table-cell>
          <table:table-cell table:style-name="ce11" table:formula="of:=[.C183]+[Hexes.$S$1]" office:value-type="float" office:value="46" calcext:value-type="float">
            <text:p>46</text:p>
          </table:table-cell>
          <table:table-cell office:value-type="string" calcext:value-type="string">
            <text:p>(</text:p>
          </table:table-cell>
          <table:table-cell table:style-name="ce27" table:formula="of:=[.B71]" office:value-type="float" office:value="0" calcext:value-type="float">
            <text:p>0.00000000</text:p>
          </table:table-cell>
          <table:table-cell table:style-name="ce27" table:formula="of:=[.F183]" office:value-type="float" office:value="0" calcext:value-type="float">
            <text:p>0.00000000</text:p>
          </table:table-cell>
          <table:table-cell table:style-name="ce27" table:formula="of:=[.G183]" office:value-type="float" office:value="-0.7" calcext:value-type="float">
            <text:p>-0.7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84]+[Hexes.$S$1]" office:value-type="float" office:value="46" calcext:value-type="float">
            <text:p>46</text:p>
          </table:table-cell>
          <table:table-cell table:style-name="ce11" table:formula="of:=[.C184]+[Hexes.$S$1]"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style-name="ce27" table:formula="of:=[.B72]" office:value-type="float" office:value="0" calcext:value-type="float">
            <text:p>0.00000000</text:p>
          </table:table-cell>
          <table:table-cell table:style-name="ce27" table:formula="of:=[.F184]" office:value-type="float" office:value="-0.7" calcext:value-type="float">
            <text:p>-0.70000000</text:p>
          </table:table-cell>
          <table:table-cell table:style-name="ce27" table:formula="of:=[.G184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85]+[Hexes.$S$1]" office:value-type="float" office:value="34" calcext:value-type="float">
            <text:p>34</text:p>
          </table:table-cell>
          <table:table-cell table:style-name="ce11" table:formula="of:=[.C185]+[Hexes.$S$1]" office:value-type="float" office:value="35" calcext:value-type="float">
            <text:p>35</text:p>
          </table:table-cell>
          <table:table-cell office:value-type="string" calcext:value-type="string">
            <text:p>(</text:p>
          </table:table-cell>
          <table:table-cell table:style-name="ce27" table:formula="of:=[.B73]" office:value-type="float" office:value="0" calcext:value-type="float">
            <text:p>0.00000000</text:p>
          </table:table-cell>
          <table:table-cell table:style-name="ce27" table:formula="of:=[.F185]" office:value-type="float" office:value="0" calcext:value-type="float">
            <text:p>0.00000000</text:p>
          </table:table-cell>
          <table:table-cell table:style-name="ce27" table:formula="of:=[.G185]" office:value-type="float" office:value="0.0805" calcext:value-type="float">
            <text:p>0.0805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86]+[Hexes.$S$1]" office:value-type="float" office:value="35" calcext:value-type="float">
            <text:p>35</text:p>
          </table:table-cell>
          <table:table-cell table:style-name="ce11" table:formula="of:=[.C186]+[Hexes.$S$1]" office:value-type="float" office:value="45" calcext:value-type="float">
            <text:p>45</text:p>
          </table:table-cell>
          <table:table-cell office:value-type="string" calcext:value-type="string">
            <text:p>(</text:p>
          </table:table-cell>
          <table:table-cell table:style-name="ce27" table:formula="of:=[.B74]" office:value-type="float" office:value="0" calcext:value-type="float">
            <text:p>0.00000000</text:p>
          </table:table-cell>
          <table:table-cell table:style-name="ce27" table:formula="of:=[.F186]" office:value-type="float" office:value="0.0805" calcext:value-type="float">
            <text:p>0.08050000</text:p>
          </table:table-cell>
          <table:table-cell table:style-name="ce27" table:formula="of:=[.G186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87]+[Hexes.$S$1]" office:value-type="float" office:value="45" calcext:value-type="float">
            <text:p>45</text:p>
          </table:table-cell>
          <table:table-cell table:style-name="ce11" table:formula="of:=[.C187]+[Hexes.$S$1]" office:value-type="float" office:value="44" calcext:value-type="float">
            <text:p>44</text:p>
          </table:table-cell>
          <table:table-cell office:value-type="string" calcext:value-type="string">
            <text:p>(</text:p>
          </table:table-cell>
          <table:table-cell table:style-name="ce27" table:formula="of:=[.B75]" office:value-type="float" office:value="0" calcext:value-type="float">
            <text:p>0.00000000</text:p>
          </table:table-cell>
          <table:table-cell table:style-name="ce27" table:formula="of:=[.F187]" office:value-type="float" office:value="0" calcext:value-type="float">
            <text:p>0.00000000</text:p>
          </table:table-cell>
          <table:table-cell table:style-name="ce27" table:formula="of:=[.G187]" office:value-type="float" office:value="-0.0805" calcext:value-type="float">
            <text:p>-0.0805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88]+[Hexes.$S$1]" office:value-type="float" office:value="44" calcext:value-type="float">
            <text:p>44</text:p>
          </table:table-cell>
          <table:table-cell table:style-name="ce11" table:formula="of:=[.C188]+[Hexes.$S$1]" office:value-type="float" office:value="34" calcext:value-type="float">
            <text:p>34</text:p>
          </table:table-cell>
          <table:table-cell office:value-type="string" calcext:value-type="string">
            <text:p>(</text:p>
          </table:table-cell>
          <table:table-cell table:style-name="ce27" table:formula="of:=[.B76]" office:value-type="float" office:value="0" calcext:value-type="float">
            <text:p>0.00000000</text:p>
          </table:table-cell>
          <table:table-cell table:style-name="ce27" table:formula="of:=[.F188]" office:value-type="float" office:value="-0.0805" calcext:value-type="float">
            <text:p>-0.08050000</text:p>
          </table:table-cell>
          <table:table-cell table:style-name="ce27" table:formula="of:=[.G188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89]+[Hexes.$S$1]" office:value-type="float" office:value="36" calcext:value-type="float">
            <text:p>36</text:p>
          </table:table-cell>
          <table:table-cell table:style-name="ce11" table:formula="of:=[.C189]+[Hexes.$S$1]"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table:style-name="ce27" table:formula="of:=[.B77]" office:value-type="float" office:value="0" calcext:value-type="float">
            <text:p>0.00000000</text:p>
          </table:table-cell>
          <table:table-cell table:style-name="ce27" table:formula="of:=[.F189]" office:value-type="float" office:value="0" calcext:value-type="float">
            <text:p>0.00000000</text:p>
          </table:table-cell>
          <table:table-cell table:style-name="ce27" table:formula="of:=[.G189]" office:value-type="float" office:value="0.01405" calcext:value-type="float">
            <text:p>0.0140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90]+[Hexes.$S$1]" office:value-type="float" office:value="37" calcext:value-type="float">
            <text:p>37</text:p>
          </table:table-cell>
          <table:table-cell table:style-name="ce11" table:formula="of:=[.C190]+[Hexes.$S$1]" office:value-type="float" office:value="43" calcext:value-type="float">
            <text:p>43</text:p>
          </table:table-cell>
          <table:table-cell office:value-type="string" calcext:value-type="string">
            <text:p>(</text:p>
          </table:table-cell>
          <table:table-cell table:style-name="ce27" table:formula="of:=[.B78]" office:value-type="float" office:value="0" calcext:value-type="float">
            <text:p>0.00000000</text:p>
          </table:table-cell>
          <table:table-cell table:style-name="ce27" table:formula="of:=[.F190]" office:value-type="float" office:value="0.01405" calcext:value-type="float">
            <text:p>0.01405000</text:p>
          </table:table-cell>
          <table:table-cell table:style-name="ce27" table:formula="of:=[.G190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91]+[Hexes.$S$1]" office:value-type="float" office:value="43" calcext:value-type="float">
            <text:p>43</text:p>
          </table:table-cell>
          <table:table-cell table:style-name="ce11" table:formula="of:=[.C191]+[Hexes.$S$1]" office:value-type="float" office:value="42" calcext:value-type="float">
            <text:p>42</text:p>
          </table:table-cell>
          <table:table-cell office:value-type="string" calcext:value-type="string">
            <text:p>(</text:p>
          </table:table-cell>
          <table:table-cell table:style-name="ce27" table:formula="of:=[.B79]" office:value-type="float" office:value="0" calcext:value-type="float">
            <text:p>0.00000000</text:p>
          </table:table-cell>
          <table:table-cell table:style-name="ce27" table:formula="of:=[.F191]" office:value-type="float" office:value="0" calcext:value-type="float">
            <text:p>0.00000000</text:p>
          </table:table-cell>
          <table:table-cell table:style-name="ce27" table:formula="of:=[.G191]" office:value-type="float" office:value="-0.01405" calcext:value-type="float">
            <text:p>-0.0140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92]+[Hexes.$S$1]" office:value-type="float" office:value="42" calcext:value-type="float">
            <text:p>42</text:p>
          </table:table-cell>
          <table:table-cell table:style-name="ce11" table:formula="of:=[.C192]+[Hexes.$S$1]" office:value-type="float" office:value="36" calcext:value-type="float">
            <text:p>36</text:p>
          </table:table-cell>
          <table:table-cell office:value-type="string" calcext:value-type="string">
            <text:p>(</text:p>
          </table:table-cell>
          <table:table-cell table:style-name="ce27" table:formula="of:=[.B80]" office:value-type="float" office:value="0" calcext:value-type="float">
            <text:p>0.00000000</text:p>
          </table:table-cell>
          <table:table-cell table:style-name="ce27" table:formula="of:=[.F192]" office:value-type="float" office:value="-0.01405" calcext:value-type="float">
            <text:p>-0.01405000</text:p>
          </table:table-cell>
          <table:table-cell table:style-name="ce27" table:formula="of:=[.G192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11" table:number-columns-repeated="2"/>
          <table:table-cell/>
          <table:table-cell table:style-name="ce27" table:number-columns-repeated="3"/>
          <table:table-cell table:style-name="ce11"/>
          <table:table-cell table:number-columns-repeated="16"/>
        </table:table-row>
        <table:table-row table:style-name="ro1">
          <table:table-cell table:style-name="ce16" office:value-type="string" calcext:value-type="string">
            <text:p>// FOURTH x PLANE</text:p>
          </table:table-cell>
          <table:table-cell/>
          <table:table-cell table:style-name="ce31"/>
          <table:table-cell table:style-name="Default"/>
          <table:table-cell table:style-name="ce33"/>
          <table:table-cell table:style-name="ce32" table:number-columns-repeated="2"/>
          <table:table-cell table:number-columns-repeated="17"/>
        </table:table-row>
        <table:table-row table:style-name="ro3">
          <table:table-cell/>
          <table:table-cell table:style-name="ce11" table:number-columns-repeated="2"/>
          <table:table-cell table:style-name="Default"/>
          <table:table-cell table:style-name="ce27" table:number-columns-repeated="3"/>
          <table:table-cell table:number-columns-repeated="17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96]+[Hexes.$S$1]" office:value-type="float" office:value="48" calcext:value-type="float">
            <text:p>48</text:p>
          </table:table-cell>
          <table:table-cell table:style-name="ce11" table:formula="of:=[.C196]+[Hexes.$S$1]" office:value-type="float" office:value="49" calcext:value-type="float">
            <text:p>49</text:p>
          </table:table-cell>
          <table:table-cell office:value-type="string" calcext:value-type="string">
            <text:p>(</text:p>
          </table:table-cell>
          <table:table-cell table:style-name="ce27" table:formula="of:=[.B91]" office:value-type="float" office:value="-1.4" calcext:value-type="float">
            <text:p>-1.40000000</text:p>
          </table:table-cell>
          <table:table-cell table:style-name="ce27" table:formula="of:=[.F196]" office:value-type="float" office:value="0" calcext:value-type="float">
            <text:p>0.00000000</text:p>
          </table:table-cell>
          <table:table-cell table:style-name="ce27" table:formula="of:=[.G196]" office:value-type="float" office:value="0.7" calcext:value-type="float">
            <text:p>0.7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97]+[Hexes.$S$1]" office:value-type="float" office:value="49" calcext:value-type="float">
            <text:p>49</text:p>
          </table:table-cell>
          <table:table-cell table:style-name="ce11" table:formula="of:=[.C197]+[Hexes.$S$1]" office:value-type="float" office:value="63" calcext:value-type="float">
            <text:p>63</text:p>
          </table:table-cell>
          <table:table-cell office:value-type="string" calcext:value-type="string">
            <text:p>(</text:p>
          </table:table-cell>
          <table:table-cell table:style-name="ce27" table:formula="of:=[.B92]" office:value-type="float" office:value="-1.4" calcext:value-type="float">
            <text:p>-1.40000000</text:p>
          </table:table-cell>
          <table:table-cell table:style-name="ce27" table:formula="of:=[.F197]" office:value-type="float" office:value="0.7" calcext:value-type="float">
            <text:p>0.70000000</text:p>
          </table:table-cell>
          <table:table-cell table:style-name="ce27" table:formula="of:=[.G197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98]+[Hexes.$S$1]" office:value-type="float" office:value="63" calcext:value-type="float">
            <text:p>63</text:p>
          </table:table-cell>
          <table:table-cell table:style-name="ce11" table:formula="of:=[.C198]+[Hexes.$S$1]" office:value-type="float" office:value="62" calcext:value-type="float">
            <text:p>62</text:p>
          </table:table-cell>
          <table:table-cell office:value-type="string" calcext:value-type="string">
            <text:p>(</text:p>
          </table:table-cell>
          <table:table-cell table:style-name="ce27" table:formula="of:=[.B93]" office:value-type="float" office:value="-1.4" calcext:value-type="float">
            <text:p>-1.40000000</text:p>
          </table:table-cell>
          <table:table-cell table:style-name="ce27" table:formula="of:=[.F198]" office:value-type="float" office:value="0" calcext:value-type="float">
            <text:p>0.00000000</text:p>
          </table:table-cell>
          <table:table-cell table:style-name="ce27" table:formula="of:=[.G198]" office:value-type="float" office:value="-0.7" calcext:value-type="float">
            <text:p>-0.7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199]+[Hexes.$S$1]" office:value-type="float" office:value="62" calcext:value-type="float">
            <text:p>62</text:p>
          </table:table-cell>
          <table:table-cell table:style-name="ce11" table:formula="of:=[.C199]+[Hexes.$S$1]" office:value-type="float" office:value="48" calcext:value-type="float">
            <text:p>48</text:p>
          </table:table-cell>
          <table:table-cell office:value-type="string" calcext:value-type="string">
            <text:p>(</text:p>
          </table:table-cell>
          <table:table-cell table:style-name="ce27" table:formula="of:=[.B94]" office:value-type="float" office:value="-1.4" calcext:value-type="float">
            <text:p>-1.40000000</text:p>
          </table:table-cell>
          <table:table-cell table:style-name="ce27" table:formula="of:=[.F199]" office:value-type="float" office:value="-0.7" calcext:value-type="float">
            <text:p>-0.70000000</text:p>
          </table:table-cell>
          <table:table-cell table:style-name="ce27" table:formula="of:=[.G199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200]+[Hexes.$S$1]" office:value-type="float" office:value="50" calcext:value-type="float">
            <text:p>50</text:p>
          </table:table-cell>
          <table:table-cell table:style-name="ce11" table:formula="of:=[.C200]+[Hexes.$S$1]" office:value-type="float" office:value="51" calcext:value-type="float">
            <text:p>51</text:p>
          </table:table-cell>
          <table:table-cell office:value-type="string" calcext:value-type="string">
            <text:p>(</text:p>
          </table:table-cell>
          <table:table-cell table:style-name="ce27" table:formula="of:=[.B95]" office:value-type="float" office:value="-1.4" calcext:value-type="float">
            <text:p>-1.40000000</text:p>
          </table:table-cell>
          <table:table-cell table:style-name="ce27" table:formula="of:=[.F200]" office:value-type="float" office:value="0" calcext:value-type="float">
            <text:p>0.00000000</text:p>
          </table:table-cell>
          <table:table-cell table:style-name="ce27" table:formula="of:=[.G200]" office:value-type="float" office:value="0.0805" calcext:value-type="float">
            <text:p>0.0805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201]+[Hexes.$S$1]" office:value-type="float" office:value="51" calcext:value-type="float">
            <text:p>51</text:p>
          </table:table-cell>
          <table:table-cell table:style-name="ce11" table:formula="of:=[.C201]+[Hexes.$S$1]" office:value-type="float" office:value="61" calcext:value-type="float">
            <text:p>61</text:p>
          </table:table-cell>
          <table:table-cell office:value-type="string" calcext:value-type="string">
            <text:p>(</text:p>
          </table:table-cell>
          <table:table-cell table:style-name="ce27" table:formula="of:=[.B96]" office:value-type="float" office:value="-1.4" calcext:value-type="float">
            <text:p>-1.40000000</text:p>
          </table:table-cell>
          <table:table-cell table:style-name="ce27" table:formula="of:=[.F201]" office:value-type="float" office:value="0.0805" calcext:value-type="float">
            <text:p>0.08050000</text:p>
          </table:table-cell>
          <table:table-cell table:style-name="ce27" table:formula="of:=[.G201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202]+[Hexes.$S$1]" office:value-type="float" office:value="61" calcext:value-type="float">
            <text:p>61</text:p>
          </table:table-cell>
          <table:table-cell table:style-name="ce11" table:formula="of:=[.C202]+[Hexes.$S$1]" office:value-type="float" office:value="60" calcext:value-type="float">
            <text:p>60</text:p>
          </table:table-cell>
          <table:table-cell office:value-type="string" calcext:value-type="string">
            <text:p>(</text:p>
          </table:table-cell>
          <table:table-cell table:style-name="ce27" table:formula="of:=[.B97]" office:value-type="float" office:value="-1.4" calcext:value-type="float">
            <text:p>-1.40000000</text:p>
          </table:table-cell>
          <table:table-cell table:style-name="ce27" table:formula="of:=[.F202]" office:value-type="float" office:value="0" calcext:value-type="float">
            <text:p>0.00000000</text:p>
          </table:table-cell>
          <table:table-cell table:style-name="ce27" table:formula="of:=[.G202]" office:value-type="float" office:value="-0.0805" calcext:value-type="float">
            <text:p>-0.0805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203]+[Hexes.$S$1]" office:value-type="float" office:value="60" calcext:value-type="float">
            <text:p>60</text:p>
          </table:table-cell>
          <table:table-cell table:style-name="ce11" table:formula="of:=[.C203]+[Hexes.$S$1]" office:value-type="float" office:value="50" calcext:value-type="float">
            <text:p>50</text:p>
          </table:table-cell>
          <table:table-cell office:value-type="string" calcext:value-type="string">
            <text:p>(</text:p>
          </table:table-cell>
          <table:table-cell table:style-name="ce27" table:formula="of:=[.B98]" office:value-type="float" office:value="-1.4" calcext:value-type="float">
            <text:p>-1.40000000</text:p>
          </table:table-cell>
          <table:table-cell table:style-name="ce27" table:formula="of:=[.F203]" office:value-type="float" office:value="-0.0805" calcext:value-type="float">
            <text:p>-0.08050000</text:p>
          </table:table-cell>
          <table:table-cell table:style-name="ce27" table:formula="of:=[.G203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204]+[Hexes.$S$1]" office:value-type="float" office:value="52" calcext:value-type="float">
            <text:p>52</text:p>
          </table:table-cell>
          <table:table-cell table:style-name="ce11" table:formula="of:=[.C204]+[Hexes.$S$1]" office:value-type="float" office:value="53" calcext:value-type="float">
            <text:p>53</text:p>
          </table:table-cell>
          <table:table-cell office:value-type="string" calcext:value-type="string">
            <text:p>(</text:p>
          </table:table-cell>
          <table:table-cell table:style-name="ce27" table:formula="of:=[.B99]" office:value-type="float" office:value="-1.4" calcext:value-type="float">
            <text:p>-1.40000000</text:p>
          </table:table-cell>
          <table:table-cell table:style-name="ce27" table:formula="of:=[.F204]" office:value-type="float" office:value="0" calcext:value-type="float">
            <text:p>0.00000000</text:p>
          </table:table-cell>
          <table:table-cell table:style-name="ce27" table:formula="of:=[.G204]" office:value-type="float" office:value="0.01405" calcext:value-type="float">
            <text:p>0.0140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205]+[Hexes.$S$1]" office:value-type="float" office:value="53" calcext:value-type="float">
            <text:p>53</text:p>
          </table:table-cell>
          <table:table-cell table:style-name="ce11" table:formula="of:=[.C205]+[Hexes.$S$1]" office:value-type="float" office:value="59" calcext:value-type="float">
            <text:p>59</text:p>
          </table:table-cell>
          <table:table-cell office:value-type="string" calcext:value-type="string">
            <text:p>(</text:p>
          </table:table-cell>
          <table:table-cell table:style-name="ce27" table:formula="of:=[.B100]" office:value-type="float" office:value="-1.4" calcext:value-type="float">
            <text:p>-1.40000000</text:p>
          </table:table-cell>
          <table:table-cell table:style-name="ce27" table:formula="of:=[.F205]" office:value-type="float" office:value="0.01405" calcext:value-type="float">
            <text:p>0.01405000</text:p>
          </table:table-cell>
          <table:table-cell table:style-name="ce27" table:formula="of:=[.G205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206]+[Hexes.$S$1]" office:value-type="float" office:value="59" calcext:value-type="float">
            <text:p>59</text:p>
          </table:table-cell>
          <table:table-cell table:style-name="ce11" table:formula="of:=[.C206]+[Hexes.$S$1]" office:value-type="float" office:value="58" calcext:value-type="float">
            <text:p>58</text:p>
          </table:table-cell>
          <table:table-cell office:value-type="string" calcext:value-type="string">
            <text:p>(</text:p>
          </table:table-cell>
          <table:table-cell table:style-name="ce27" table:formula="of:=[.B101]" office:value-type="float" office:value="-1.4" calcext:value-type="float">
            <text:p>-1.40000000</text:p>
          </table:table-cell>
          <table:table-cell table:style-name="ce27" table:formula="of:=[.F206]" office:value-type="float" office:value="0" calcext:value-type="float">
            <text:p>0.00000000</text:p>
          </table:table-cell>
          <table:table-cell table:style-name="ce27" table:formula="of:=[.G206]" office:value-type="float" office:value="-0.01405" calcext:value-type="float">
            <text:p>-0.0140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207]+[Hexes.$S$1]" office:value-type="float" office:value="58" calcext:value-type="float">
            <text:p>58</text:p>
          </table:table-cell>
          <table:table-cell table:style-name="ce11" table:formula="of:=[.C207]+[Hexes.$S$1]" office:value-type="float" office:value="52" calcext:value-type="float">
            <text:p>52</text:p>
          </table:table-cell>
          <table:table-cell office:value-type="string" calcext:value-type="string">
            <text:p>(</text:p>
          </table:table-cell>
          <table:table-cell table:style-name="ce27" table:formula="of:=[.B102]" office:value-type="float" office:value="-1.4" calcext:value-type="float">
            <text:p>-1.40000000</text:p>
          </table:table-cell>
          <table:table-cell table:style-name="ce27" table:formula="of:=[.F207]" office:value-type="float" office:value="-0.01405" calcext:value-type="float">
            <text:p>-0.01405000</text:p>
          </table:table-cell>
          <table:table-cell table:style-name="ce27" table:formula="of:=[.G207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11" table:number-columns-repeated="2"/>
          <table:table-cell table:number-columns-repeated="2"/>
          <table:table-cell table:style-name="ce11" table:number-columns-repeated="3"/>
          <table:table-cell table:number-columns-repeated="16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 office:value-type="string" calcext:value-type="string">
            <text:p>boundary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 office:value-type="string" calcext:value-type="string">
            <text:p>(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office:value-type="string" calcext:value-type="string">
            <text:p>inlet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office:value-type="string" calcext:value-type="string">
            <text:p>{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type patch;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faces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(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/>
          <table:table-cell office:value-type="string" calcext:value-type="string">
            <text:p>);</text:p>
          </table:table-cell>
          <table:table-cell table:number-columns-repeated="2"/>
          <table:table-cell table:style-name="ce11" table:number-columns-repeated="3"/>
          <table:table-cell table:number-columns-repeated="16"/>
        </table:table-row>
        <table:table-row table:style-name="ro3">
          <table:table-cell table:style-name="Default"/>
          <table:table-cell office:value-type="string" calcext:value-type="string">
            <text:p>}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office:value-type="string" calcext:value-type="string">
            <text:p>outlet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office:value-type="string" calcext:value-type="string">
            <text:p>{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type patch;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faces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(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34]" office:value-type="float" office:value="51" calcext:value-type="float">
            <text:p>51</text:p>
          </table:table-cell>
          <table:table-cell table:style-name="ce11" table:formula="of:=[Hexes.I34]" office:value-type="float" office:value="50" calcext:value-type="float">
            <text:p>50</text:p>
          </table:table-cell>
          <table:table-cell table:style-name="ce11" table:formula="of:=[Hexes.J34]" office:value-type="float" office:value="48" calcext:value-type="float">
            <text:p>48</text:p>
          </table:table-cell>
          <table:table-cell table:style-name="ce11" table:formula="of:=[Hexes.K34]" office:value-type="float" office:value="49" calcext:value-type="float">
            <text:p>49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35]" office:value-type="float" office:value="61" calcext:value-type="float">
            <text:p>61</text:p>
          </table:table-cell>
          <table:table-cell table:style-name="ce11" table:formula="of:=[Hexes.I35]" office:value-type="float" office:value="51" calcext:value-type="float">
            <text:p>51</text:p>
          </table:table-cell>
          <table:table-cell table:style-name="ce11" table:formula="of:=[Hexes.J35]" office:value-type="float" office:value="49" calcext:value-type="float">
            <text:p>49</text:p>
          </table:table-cell>
          <table:table-cell table:style-name="ce11" table:formula="of:=[Hexes.K35]" office:value-type="float" office:value="63" calcext:value-type="float">
            <text:p>63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36]" office:value-type="float" office:value="60" calcext:value-type="float">
            <text:p>60</text:p>
          </table:table-cell>
          <table:table-cell table:style-name="ce11" table:formula="of:=[Hexes.I36]" office:value-type="float" office:value="61" calcext:value-type="float">
            <text:p>61</text:p>
          </table:table-cell>
          <table:table-cell table:style-name="ce11" table:formula="of:=[Hexes.J36]" office:value-type="float" office:value="63" calcext:value-type="float">
            <text:p>63</text:p>
          </table:table-cell>
          <table:table-cell table:style-name="ce11" table:formula="of:=[Hexes.K36]" office:value-type="float" office:value="62" calcext:value-type="float">
            <text:p>62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37]" office:value-type="float" office:value="50" calcext:value-type="float">
            <text:p>50</text:p>
          </table:table-cell>
          <table:table-cell table:style-name="ce11" table:formula="of:=[Hexes.I37]" office:value-type="float" office:value="60" calcext:value-type="float">
            <text:p>60</text:p>
          </table:table-cell>
          <table:table-cell table:style-name="ce11" table:formula="of:=[Hexes.J37]" office:value-type="float" office:value="62" calcext:value-type="float">
            <text:p>62</text:p>
          </table:table-cell>
          <table:table-cell table:style-name="ce11" table:formula="of:=[Hexes.K37]" office:value-type="float" office:value="48" calcext:value-type="float">
            <text:p>48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38]" office:value-type="float" office:value="53" calcext:value-type="float">
            <text:p>53</text:p>
          </table:table-cell>
          <table:table-cell table:style-name="ce11" table:formula="of:=[Hexes.I38]" office:value-type="float" office:value="52" calcext:value-type="float">
            <text:p>52</text:p>
          </table:table-cell>
          <table:table-cell table:style-name="ce11" table:formula="of:=[Hexes.J38]" office:value-type="float" office:value="50" calcext:value-type="float">
            <text:p>50</text:p>
          </table:table-cell>
          <table:table-cell table:style-name="ce11" table:formula="of:=[Hexes.K38]" office:value-type="float" office:value="51" calcext:value-type="float">
            <text:p>51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39]" office:value-type="float" office:value="59" calcext:value-type="float">
            <text:p>59</text:p>
          </table:table-cell>
          <table:table-cell table:style-name="ce11" table:formula="of:=[Hexes.I39]" office:value-type="float" office:value="53" calcext:value-type="float">
            <text:p>53</text:p>
          </table:table-cell>
          <table:table-cell table:style-name="ce11" table:formula="of:=[Hexes.J39]" office:value-type="float" office:value="51" calcext:value-type="float">
            <text:p>51</text:p>
          </table:table-cell>
          <table:table-cell table:style-name="ce11" table:formula="of:=[Hexes.K39]" office:value-type="float" office:value="61" calcext:value-type="float">
            <text:p>61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40]" office:value-type="float" office:value="58" calcext:value-type="float">
            <text:p>58</text:p>
          </table:table-cell>
          <table:table-cell table:style-name="ce11" table:formula="of:=[Hexes.I40]" office:value-type="float" office:value="59" calcext:value-type="float">
            <text:p>59</text:p>
          </table:table-cell>
          <table:table-cell table:style-name="ce11" table:formula="of:=[Hexes.J40]" office:value-type="float" office:value="61" calcext:value-type="float">
            <text:p>61</text:p>
          </table:table-cell>
          <table:table-cell table:style-name="ce11" table:formula="of:=[Hexes.K40]" office:value-type="float" office:value="60" calcext:value-type="float">
            <text:p>60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41]" office:value-type="float" office:value="52" calcext:value-type="float">
            <text:p>52</text:p>
          </table:table-cell>
          <table:table-cell table:style-name="ce11" table:formula="of:=[Hexes.I41]" office:value-type="float" office:value="58" calcext:value-type="float">
            <text:p>58</text:p>
          </table:table-cell>
          <table:table-cell table:style-name="ce11" table:formula="of:=[Hexes.J41]" office:value-type="float" office:value="60" calcext:value-type="float">
            <text:p>60</text:p>
          </table:table-cell>
          <table:table-cell table:style-name="ce11" table:formula="of:=[Hexes.K41]" office:value-type="float" office:value="50" calcext:value-type="float">
            <text:p>50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42]" office:value-type="float" office:value="55" calcext:value-type="float">
            <text:p>55</text:p>
          </table:table-cell>
          <table:table-cell table:style-name="ce11" table:formula="of:=[Hexes.I42]" office:value-type="float" office:value="54" calcext:value-type="float">
            <text:p>54</text:p>
          </table:table-cell>
          <table:table-cell table:style-name="ce11" table:formula="of:=[Hexes.J42]" office:value-type="float" office:value="52" calcext:value-type="float">
            <text:p>52</text:p>
          </table:table-cell>
          <table:table-cell table:style-name="ce11" table:formula="of:=[Hexes.K42]" office:value-type="float" office:value="53" calcext:value-type="float">
            <text:p>53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43]" office:value-type="float" office:value="57" calcext:value-type="float">
            <text:p>57</text:p>
          </table:table-cell>
          <table:table-cell table:style-name="ce11" table:formula="of:=[Hexes.I43]" office:value-type="float" office:value="55" calcext:value-type="float">
            <text:p>55</text:p>
          </table:table-cell>
          <table:table-cell table:style-name="ce11" table:formula="of:=[Hexes.J43]" office:value-type="float" office:value="53" calcext:value-type="float">
            <text:p>53</text:p>
          </table:table-cell>
          <table:table-cell table:style-name="ce11" table:formula="of:=[Hexes.K43]" office:value-type="float" office:value="59" calcext:value-type="float">
            <text:p>59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44]" office:value-type="float" office:value="56" calcext:value-type="float">
            <text:p>56</text:p>
          </table:table-cell>
          <table:table-cell table:style-name="ce11" table:formula="of:=[Hexes.I44]" office:value-type="float" office:value="57" calcext:value-type="float">
            <text:p>57</text:p>
          </table:table-cell>
          <table:table-cell table:style-name="ce11" table:formula="of:=[Hexes.J44]" office:value-type="float" office:value="59" calcext:value-type="float">
            <text:p>59</text:p>
          </table:table-cell>
          <table:table-cell table:style-name="ce11" table:formula="of:=[Hexes.K44]" office:value-type="float" office:value="58" calcext:value-type="float">
            <text:p>58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45]" office:value-type="float" office:value="54" calcext:value-type="float">
            <text:p>54</text:p>
          </table:table-cell>
          <table:table-cell table:style-name="ce11" table:formula="of:=[Hexes.I45]" office:value-type="float" office:value="56" calcext:value-type="float">
            <text:p>56</text:p>
          </table:table-cell>
          <table:table-cell table:style-name="ce11" table:formula="of:=[Hexes.J45]" office:value-type="float" office:value="58" calcext:value-type="float">
            <text:p>58</text:p>
          </table:table-cell>
          <table:table-cell table:style-name="ce11" table:formula="of:=[Hexes.K45]" office:value-type="float" office:value="52" calcext:value-type="float">
            <text:p>52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Hexes.H46]" office:value-type="float" office:value="57" calcext:value-type="float">
            <text:p>57</text:p>
          </table:table-cell>
          <table:table-cell table:style-name="ce11" table:formula="of:=[Hexes.I46]" office:value-type="float" office:value="56" calcext:value-type="float">
            <text:p>56</text:p>
          </table:table-cell>
          <table:table-cell table:style-name="ce11" table:formula="of:=[Hexes.J46]" office:value-type="float" office:value="54" calcext:value-type="float">
            <text:p>54</text:p>
          </table:table-cell>
          <table:table-cell table:style-name="ce11" table:formula="of:=[Hexes.K46]" office:value-type="float" office:value="55" calcext:value-type="float">
            <text:p>55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/>
          <table:table-cell office:value-type="string" calcext:value-type="string">
            <text:p>);</text:p>
          </table:table-cell>
          <table:table-cell table:number-columns-repeated="2"/>
          <table:table-cell table:style-name="ce11" table:number-columns-repeated="3"/>
          <table:table-cell table:number-columns-repeated="16"/>
        </table:table-row>
        <table:table-row table:style-name="ro3">
          <table:table-cell table:style-name="Default"/>
          <table:table-cell office:value-type="string" calcext:value-type="string">
            <text:p>}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office:value-type="string" calcext:value-type="string">
            <text:p>farfield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office:value-type="string" calcext:value-type="string">
            <text:p>{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type patch;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faces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(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F271]+[$Hexes.$S$1]" office:value-type="float" office:value="16" calcext:value-type="float">
            <text:p>16</text:p>
          </table:table-cell>
          <table:table-cell table:style-name="ce11" table:formula="of:=[.E271]+[$Hexes.$S$1]" office:value-type="float" office:value="17" calcext:value-type="float">
            <text:p>17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F272]+[$Hexes.$S$1]" office:value-type="float" office:value="17" calcext:value-type="float">
            <text:p>17</text:p>
          </table:table-cell>
          <table:table-cell table:style-name="ce11" table:formula="of:=[.E272]+[$Hexes.$S$1]" office:value-type="float" office:value="31" calcext:value-type="float">
            <text:p>31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F273]+[$Hexes.$S$1]" office:value-type="float" office:value="31" calcext:value-type="float">
            <text:p>31</text:p>
          </table:table-cell>
          <table:table-cell table:style-name="ce11" table:formula="of:=[.E273]+[$Hexes.$S$1]" office:value-type="float" office:value="30" calcext:value-type="float">
            <text:p>30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.F274]+[$Hexes.$S$1]" office:value-type="float" office:value="30" calcext:value-type="float">
            <text:p>30</text:p>
          </table:table-cell>
          <table:table-cell table:style-name="ce11" table:formula="of:=[.E274]+[$Hexes.$S$1]" office:value-type="float" office:value="16" calcext:value-type="float">
            <text:p>16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4"/>
          <table:table-cell table:style-name="ce11" table:number-columns-repeated="4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.E271]+[$Hexes.$S$1]" office:value-type="float" office:value="17" calcext:value-type="float">
            <text:p>17</text:p>
          </table:table-cell>
          <table:table-cell table:style-name="ce11" table:formula="of:=[.F271]+[$Hexes.$S$1]" office:value-type="float" office:value="16" calcext:value-type="float">
            <text:p>16</text:p>
          </table:table-cell>
          <table:table-cell table:style-name="ce11" table:formula="of:=[.G271]+[$Hexes.$S$1]" office:value-type="float" office:value="32" calcext:value-type="float">
            <text:p>32</text:p>
          </table:table-cell>
          <table:table-cell table:style-name="ce11" table:formula="of:=[.H271]+[$Hexes.$S$1]" office:value-type="float" office:value="33" calcext:value-type="float">
            <text:p>33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.E272]+[$Hexes.$S$1]" office:value-type="float" office:value="31" calcext:value-type="float">
            <text:p>31</text:p>
          </table:table-cell>
          <table:table-cell table:style-name="ce11" table:formula="of:=[.F272]+[$Hexes.$S$1]" office:value-type="float" office:value="17" calcext:value-type="float">
            <text:p>17</text:p>
          </table:table-cell>
          <table:table-cell table:style-name="ce11" table:formula="of:=[.G272]+[$Hexes.$S$1]" office:value-type="float" office:value="33" calcext:value-type="float">
            <text:p>33</text:p>
          </table:table-cell>
          <table:table-cell table:style-name="ce11" table:formula="of:=[.H272]+[$Hexes.$S$1]" office:value-type="float" office:value="47" calcext:value-type="float">
            <text:p>47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.E273]+[$Hexes.$S$1]" office:value-type="float" office:value="30" calcext:value-type="float">
            <text:p>30</text:p>
          </table:table-cell>
          <table:table-cell table:style-name="ce11" table:formula="of:=[.F273]+[$Hexes.$S$1]" office:value-type="float" office:value="31" calcext:value-type="float">
            <text:p>31</text:p>
          </table:table-cell>
          <table:table-cell table:style-name="ce11" table:formula="of:=[.G273]+[$Hexes.$S$1]" office:value-type="float" office:value="47" calcext:value-type="float">
            <text:p>47</text:p>
          </table:table-cell>
          <table:table-cell table:style-name="ce11" table:formula="of:=[.H273]+[$Hexes.$S$1]" office:value-type="float" office:value="46" calcext:value-type="float">
            <text:p>46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.E274]+[$Hexes.$S$1]" office:value-type="float" office:value="16" calcext:value-type="float">
            <text:p>16</text:p>
          </table:table-cell>
          <table:table-cell table:style-name="ce11" table:formula="of:=[.F274]+[$Hexes.$S$1]" office:value-type="float" office:value="30" calcext:value-type="float">
            <text:p>30</text:p>
          </table:table-cell>
          <table:table-cell table:style-name="ce11" table:formula="of:=[.G274]+[$Hexes.$S$1]" office:value-type="float" office:value="46" calcext:value-type="float">
            <text:p>46</text:p>
          </table:table-cell>
          <table:table-cell table:style-name="ce11" table:formula="of:=[.H274]+[$Hexes.$S$1]" office:value-type="float" office:value="32" calcext:value-type="float">
            <text:p>32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4"/>
          <table:table-cell table:style-name="ce11" table:number-columns-repeated="4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.E276]+[$Hexes.$S$1]" office:value-type="float" office:value="33" calcext:value-type="float">
            <text:p>33</text:p>
          </table:table-cell>
          <table:table-cell table:style-name="ce11" table:formula="of:=[.F276]+[$Hexes.$S$1]" office:value-type="float" office:value="32" calcext:value-type="float">
            <text:p>32</text:p>
          </table:table-cell>
          <table:table-cell table:style-name="ce11" table:formula="of:=[.G276]+[$Hexes.$S$1]" office:value-type="float" office:value="48" calcext:value-type="float">
            <text:p>48</text:p>
          </table:table-cell>
          <table:table-cell table:style-name="ce11" table:formula="of:=[.H276]+[$Hexes.$S$1]" office:value-type="float" office:value="49" calcext:value-type="float">
            <text:p>49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.E277]+[$Hexes.$S$1]" office:value-type="float" office:value="47" calcext:value-type="float">
            <text:p>47</text:p>
          </table:table-cell>
          <table:table-cell table:style-name="ce11" table:formula="of:=[.F277]+[$Hexes.$S$1]" office:value-type="float" office:value="33" calcext:value-type="float">
            <text:p>33</text:p>
          </table:table-cell>
          <table:table-cell table:style-name="ce11" table:formula="of:=[.G277]+[$Hexes.$S$1]" office:value-type="float" office:value="49" calcext:value-type="float">
            <text:p>49</text:p>
          </table:table-cell>
          <table:table-cell table:style-name="ce11" table:formula="of:=[.H277]+[$Hexes.$S$1]" office:value-type="float" office:value="63" calcext:value-type="float">
            <text:p>63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.E278]+[$Hexes.$S$1]" office:value-type="float" office:value="46" calcext:value-type="float">
            <text:p>46</text:p>
          </table:table-cell>
          <table:table-cell table:style-name="ce11" table:formula="of:=[.F278]+[$Hexes.$S$1]" office:value-type="float" office:value="47" calcext:value-type="float">
            <text:p>47</text:p>
          </table:table-cell>
          <table:table-cell table:style-name="ce11" table:formula="of:=[.G278]+[$Hexes.$S$1]" office:value-type="float" office:value="63" calcext:value-type="float">
            <text:p>63</text:p>
          </table:table-cell>
          <table:table-cell table:style-name="ce11" table:formula="of:=[.H278]+[$Hexes.$S$1]" office:value-type="float" office:value="62" calcext:value-type="float">
            <text:p>62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table:formula="of:=[.E279]+[$Hexes.$S$1]" office:value-type="float" office:value="32" calcext:value-type="float">
            <text:p>32</text:p>
          </table:table-cell>
          <table:table-cell table:style-name="ce11" table:formula="of:=[.F279]+[$Hexes.$S$1]" office:value-type="float" office:value="46" calcext:value-type="float">
            <text:p>46</text:p>
          </table:table-cell>
          <table:table-cell table:style-name="ce11" table:formula="of:=[.G279]+[$Hexes.$S$1]" office:value-type="float" office:value="62" calcext:value-type="float">
            <text:p>62</text:p>
          </table:table-cell>
          <table:table-cell table:style-name="ce11" table:formula="of:=[.H279]+[$Hexes.$S$1]" office:value-type="float" office:value="48" calcext:value-type="float">
            <text:p>48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/>
          <table:table-cell office:value-type="string" calcext:value-type="string">
            <text:p>);</text:p>
          </table:table-cell>
          <table:table-cell table:number-columns-repeated="2"/>
          <table:table-cell table:style-name="ce11" table:number-columns-repeated="3"/>
          <table:table-cell table:number-columns-repeated="16"/>
        </table:table-row>
        <table:table-row table:style-name="ro3">
          <table:table-cell table:style-name="Default"/>
          <table:table-cell office:value-type="string" calcext:value-type="string">
            <text:p>}</text:p>
          </table:table-cell>
          <table:table-cell table:number-columns-repeated="3"/>
          <table:table-cell table:style-name="ce11" table:number-columns-repeated="3"/>
          <table:table-cell table:number-columns-repeated="16"/>
        </table:table-row>
        <table:table-row table:style-name="ro3">
          <table:table-cell table:style-name="Default"/>
          <table:table-cell table:number-columns-repeated="4"/>
          <table:table-cell table:style-name="ce11" table:number-columns-repeated="3"/>
          <table:table-cell table:number-columns-repeated="16"/>
        </table:table-row>
        <table:table-row table:style-name="ro3">
          <table:table-cell table:style-name="Default"/>
          <table:table-cell office:value-type="string" calcext:value-type="string">
            <text:p>shaft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office:value-type="string" calcext:value-type="string">
            <text:p>{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Default"/>
          <table:table-cell/>
          <table:table-cell office:value-type="string" calcext:value-type="string">
            <text:p>type wall;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faces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/>
          <table:table-cell office:value-type="string" calcext:value-type="string">
            <text:p>(</text:p>
          </table:table-cell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F293]+[$Hexes.$S$1]" office:value-type="float" office:value="21" calcext:value-type="float">
            <text:p>21</text:p>
          </table:table-cell>
          <table:table-cell table:style-name="ce11" table:formula="of:=[.E293]+[$Hexes.$S$1]" office:value-type="float" office:value="20" calcext:value-type="float">
            <text:p>20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F294]+[$Hexes.$S$1]" office:value-type="float" office:value="27" calcext:value-type="float">
            <text:p>27</text:p>
          </table:table-cell>
          <table:table-cell table:style-name="ce11" table:formula="of:=[.E294]+[$Hexes.$S$1]" office:value-type="float" office:value="21" calcext:value-type="float">
            <text:p>21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F295]+[$Hexes.$S$1]" office:value-type="float" office:value="26" calcext:value-type="float">
            <text:p>26</text:p>
          </table:table-cell>
          <table:table-cell table:style-name="ce11" table:formula="of:=[.E295]+[$Hexes.$S$1]" office:value-type="float" office:value="27" calcext:value-type="float">
            <text:p>27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296]+[$Hexes.$S$1]" office:value-type="float" office:value="20" calcext:value-type="float">
            <text:p>20</text:p>
          </table:table-cell>
          <table:table-cell table:style-name="ce11" table:formula="of:=[.E296]+[$Hexes.$S$1]" office:value-type="float" office:value="26" calcext:value-type="float">
            <text:p>26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4"/>
          <table:table-cell table:style-name="ce11" table:number-columns-repeated="4"/>
          <table:table-cell table:number-columns-repeated="15"/>
        </table:table-row>
        <table:table-row table:style-name="ro3">
          <table:table-cell table:style-name="Default" office:value-type="string" calcext:value-type="string">
            <text:p>//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formula="of:=[Hexes.D26]" office:value-type="float" office:value="23" calcext:value-type="float">
            <text:p>23</text:p>
          </table:table-cell>
          <table:table-cell table:style-name="ce11" table:formula="of:=[Hexes.E26]" office:value-type="float" office:value="22" calcext:value-type="float">
            <text:p>22</text:p>
          </table:table-cell>
          <table:table-cell table:style-name="ce11" table:formula="of:=[Hexes.F26]" office:value-type="float" office:value="20" calcext:value-type="float">
            <text:p>20</text:p>
          </table:table-cell>
          <table:table-cell table:style-name="ce11" table:formula="of:=[Hexes.G26]" office:value-type="float" office:value="21" calcext:value-type="float">
            <text:p>21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 office:value-type="string" calcext:value-type="string">
            <text:p>//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formula="of:=[Hexes.D27]" office:value-type="float" office:value="25" calcext:value-type="float">
            <text:p>25</text:p>
          </table:table-cell>
          <table:table-cell table:style-name="ce11" table:formula="of:=[Hexes.E27]" office:value-type="float" office:value="23" calcext:value-type="float">
            <text:p>23</text:p>
          </table:table-cell>
          <table:table-cell table:style-name="ce11" table:formula="of:=[Hexes.F27]" office:value-type="float" office:value="21" calcext:value-type="float">
            <text:p>21</text:p>
          </table:table-cell>
          <table:table-cell table:style-name="ce11" table:formula="of:=[Hexes.G27]" office:value-type="float" office:value="27" calcext:value-type="float">
            <text:p>27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 office:value-type="string" calcext:value-type="string">
            <text:p>//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formula="of:=[Hexes.D28]" office:value-type="float" office:value="24" calcext:value-type="float">
            <text:p>24</text:p>
          </table:table-cell>
          <table:table-cell table:style-name="ce11" table:formula="of:=[Hexes.E28]" office:value-type="float" office:value="25" calcext:value-type="float">
            <text:p>25</text:p>
          </table:table-cell>
          <table:table-cell table:style-name="ce11" table:formula="of:=[Hexes.F28]" office:value-type="float" office:value="27" calcext:value-type="float">
            <text:p>27</text:p>
          </table:table-cell>
          <table:table-cell table:style-name="ce11" table:formula="of:=[Hexes.G28]" office:value-type="float" office:value="26" calcext:value-type="float">
            <text:p>26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 office:value-type="string" calcext:value-type="string">
            <text:p>//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formula="of:=[Hexes.D29]" office:value-type="float" office:value="22" calcext:value-type="float">
            <text:p>22</text:p>
          </table:table-cell>
          <table:table-cell table:style-name="ce11" table:formula="of:=[Hexes.E29]" office:value-type="float" office:value="24" calcext:value-type="float">
            <text:p>24</text:p>
          </table:table-cell>
          <table:table-cell table:style-name="ce11" table:formula="of:=[Hexes.F29]" office:value-type="float" office:value="26" calcext:value-type="float">
            <text:p>26</text:p>
          </table:table-cell>
          <table:table-cell table:style-name="ce11" table:formula="of:=[Hexes.G29]" office:value-type="float" office:value="20" calcext:value-type="float">
            <text:p>20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 office:value-type="string" calcext:value-type="string">
            <text:p>//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formula="of:=[Hexes.D30]" office:value-type="float" office:value="25" calcext:value-type="float">
            <text:p>25</text:p>
          </table:table-cell>
          <table:table-cell table:style-name="ce11" table:formula="of:=[Hexes.E30]" office:value-type="float" office:value="24" calcext:value-type="float">
            <text:p>24</text:p>
          </table:table-cell>
          <table:table-cell table:style-name="ce11" table:formula="of:=[Hexes.F30]" office:value-type="float" office:value="22" calcext:value-type="float">
            <text:p>22</text:p>
          </table:table-cell>
          <table:table-cell table:style-name="ce11" table:formula="of:=[Hexes.G30]" office:value-type="float" office:value="23" calcext:value-type="float">
            <text:p>23</text:p>
          </table:table-cell>
          <table:table-cell table:style-name="ce11" office:value-type="string" calcext:value-type="string">
            <text:p>)</text:p>
          </table:table-cell>
          <table:table-cell table:number-columns-repeated="15"/>
        </table:table-row>
        <table:table-row table:style-name="ro3">
          <table:table-cell table:style-name="Default"/>
          <table:table-cell/>
          <table:table-cell office:value-type="string" calcext:value-type="string">
            <text:p>);</text:p>
          </table:table-cell>
          <table:table-cell table:number-columns-repeated="2"/>
          <table:table-cell table:style-name="ce11" table:number-columns-repeated="4"/>
          <table:table-cell table:number-columns-repeated="15"/>
        </table:table-row>
        <table:table-row table:style-name="ro3">
          <table:table-cell table:style-name="Default"/>
          <table:table-cell office:value-type="string" calcext:value-type="string">
            <text:p>}</text:p>
          </table:table-cell>
          <table:table-cell table:number-columns-repeated="3"/>
          <table:table-cell table:style-name="ce11" table:number-columns-repeated="4"/>
          <table:table-cell table:number-columns-repeated="15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4"/>
          <table:table-cell table:style-name="ce11" table:number-columns-repeated="3"/>
          <table:table-cell table:number-columns-repeated="16"/>
        </table:table-row>
        <table:table-row table:style-name="ro3" table:number-rows-repeated="2">
          <table:table-cell table:style-name="Default"/>
          <table:table-cell table:number-columns-repeated="4"/>
          <table:table-cell table:style-name="ce11" table:number-columns-repeated="3"/>
          <table:table-cell table:number-columns-repeated="16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 office:value-type="string" calcext:value-type="string">
            <text:p>mergePatchPairs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 office:value-type="string" calcext:value-type="string">
            <text:p>(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3">
          <table:table-cell table:style-name="ce16" office:value-type="string" calcext:value-type="string">
            <text:p>// * * * * * * * * * * * * * * * * * * * * * * * * * * * * * * * * * * * * * //</text:p>
          </table:table-cell>
          <table:table-cell table:number-columns-repeated="2"/>
          <table:table-cell table:style-name="Default" table:number-columns-repeated="2"/>
          <table:table-cell table:number-columns-repeated="19"/>
        </table:table-row>
      </table:table>
      <table:table table:name="blockMeshDict-forPropellerMesh" table:style-name="ta1">
        <table:table-column table:style-name="co5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5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5" table:default-cell-style-name="Default"/>
        <table:table-row table:style-name="ro3">
          <table:table-cell table:style-name="ce16" office:value-type="string" calcext:value-type="string">
            <text:p>/*--------------------------------*- C++ -*----------------------------------*\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| ========= <text:s text:c="16"/>| <text:s text:c="48"/>|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| \\ <text:s text:c="5"/>/ <text:s/>F ield <text:s text:c="8"/>| foam-extend: Open Source CFD <text:s text:c="19"/>|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| <text:s/>\\ <text:s text:c="3"/>/ <text:s text:c="2"/>O peration <text:s text:c="4"/>| Version: <text:s text:c="4"/>3.1 <text:s text:c="31"/>|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| <text:s text:c="2"/>\\ <text:s/>/ <text:s text:c="3"/>A nd <text:s text:c="10"/>| Web: <text:s text:c="8"/>http://www.extend-project.de <text:s text:c="6"/>|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| <text:s text:c="3"/>\\/ <text:s text:c="4"/>M anipulation <text:s/>| <text:s text:c="48"/>|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\*---------------------------------------------------------------------------*/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FoamFile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{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<text:s text:c="4"/>version <text:s text:c="4"/>2.0;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<text:s text:c="4"/>format <text:s text:c="5"/>ascii;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<text:s text:c="4"/>class <text:s text:c="6"/>dictionary;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<text:s text:c="4"/>object <text:s text:c="5"/>blockMeshDict;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}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// * * * * * * * * * * * * * * * * * * * * * * * * * * * * * * * * * * * * * //</text:p>
          </table:table-cell>
          <table:table-cell table:number-columns-repeated="23"/>
        </table:table-row>
        <table:table-row table:style-name="ro2">
          <table:table-cell table:style-name="ce16"/>
          <table:table-cell table:number-columns-repeated="23"/>
        </table:table-row>
        <table:table-row table:style-name="ro2">
          <table:table-cell table:style-name="ce16" office:value-type="string" calcext:value-type="string">
            <text:p>// Radius expansion factor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1"/>
        </table:table-row>
        <table:table-row table:style-name="ro2">
          <table:table-cell table:style-name="ce16" office:value-type="string" calcext:value-type="string">
            <text:p>// Inlet offset factor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1"/>
        </table:table-row>
        <table:table-row table:style-name="ro2">
          <table:table-cell table:style-name="ce16" office:value-type="string" calcext:value-type="string">
            <text:p>// Outlet offset factor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1"/>
        </table:table-row>
        <table:table-row table:style-name="ro3">
          <table:table-cell table:style-name="Default"/>
          <table:table-cell table:number-columns-repeated="23"/>
        </table:table-row>
        <table:table-row table:style-name="ro3">
          <table:table-cell table:style-name="ce16" office:value-type="string" calcext:value-type="string">
            <text:p>ConvertToMeters 1;</text:p>
          </table:table-cell>
          <table:table-cell table:number-columns-repeated="23"/>
        </table:table-row>
        <table:table-row table:style-name="ro3" table:number-rows-repeated="2">
          <table:table-cell table:style-name="ce16"/>
          <table:table-cell table:number-columns-repeated="23"/>
        </table:table-row>
        <table:table-row table:style-name="ro3">
          <table:table-cell table:style-name="ce16" office:value-type="string" calcext:value-type="string">
            <text:p>vertices</text:p>
          </table:table-cell>
          <table:table-cell table:number-columns-repeated="23"/>
        </table:table-row>
        <table:table-row table:style-name="ro3">
          <table:table-cell table:style-name="ce16" office:value-type="string" calcext:value-type="string">
            <text:p>(</text:p>
          </table:table-cell>
          <table:table-cell table:number-columns-repeated="23"/>
        </table:table-row>
        <table:table-row table:style-name="ro3">
          <table:table-cell table:style-name="ce16"/>
          <table:table-cell table:number-columns-repeated="23"/>
        </table:table-row>
        <table:table-row table:style-name="ro3">
          <table:table-cell table:style-name="ce16" office:value-type="string" calcext:value-type="string">
            <text:p>// FIRST x PLANE</text:p>
          </table:table-cell>
          <table:table-cell table:style-name="ce3" table:number-columns-repeated="3"/>
          <table:table-cell table:style-name="ce11"/>
          <table:table-cell table:number-columns-repeated="19"/>
        </table:table-row>
        <table:table-row table:style-name="ro3">
          <table:table-cell table:style-name="ce16"/>
          <table:table-cell table:style-name="ce3" table:number-columns-repeated="3"/>
          <table:table-cell table:style-name="ce11"/>
          <table:table-cell table:number-columns-repeated="19"/>
        </table:table-row>
        <table:table-row table:style-name="ro3">
          <table:table-cell table:style-name="ce17"/>
          <table:table-cell table:style-name="ce3" table:number-columns-repeated="3"/>
          <table:table-cell table:style-name="ce11"/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68] + [.$C$18]" office:value-type="float" office:value="0.09" calcext:value-type="float">
            <text:p>0.09000000</text:p>
          </table:table-cell>
          <table:table-cell table:style-name="ce27" table:formula="of:=['Geometry+Vertices'.D68]*[.$C$17]" office:value-type="float" office:value="-0.0626143054740688" calcext:value-type="float">
            <text:p>-0.06261431</text:p>
          </table:table-cell>
          <table:table-cell table:style-name="ce27" table:formula="of:=['Geometry+Vertices'.E68]*[.$C$17]" office:value-type="float" office:value="0.0626143054740688" calcext:value-type="float">
            <text:p>0.06261431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69] + [.$C$18]" office:value-type="float" office:value="0.09" calcext:value-type="float">
            <text:p>0.09000000</text:p>
          </table:table-cell>
          <table:table-cell table:style-name="ce27" table:formula="of:=['Geometry+Vertices'.D69]*[.$C$17]" office:value-type="float" office:value="0.0626143054740688" calcext:value-type="float">
            <text:p>0.06261431</text:p>
          </table:table-cell>
          <table:table-cell table:style-name="ce27" table:formula="of:=['Geometry+Vertices'.E69]*[.$C$17]" office:value-type="float" office:value="0.0626143054740688" calcext:value-type="float">
            <text:p>0.06261431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0] + [.$C$18]" office:value-type="float" office:value="0.09" calcext:value-type="float">
            <text:p>0.09000000</text:p>
          </table:table-cell>
          <table:table-cell table:style-name="ce27" table:formula="of:=['Geometry+Vertices'.D70]*[.$C$17]" office:value-type="float" office:value="-0.0109283353032381" calcext:value-type="float">
            <text:p>-0.01092834</text:p>
          </table:table-cell>
          <table:table-cell table:style-name="ce27" table:formula="of:=['Geometry+Vertices'.E70]*[.$C$17]" office:value-type="float" office:value="0.0109283353032381" calcext:value-type="float">
            <text:p>0.01092834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1] + [.$C$18]" office:value-type="float" office:value="0.09" calcext:value-type="float">
            <text:p>0.09000000</text:p>
          </table:table-cell>
          <table:table-cell table:style-name="ce27" table:formula="of:=['Geometry+Vertices'.D71]*[.$C$17]" office:value-type="float" office:value="0.0109283353032381" calcext:value-type="float">
            <text:p>0.01092834</text:p>
          </table:table-cell>
          <table:table-cell table:style-name="ce27" table:formula="of:=['Geometry+Vertices'.E71]*[.$C$17]" office:value-type="float" office:value="0.0109283353032381" calcext:value-type="float">
            <text:p>0.01092834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2] + [.$C$18]" office:value-type="float" office:value="0.09" calcext:value-type="float">
            <text:p>0.09000000</text:p>
          </table:table-cell>
          <table:table-cell table:style-name="ce27" table:formula="of:=['Geometry+Vertices'.D72]*[.$C$17]" office:value-type="float" office:value="-0.006182" calcext:value-type="float">
            <text:p>-0.00618200</text:p>
          </table:table-cell>
          <table:table-cell table:style-name="ce27" table:formula="of:=['Geometry+Vertices'.E72]*[.$C$17]" office:value-type="float" office:value="0.006182" calcext:value-type="float">
            <text:p>0.00618200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3] + [.$C$18]" office:value-type="float" office:value="0.09" calcext:value-type="float">
            <text:p>0.09000000</text:p>
          </table:table-cell>
          <table:table-cell table:style-name="ce27" table:formula="of:=['Geometry+Vertices'.D73]*[.$C$17]" office:value-type="float" office:value="0.006182" calcext:value-type="float">
            <text:p>0.00618200</text:p>
          </table:table-cell>
          <table:table-cell table:style-name="ce27" table:formula="of:=['Geometry+Vertices'.E73]*[.$C$17]" office:value-type="float" office:value="0.006182" calcext:value-type="float">
            <text:p>0.00618200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4] + [.$C$18]" office:value-type="float" office:value="0.09" calcext:value-type="float">
            <text:p>0.09000000</text:p>
          </table:table-cell>
          <table:table-cell table:style-name="ce27" table:formula="of:=['Geometry+Vertices'.D74]*[.$C$17]" office:value-type="float" office:value="-0.006182" calcext:value-type="float">
            <text:p>-0.00618200</text:p>
          </table:table-cell>
          <table:table-cell table:style-name="ce27" table:formula="of:=['Geometry+Vertices'.E74]*[.$C$17]" office:value-type="float" office:value="-0.006182" calcext:value-type="float">
            <text:p>-0.00618200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5] + [.$C$18]" office:value-type="float" office:value="0.09" calcext:value-type="float">
            <text:p>0.09000000</text:p>
          </table:table-cell>
          <table:table-cell table:style-name="ce27" table:formula="of:=['Geometry+Vertices'.D75]*[.$C$17]" office:value-type="float" office:value="0.006182" calcext:value-type="float">
            <text:p>0.00618200</text:p>
          </table:table-cell>
          <table:table-cell table:style-name="ce27" table:formula="of:=['Geometry+Vertices'.E75]*[.$C$17]" office:value-type="float" office:value="-0.006182" calcext:value-type="float">
            <text:p>-0.00618200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6] + [.$C$18]" office:value-type="float" office:value="0.09" calcext:value-type="float">
            <text:p>0.09000000</text:p>
          </table:table-cell>
          <table:table-cell table:style-name="ce27" table:formula="of:=['Geometry+Vertices'.D76]*[.$C$17]" office:value-type="float" office:value="-0.0109283353032381" calcext:value-type="float">
            <text:p>-0.01092834</text:p>
          </table:table-cell>
          <table:table-cell table:style-name="ce27" table:formula="of:=['Geometry+Vertices'.E76]*[.$C$17]" office:value-type="float" office:value="-0.0109283353032381" calcext:value-type="float">
            <text:p>-0.01092834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7] + [.$C$18]" office:value-type="float" office:value="0.09" calcext:value-type="float">
            <text:p>0.09000000</text:p>
          </table:table-cell>
          <table:table-cell table:style-name="ce27" table:formula="of:=['Geometry+Vertices'.D77]*[.$C$17]" office:value-type="float" office:value="0.0109283353032381" calcext:value-type="float">
            <text:p>0.01092834</text:p>
          </table:table-cell>
          <table:table-cell table:style-name="ce27" table:formula="of:=['Geometry+Vertices'.E77]*[.$C$17]" office:value-type="float" office:value="-0.0109283353032381" calcext:value-type="float">
            <text:p>-0.01092834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8] + [.$C$18]" office:value-type="float" office:value="0.09" calcext:value-type="float">
            <text:p>0.09000000</text:p>
          </table:table-cell>
          <table:table-cell table:style-name="ce27" table:formula="of:=['Geometry+Vertices'.D78]*[.$C$17]" office:value-type="float" office:value="-0.0626143054740688" calcext:value-type="float">
            <text:p>-0.06261431</text:p>
          </table:table-cell>
          <table:table-cell table:style-name="ce27" table:formula="of:=['Geometry+Vertices'.E78]*[.$C$17]" office:value-type="float" office:value="-0.0626143054740688" calcext:value-type="float">
            <text:p>-0.06261431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79] + [.$C$18]" office:value-type="float" office:value="0.09" calcext:value-type="float">
            <text:p>0.09000000</text:p>
          </table:table-cell>
          <table:table-cell table:style-name="ce27" table:formula="of:=['Geometry+Vertices'.D79]*[.$C$17]" office:value-type="float" office:value="0.0626143054740688" calcext:value-type="float">
            <text:p>0.06261431</text:p>
          </table:table-cell>
          <table:table-cell table:style-name="ce27" table:formula="of:=['Geometry+Vertices'.E79]*[.$C$17]" office:value-type="float" office:value="-0.0626143054740688" calcext:value-type="float">
            <text:p>-0.06261431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3">
          <table:table-cell/>
          <table:table-cell table:style-name="ce27" table:number-columns-repeated="3"/>
          <table:table-cell table:style-name="ce11"/>
          <table:table-cell table:number-columns-repeated="19"/>
        </table:table-row>
        <table:table-row table:style-name="ro3">
          <table:table-cell/>
          <table:table-cell table:style-name="ce24" table:number-columns-repeated="3"/>
          <table:table-cell table:number-columns-repeated="20"/>
        </table:table-row>
        <table:table-row table:style-name="ro3">
          <table:table-cell table:style-name="ce16" office:value-type="string" calcext:value-type="string">
            <text:p>// SECOND x PLANE</text:p>
          </table:table-cell>
          <table:table-cell table:style-name="ce3" table:number-columns-repeated="3"/>
          <table:table-cell table:style-name="ce11"/>
          <table:table-cell table:number-columns-repeated="19"/>
        </table:table-row>
        <table:table-row table:style-name="ro3">
          <table:table-cell table:style-name="ce16"/>
          <table:table-cell table:style-name="ce3" table:number-columns-repeated="3"/>
          <table:table-cell table:style-name="ce11"/>
          <table:table-cell table:number-columns-repeated="19"/>
        </table:table-row>
        <table:table-row table:style-name="ro3">
          <table:table-cell table:style-name="ce17"/>
          <table:table-cell table:style-name="ce3" table:number-columns-repeated="3"/>
          <table:table-cell table:style-name="ce11"/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89] - [.$C$19]" office:value-type="float" office:value="-0.01" calcext:value-type="float">
            <text:p>-0.01000000</text:p>
          </table:table-cell>
          <table:table-cell table:style-name="ce27" table:formula="of:=['Geometry+Vertices'.D89]*[.$C$17]" office:value-type="float" office:value="-0.0626143054740688" calcext:value-type="float">
            <text:p>-0.06261431</text:p>
          </table:table-cell>
          <table:table-cell table:style-name="ce27" table:formula="of:=['Geometry+Vertices'.E89]*[.$C$17]" office:value-type="float" office:value="0.0626143054740688" calcext:value-type="float">
            <text:p>0.06261431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0] - [.$C$19]" office:value-type="float" office:value="-0.01" calcext:value-type="float">
            <text:p>-0.01000000</text:p>
          </table:table-cell>
          <table:table-cell table:style-name="ce27" table:formula="of:=['Geometry+Vertices'.D90]*[.$C$17]" office:value-type="float" office:value="0.0626143054740688" calcext:value-type="float">
            <text:p>0.06261431</text:p>
          </table:table-cell>
          <table:table-cell table:style-name="ce27" table:formula="of:=['Geometry+Vertices'.E90]*[.$C$17]" office:value-type="float" office:value="0.0626143054740688" calcext:value-type="float">
            <text:p>0.06261431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1] - [.$C$19]" office:value-type="float" office:value="-0.01" calcext:value-type="float">
            <text:p>-0.01000000</text:p>
          </table:table-cell>
          <table:table-cell table:style-name="ce27" table:formula="of:=['Geometry+Vertices'.D91]*[.$C$17]" office:value-type="float" office:value="-0.0109283353032381" calcext:value-type="float">
            <text:p>-0.01092834</text:p>
          </table:table-cell>
          <table:table-cell table:style-name="ce27" table:formula="of:=['Geometry+Vertices'.E91]*[.$C$17]" office:value-type="float" office:value="0.0109283353032381" calcext:value-type="float">
            <text:p>0.01092834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2] - [.$C$19]" office:value-type="float" office:value="-0.01" calcext:value-type="float">
            <text:p>-0.01000000</text:p>
          </table:table-cell>
          <table:table-cell table:style-name="ce27" table:formula="of:=['Geometry+Vertices'.D92]*[.$C$17]" office:value-type="float" office:value="0.0109283353032381" calcext:value-type="float">
            <text:p>0.01092834</text:p>
          </table:table-cell>
          <table:table-cell table:style-name="ce27" table:formula="of:=['Geometry+Vertices'.E92]*[.$C$17]" office:value-type="float" office:value="0.0109283353032381" calcext:value-type="float">
            <text:p>0.01092834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3] - [.$C$19]" office:value-type="float" office:value="-0.01" calcext:value-type="float">
            <text:p>-0.01000000</text:p>
          </table:table-cell>
          <table:table-cell table:style-name="ce27" table:formula="of:=['Geometry+Vertices'.D93]*[.$C$17]" office:value-type="float" office:value="-0.006182" calcext:value-type="float">
            <text:p>-0.00618200</text:p>
          </table:table-cell>
          <table:table-cell table:style-name="ce27" table:formula="of:=['Geometry+Vertices'.E93]*[.$C$17]" office:value-type="float" office:value="0.006182" calcext:value-type="float">
            <text:p>0.00618200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4] - [.$C$19]" office:value-type="float" office:value="-0.01" calcext:value-type="float">
            <text:p>-0.01000000</text:p>
          </table:table-cell>
          <table:table-cell table:style-name="ce27" table:formula="of:=['Geometry+Vertices'.D94]*[.$C$17]" office:value-type="float" office:value="0.006182" calcext:value-type="float">
            <text:p>0.00618200</text:p>
          </table:table-cell>
          <table:table-cell table:style-name="ce27" table:formula="of:=['Geometry+Vertices'.E94]*[.$C$17]" office:value-type="float" office:value="0.006182" calcext:value-type="float">
            <text:p>0.00618200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5] - [.$C$19]" office:value-type="float" office:value="-0.01" calcext:value-type="float">
            <text:p>-0.01000000</text:p>
          </table:table-cell>
          <table:table-cell table:style-name="ce27" table:formula="of:=['Geometry+Vertices'.D95]*[.$C$17]" office:value-type="float" office:value="-0.006182" calcext:value-type="float">
            <text:p>-0.00618200</text:p>
          </table:table-cell>
          <table:table-cell table:style-name="ce27" table:formula="of:=['Geometry+Vertices'.E95]*[.$C$17]" office:value-type="float" office:value="-0.006182" calcext:value-type="float">
            <text:p>-0.00618200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6] - [.$C$19]" office:value-type="float" office:value="-0.01" calcext:value-type="float">
            <text:p>-0.01000000</text:p>
          </table:table-cell>
          <table:table-cell table:style-name="ce27" table:formula="of:=['Geometry+Vertices'.D96]*[.$C$17]" office:value-type="float" office:value="0.006182" calcext:value-type="float">
            <text:p>0.00618200</text:p>
          </table:table-cell>
          <table:table-cell table:style-name="ce27" table:formula="of:=['Geometry+Vertices'.E96]*[.$C$17]" office:value-type="float" office:value="-0.006182" calcext:value-type="float">
            <text:p>-0.00618200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7] - [.$C$19]" office:value-type="float" office:value="-0.01" calcext:value-type="float">
            <text:p>-0.01000000</text:p>
          </table:table-cell>
          <table:table-cell table:style-name="ce27" table:formula="of:=['Geometry+Vertices'.D97]*[.$C$17]" office:value-type="float" office:value="-0.0109283353032381" calcext:value-type="float">
            <text:p>-0.01092834</text:p>
          </table:table-cell>
          <table:table-cell table:style-name="ce27" table:formula="of:=['Geometry+Vertices'.E97]*[.$C$17]" office:value-type="float" office:value="-0.0109283353032381" calcext:value-type="float">
            <text:p>-0.01092834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8] - [.$C$19]" office:value-type="float" office:value="-0.01" calcext:value-type="float">
            <text:p>-0.01000000</text:p>
          </table:table-cell>
          <table:table-cell table:style-name="ce27" table:formula="of:=['Geometry+Vertices'.D98]*[.$C$17]" office:value-type="float" office:value="0.0109283353032381" calcext:value-type="float">
            <text:p>0.01092834</text:p>
          </table:table-cell>
          <table:table-cell table:style-name="ce27" table:formula="of:=['Geometry+Vertices'.E98]*[.$C$17]" office:value-type="float" office:value="-0.0109283353032381" calcext:value-type="float">
            <text:p>-0.01092834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99] - [.$C$19]" office:value-type="float" office:value="-0.01" calcext:value-type="float">
            <text:p>-0.01000000</text:p>
          </table:table-cell>
          <table:table-cell table:style-name="ce27" table:formula="of:=['Geometry+Vertices'.D99]*[.$C$17]" office:value-type="float" office:value="-0.0626143054740688" calcext:value-type="float">
            <text:p>-0.06261431</text:p>
          </table:table-cell>
          <table:table-cell table:style-name="ce27" table:formula="of:=['Geometry+Vertices'.E99]*[.$C$17]" office:value-type="float" office:value="-0.0626143054740688" calcext:value-type="float">
            <text:p>-0.06261431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(</text:p>
          </table:table-cell>
          <table:table-cell table:style-name="ce27" table:formula="of:=['Geometry+Vertices'.C100] - [.$C$19]" office:value-type="float" office:value="-0.01" calcext:value-type="float">
            <text:p>-0.01000000</text:p>
          </table:table-cell>
          <table:table-cell table:style-name="ce27" table:formula="of:=['Geometry+Vertices'.D100]*[.$C$17]" office:value-type="float" office:value="0.0626143054740688" calcext:value-type="float">
            <text:p>0.06261431</text:p>
          </table:table-cell>
          <table:table-cell table:style-name="ce27" table:formula="of:=['Geometry+Vertices'.E100]*[.$C$17]" office:value-type="float" office:value="-0.0626143054740688" calcext:value-type="float">
            <text:p>-0.06261431</text:p>
          </table:table-cell>
          <table:table-cell table:style-name="ce11" office:value-type="string" calcext:value-type="string">
            <text:p>)</text:p>
          </table:table-cell>
          <table:table-cell table:number-columns-repeated="19"/>
        </table:table-row>
        <table:table-row table:style-name="ro3" table:number-rows-repeated="2">
          <table:table-cell/>
          <table:table-cell table:style-name="ce27" table:number-columns-repeated="3"/>
          <table:table-cell table:style-name="ce11"/>
          <table:table-cell table:number-columns-repeated="19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7"/>
          <table:table-cell table:style-name="ce34" table:number-columns-repeated="16"/>
        </table:table-row>
        <table:table-row table:style-name="ro3">
          <table:table-cell table:style-name="Default"/>
          <table:table-cell table:number-columns-repeated="7"/>
          <table:table-cell table:style-name="ce34" table:number-columns-repeated="16"/>
        </table:table-row>
        <table:table-row table:style-name="ro3">
          <table:table-cell table:style-name="Default" office:value-type="string" calcext:value-type="string">
            <text:p>blocks</text:p>
          </table:table-cell>
          <table:table-cell table:number-columns-repeated="7"/>
          <table:table-cell table:style-name="ce34" table:number-columns-repeated="16"/>
        </table:table-row>
        <table:table-row table:style-name="ro3">
          <table:table-cell table:style-name="Default" office:value-type="string" calcext:value-type="string">
            <text:p>(</text:p>
          </table:table-cell>
          <table:table-cell table:number-columns-repeated="7"/>
          <table:table-cell table:style-name="ce34" table:number-columns-repeated="16"/>
        </table:table-row>
        <table:table-row table:style-name="ro3">
          <table:table-cell table:style-name="Default"/>
          <table:table-cell table:number-columns-repeated="7"/>
          <table:table-cell table:style-name="ce34" table:number-columns-repeated="16"/>
        </table:table-row>
        <table:table-row table:style-name="ro3">
          <table:table-cell table:style-name="ce30" office:value-type="string" calcext:value-type="string">
            <text:p>// First level of blocks</text:p>
          </table:table-cell>
          <table:table-cell table:style-name="ce11" table:number-columns-repeated="6"/>
          <table:table-cell table:number-columns-repeated="16"/>
          <table:table-cell table:style-name="ce34"/>
        </table:table-row>
        <table:table-row table:style-name="ro3">
          <table:table-cell table:style-name="Default"/>
          <table:table-cell table:style-name="ce11" table:number-columns-repeated="6"/>
          <table:table-cell table:number-columns-repeated="16"/>
          <table:table-cell table:style-name="ce34"/>
        </table:table-row>
        <table:table-row table:style-name="ro2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C68]+12" office:value-type="float" office:value="15" calcext:value-type="float">
            <text:p>15</text:p>
          </table:table-cell>
          <table:table-cell table:style-name="ce11" table:formula="of:=[.D68]+12" office:value-type="float" office:value="14" calcext:value-type="float">
            <text:p>14</text:p>
          </table:table-cell>
          <table:table-cell table:style-name="ce11" table:formula="of:=[.E68]+12" office:value-type="float" office:value="12" calcext:value-type="float">
            <text:p>12</text:p>
          </table:table-cell>
          <table:table-cell table:style-name="ce11" table:formula="of:=[.F68]+12" office:value-type="float" office:value="13" calcext:value-type="float">
            <text:p>13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8" table:formula="of:=[blockMeshDict.N132]" office:value-type="float" office:value="20" calcext:value-type="float">
            <text:p>20</text:p>
          </table:table-cell>
          <table:table-cell table:style-name="ce38" table:formula="of:=[blockMeshDict.O132]" office:value-type="float" office:value="40" calcext:value-type="float">
            <text:p>40</text:p>
          </table:table-cell>
          <table:table-cell table:style-name="ce35" table:formula="of:=40" office:value-type="float" office:value="40" calcext:value-type="float">
            <text:p>40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38" table:formula="of:=[blockMeshDict.T132]" office:value-type="float" office:value="1" calcext:value-type="float">
            <text:p>1</text:p>
          </table:table-cell>
          <table:table-cell table:style-name="ce38" table:formula="of:=[blockMeshDict.U132]" office:value-type="float" office:value="1" calcext:value-type="float">
            <text:p>1</text:p>
          </table:table-cell>
          <table:table-cell table:style-name="ce38" table:formula="of:=[blockMeshDict.V132]" office:value-type="float" office:value="1" calcext:value-type="float">
            <text:p>1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2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C69]+12" office:value-type="float" office:value="21" calcext:value-type="float">
            <text:p>21</text:p>
          </table:table-cell>
          <table:table-cell table:style-name="ce11" table:formula="of:=[.D69]+12" office:value-type="float" office:value="15" calcext:value-type="float">
            <text:p>15</text:p>
          </table:table-cell>
          <table:table-cell table:style-name="ce11" table:formula="of:=[.E69]+12" office:value-type="float" office:value="13" calcext:value-type="float">
            <text:p>13</text:p>
          </table:table-cell>
          <table:table-cell table:style-name="ce11" table:formula="of:=[.F69]+12" office:value-type="float" office:value="23" calcext:value-type="float">
            <text:p>23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8" table:formula="of:=[blockMeshDict.N133]" office:value-type="float" office:value="20" calcext:value-type="float">
            <text:p>20</text:p>
          </table:table-cell>
          <table:table-cell table:style-name="ce38" table:formula="of:=[blockMeshDict.O133]" office:value-type="float" office:value="40" calcext:value-type="float">
            <text:p>40</text:p>
          </table:table-cell>
          <table:table-cell table:style-name="ce38" table:formula="of:=[.$P$68]" office:value-type="float" office:value="40" calcext:value-type="float">
            <text:p>40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38" table:formula="of:=[blockMeshDict.T133]" office:value-type="float" office:value="1" calcext:value-type="float">
            <text:p>1</text:p>
          </table:table-cell>
          <table:table-cell table:style-name="ce38" table:formula="of:=[blockMeshDict.U133]" office:value-type="float" office:value="1" calcext:value-type="float">
            <text:p>1</text:p>
          </table:table-cell>
          <table:table-cell table:style-name="ce38" table:formula="of:=[blockMeshDict.V133]" office:value-type="float" office:value="1" calcext:value-type="float">
            <text:p>1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2">
          <table:table-cell office:value-type="string" calcext:value-type="string">
            <text:p>hex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C70]+12" office:value-type="float" office:value="20" calcext:value-type="float">
            <text:p>20</text:p>
          </table:table-cell>
          <table:table-cell table:style-name="ce11" table:formula="of:=[.D70]+12" office:value-type="float" office:value="21" calcext:value-type="float">
            <text:p>21</text:p>
          </table:table-cell>
          <table:table-cell table:style-name="ce11" table:formula="of:=[.E70]+12" office:value-type="float" office:value="23" calcext:value-type="float">
            <text:p>23</text:p>
          </table:table-cell>
          <table:table-cell table:style-name="ce11" table:formula="of:=[.F70]+12" office:value-type="float" office:value="22" calcext:value-type="float">
            <text:p>22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11" office:value-type="string" calcext:value-type="string">
            <text:p>(</text:p>
          </table:table-cell>
          <table:table-cell table:style-name="ce38" table:formula="of:=[blockMeshDict.N134]" office:value-type="float" office:value="20" calcext:value-type="float">
            <text:p>20</text:p>
          </table:table-cell>
          <table:table-cell table:style-name="ce38" table:formula="of:=[blockMeshDict.O134]" office:value-type="float" office:value="40" calcext:value-type="float">
            <text:p>40</text:p>
          </table:table-cell>
          <table:table-cell table:style-name="ce38" table:formula="of:=[.$P$68]" office:value-type="float" office:value="40" calcext:value-type="float">
            <text:p>40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simpleGrading</text:p>
          </table:table-cell>
          <table:table-cell table:style-name="ce11" office:value-type="string" calcext:value-type="string">
            <text:p>(</text:p>
          </table:table-cell>
          <table:table-cell table:style-name="ce38" table:formula="of:=[blockMeshDict.T134]" office:value-type="float" office:value="1" calcext:value-type="float">
            <text:p>1</text:p>
          </table:table-cell>
          <table:table-cell table:style-name="ce38" table:formula="of:=[blockMeshDict.U134]" office:value-type="float" office:value="1" calcext:value-type="float">
            <text:p>1</text:p>
          </table:table-cell>
          <table:table-cell table:style-name="ce38" table:formula="of:=[blockMeshDict.V134]" office:value-type="float" office:value="1" calcext:value-type="float">
            <text:p>1</text:p>
          </table:table-cell>
          <table:table-cell table:style-name="ce11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71]+12" office:value-type="float" office:value="14" calcext:value-type="float">
            <text:p>14</text:p>
          </table:table-cell>
          <table:table-cell table:style-name="ce11" table:formula="of:=[.D71]+12" office:value-type="float" office:value="20" calcext:value-type="float">
            <text:p>20</text:p>
          </table:table-cell>
          <table:table-cell table:style-name="ce11" table:formula="of:=[.E71]+12" office:value-type="float" office:value="22" calcext:value-type="float">
            <text:p>22</text:p>
          </table:table-cell>
          <table:table-cell table:style-name="ce11" table:formula="of:=[.F71]+12" office:value-type="float" office:value="12" calcext:value-type="float">
            <text:p>12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N135]" office:value-type="float" office:value="20" calcext:value-type="float">
            <text:p>20</text:p>
          </table:table-cell>
          <table:table-cell table:style-name="ce38" table:formula="of:=[blockMeshDict.O135]" office:value-type="float" office:value="40" calcext:value-type="float">
            <text:p>40</text:p>
          </table:table-cell>
          <table:table-cell table:style-name="ce38" table:formula="of:=[.$P$6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T135]" office:value-type="float" office:value="1" calcext:value-type="float">
            <text:p>1</text:p>
          </table:table-cell>
          <table:table-cell table:style-name="ce38" table:formula="of:=[blockMeshDict.U135]" office:value-type="float" office:value="1" calcext:value-type="float">
            <text:p>1</text:p>
          </table:table-cell>
          <table:table-cell table:style-name="ce38" table:formula="of:=[blockMeshDict.V135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C72]+12" office:value-type="float" office:value="17" calcext:value-type="float">
            <text:p>17</text:p>
          </table:table-cell>
          <table:table-cell table:style-name="ce11" table:formula="of:=[.D72]+12" office:value-type="float" office:value="16" calcext:value-type="float">
            <text:p>16</text:p>
          </table:table-cell>
          <table:table-cell table:style-name="ce11" table:formula="of:=[.E72]+12" office:value-type="float" office:value="14" calcext:value-type="float">
            <text:p>14</text:p>
          </table:table-cell>
          <table:table-cell table:style-name="ce11" table:formula="of:=[.F72]+12" office:value-type="float" office:value="15" calcext:value-type="float">
            <text:p>15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N136]" office:value-type="float" office:value="20" calcext:value-type="float">
            <text:p>20</text:p>
          </table:table-cell>
          <table:table-cell table:style-name="ce38" table:formula="of:=[blockMeshDict.O136]" office:value-type="float" office:value="4" calcext:value-type="float">
            <text:p>4</text:p>
          </table:table-cell>
          <table:table-cell table:style-name="ce38" table:formula="of:=[.$P$6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T136]" office:value-type="float" office:value="1" calcext:value-type="float">
            <text:p>1</text:p>
          </table:table-cell>
          <table:table-cell table:style-name="ce38" table:formula="of:=[blockMeshDict.U136]" office:value-type="float" office:value="1" calcext:value-type="float">
            <text:p>1</text:p>
          </table:table-cell>
          <table:table-cell table:style-name="ce38" table:formula="of:=[blockMeshDict.V136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C73]+12" office:value-type="float" office:value="19" calcext:value-type="float">
            <text:p>19</text:p>
          </table:table-cell>
          <table:table-cell table:style-name="ce11" table:formula="of:=[.D73]+12" office:value-type="float" office:value="17" calcext:value-type="float">
            <text:p>17</text:p>
          </table:table-cell>
          <table:table-cell table:style-name="ce11" table:formula="of:=[.E73]+12" office:value-type="float" office:value="15" calcext:value-type="float">
            <text:p>15</text:p>
          </table:table-cell>
          <table:table-cell table:style-name="ce11" table:formula="of:=[.F73]+12" office:value-type="float" office:value="21" calcext:value-type="float">
            <text:p>21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N137]" office:value-type="float" office:value="20" calcext:value-type="float">
            <text:p>20</text:p>
          </table:table-cell>
          <table:table-cell table:style-name="ce38" table:formula="of:=[blockMeshDict.O137]" office:value-type="float" office:value="4" calcext:value-type="float">
            <text:p>4</text:p>
          </table:table-cell>
          <table:table-cell table:style-name="ce38" table:formula="of:=[.$P$6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T137]" office:value-type="float" office:value="1" calcext:value-type="float">
            <text:p>1</text:p>
          </table:table-cell>
          <table:table-cell table:style-name="ce38" table:formula="of:=[blockMeshDict.U137]" office:value-type="float" office:value="1" calcext:value-type="float">
            <text:p>1</text:p>
          </table:table-cell>
          <table:table-cell table:style-name="ce38" table:formula="of:=[blockMeshDict.V137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C74]+12" office:value-type="float" office:value="18" calcext:value-type="float">
            <text:p>18</text:p>
          </table:table-cell>
          <table:table-cell table:style-name="ce11" table:formula="of:=[.D74]+12" office:value-type="float" office:value="19" calcext:value-type="float">
            <text:p>19</text:p>
          </table:table-cell>
          <table:table-cell table:style-name="ce11" table:formula="of:=[.E74]+12" office:value-type="float" office:value="21" calcext:value-type="float">
            <text:p>21</text:p>
          </table:table-cell>
          <table:table-cell table:style-name="ce11" table:formula="of:=[.F74]+12" office:value-type="float" office:value="20" calcext:value-type="float">
            <text:p>20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N138]" office:value-type="float" office:value="20" calcext:value-type="float">
            <text:p>20</text:p>
          </table:table-cell>
          <table:table-cell table:style-name="ce38" table:formula="of:=[blockMeshDict.O138]" office:value-type="float" office:value="4" calcext:value-type="float">
            <text:p>4</text:p>
          </table:table-cell>
          <table:table-cell table:style-name="ce38" table:formula="of:=[.$P$6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T138]" office:value-type="float" office:value="1" calcext:value-type="float">
            <text:p>1</text:p>
          </table:table-cell>
          <table:table-cell table:style-name="ce38" table:formula="of:=[blockMeshDict.U138]" office:value-type="float" office:value="1" calcext:value-type="float">
            <text:p>1</text:p>
          </table:table-cell>
          <table:table-cell table:style-name="ce38" table:formula="of:=[blockMeshDict.V138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C75]+12" office:value-type="float" office:value="16" calcext:value-type="float">
            <text:p>16</text:p>
          </table:table-cell>
          <table:table-cell table:style-name="ce11" table:formula="of:=[.D75]+12" office:value-type="float" office:value="18" calcext:value-type="float">
            <text:p>18</text:p>
          </table:table-cell>
          <table:table-cell table:style-name="ce11" table:formula="of:=[.E75]+12" office:value-type="float" office:value="20" calcext:value-type="float">
            <text:p>20</text:p>
          </table:table-cell>
          <table:table-cell table:style-name="ce11" table:formula="of:=[.F75]+12" office:value-type="float" office:value="14" calcext:value-type="float">
            <text:p>14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N139]" office:value-type="float" office:value="20" calcext:value-type="float">
            <text:p>20</text:p>
          </table:table-cell>
          <table:table-cell table:style-name="ce38" table:formula="of:=[blockMeshDict.O139]" office:value-type="float" office:value="4" calcext:value-type="float">
            <text:p>4</text:p>
          </table:table-cell>
          <table:table-cell table:style-name="ce38" table:formula="of:=[.$P$6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T139]" office:value-type="float" office:value="1" calcext:value-type="float">
            <text:p>1</text:p>
          </table:table-cell>
          <table:table-cell table:style-name="ce38" table:formula="of:=[blockMeshDict.U139]" office:value-type="float" office:value="1" calcext:value-type="float">
            <text:p>1</text:p>
          </table:table-cell>
          <table:table-cell table:style-name="ce38" table:formula="of:=[blockMeshDict.V139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2"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(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C76]+12" office:value-type="float" office:value="19" calcext:value-type="float">
            <text:p>19</text:p>
          </table:table-cell>
          <table:table-cell table:style-name="ce11" table:formula="of:=[.D76]+12" office:value-type="float" office:value="18" calcext:value-type="float">
            <text:p>18</text:p>
          </table:table-cell>
          <table:table-cell table:style-name="ce11" table:formula="of:=[.E76]+12" office:value-type="float" office:value="16" calcext:value-type="float">
            <text:p>16</text:p>
          </table:table-cell>
          <table:table-cell table:style-name="ce11" table:formula="of:=[.F76]+12" office:value-type="float" office:value="17" calcext:value-type="float">
            <text:p>17</text:p>
          </table:table-cell>
          <table:table-cell table:style-name="ce4" office:value-type="string" calcext:value-type="string">
            <text:p>)</text:p>
          </table:table-cell>
          <table:table-cell table:style-name="ce11" office:value-type="string" calcext:value-type="string">
            <text:p>background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N140]" office:value-type="float" office:value="20" calcext:value-type="float">
            <text:p>20</text:p>
          </table:table-cell>
          <table:table-cell table:style-name="ce38" table:formula="of:=[blockMeshDict.O140]" office:value-type="float" office:value="20" calcext:value-type="float">
            <text:p>20</text:p>
          </table:table-cell>
          <table:table-cell table:style-name="ce38" table:formula="of:=[.$P$68]" office:value-type="float" office:value="40" calcext:value-type="float">
            <text:p>40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simpleGrading</text:p>
          </table:table-cell>
          <table:table-cell table:style-name="ce4" office:value-type="string" calcext:value-type="string">
            <text:p>(</text:p>
          </table:table-cell>
          <table:table-cell table:style-name="ce38" table:formula="of:=[blockMeshDict.T140]" office:value-type="float" office:value="1" calcext:value-type="float">
            <text:p>1</text:p>
          </table:table-cell>
          <table:table-cell table:style-name="ce38" table:formula="of:=[blockMeshDict.U140]" office:value-type="float" office:value="1" calcext:value-type="float">
            <text:p>1</text:p>
          </table:table-cell>
          <table:table-cell table:style-name="ce38" table:formula="of:=[blockMeshDict.V140]" office:value-type="float" office:value="1" calcext:value-type="float">
            <text:p>1</text:p>
          </table:table-cell>
          <table:table-cell table:style-name="ce4" office:value-type="string" calcext:value-type="string">
            <text:p>)</text:p>
          </table:table-cell>
          <table:table-cell table:style-name="ce34"/>
        </table:table-row>
        <table:table-row table:style-name="ro3">
          <table:table-cell/>
          <table:table-cell table:style-name="ce11" table:number-columns-repeated="22"/>
          <table:table-cell table:style-name="ce34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6"/>
          <table:table-cell table:style-name="ce34" table:number-columns-repeated="17"/>
        </table:table-row>
        <table:table-row table:style-name="ro3" table:number-rows-repeated="2">
          <table:table-cell table:style-name="Default"/>
          <table:table-cell table:number-columns-repeated="23"/>
        </table:table-row>
        <table:table-row table:style-name="ro3">
          <table:table-cell table:style-name="Default" office:value-type="string" calcext:value-type="string">
            <text:p>edges</text:p>
          </table:table-cell>
          <table:table-cell table:number-columns-repeated="23"/>
        </table:table-row>
        <table:table-row table:style-name="ro3">
          <table:table-cell table:style-name="Default" office:value-type="string" calcext:value-type="string">
            <text:p>(</text:p>
          </table:table-cell>
          <table:table-cell table:number-columns-repeated="23"/>
        </table:table-row>
        <table:table-row table:style-name="ro3">
          <table:table-cell table:style-name="Default"/>
          <table:table-cell table:number-columns-repeated="23"/>
        </table:table-row>
        <table:table-row table:style-name="ro1">
          <table:table-cell table:style-name="ce16" office:value-type="string" calcext:value-type="string">
            <text:p>// FIRST x PLANE</text:p>
          </table:table-cell>
          <table:table-cell/>
          <table:table-cell table:style-name="ce31"/>
          <table:table-cell/>
          <table:table-cell table:style-name="ce3"/>
          <table:table-cell table:number-columns-repeated="19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3"/>
          <table:table-cell table:number-columns-repeated="17"/>
        </table:table-row>
        <table:table-row table:style-name="ro2">
          <table:table-cell office:value-type="string" calcext:value-type="string">
            <text:p>arc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B30]" office:value-type="float" office:value="0.09" calcext:value-type="float">
            <text:p>0.09000000</text:p>
          </table:table-cell>
          <table:table-cell table:style-name="ce27" table:formula="of:=[blockMeshDict.F185]*[.$C$17]" office:value-type="float" office:value="0" calcext:value-type="float">
            <text:p>0.00000000</text:p>
          </table:table-cell>
          <table:table-cell table:style-name="ce27" table:formula="of:=[blockMeshDict.G185]*[.$C$17]" office:value-type="float" office:value="0.08855" calcext:value-type="float">
            <text:p>0.0885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E86]" office:value-type="float" office:value="0.09" calcext:value-type="float">
            <text:p>0.09000000</text:p>
          </table:table-cell>
          <table:table-cell table:style-name="ce27" table:formula="of:=[blockMeshDict.F186]*[.$C$17]" office:value-type="float" office:value="0.08855" calcext:value-type="float">
            <text:p>0.08855000</text:p>
          </table:table-cell>
          <table:table-cell table:style-name="ce27" table:formula="of:=[blockMeshDict.G186]*[.$C$17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c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E87]" office:value-type="float" office:value="0.09" calcext:value-type="float">
            <text:p>0.09000000</text:p>
          </table:table-cell>
          <table:table-cell table:style-name="ce27" table:formula="of:=[blockMeshDict.F187]*[.$C$17]" office:value-type="float" office:value="0" calcext:value-type="float">
            <text:p>0.00000000</text:p>
          </table:table-cell>
          <table:table-cell table:style-name="ce27" table:formula="of:=[blockMeshDict.G187]*[.$C$17]" office:value-type="float" office:value="-0.08855" calcext:value-type="float">
            <text:p>-0.0885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c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E88]" office:value-type="float" office:value="0.09" calcext:value-type="float">
            <text:p>0.09000000</text:p>
          </table:table-cell>
          <table:table-cell table:style-name="ce27" table:formula="of:=[blockMeshDict.F188]*[.$C$17]" office:value-type="float" office:value="-0.08855" calcext:value-type="float">
            <text:p>-0.08855000</text:p>
          </table:table-cell>
          <table:table-cell table:style-name="ce27" table:formula="of:=[blockMeshDict.G188]*[.$C$17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c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E89]" office:value-type="float" office:value="0.09" calcext:value-type="float">
            <text:p>0.09000000</text:p>
          </table:table-cell>
          <table:table-cell table:style-name="ce27" table:formula="of:=[blockMeshDict.F189]*[.$C$17]" office:value-type="float" office:value="0" calcext:value-type="float">
            <text:p>0.00000000</text:p>
          </table:table-cell>
          <table:table-cell table:style-name="ce27" table:formula="of:=[blockMeshDict.G189]*[.$C$17]" office:value-type="float" office:value="0.015455" calcext:value-type="float">
            <text:p>0.015455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E90]" office:value-type="float" office:value="0.09" calcext:value-type="float">
            <text:p>0.09000000</text:p>
          </table:table-cell>
          <table:table-cell table:style-name="ce27" table:formula="of:=[blockMeshDict.F190]*[.$C$17]" office:value-type="float" office:value="0.015455" calcext:value-type="float">
            <text:p>0.01545500</text:p>
          </table:table-cell>
          <table:table-cell table:style-name="ce27" table:formula="of:=[blockMeshDict.G190]*[.$C$17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c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E91]" office:value-type="float" office:value="0.09" calcext:value-type="float">
            <text:p>0.09000000</text:p>
          </table:table-cell>
          <table:table-cell table:style-name="ce27" table:formula="of:=[blockMeshDict.F191]*[.$C$17]" office:value-type="float" office:value="0" calcext:value-type="float">
            <text:p>0.00000000</text:p>
          </table:table-cell>
          <table:table-cell table:style-name="ce27" table:formula="of:=[blockMeshDict.G191]*[.$C$17]" office:value-type="float" office:value="-0.015455" calcext:value-type="float">
            <text:p>-0.015455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c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E92]" office:value-type="float" office:value="0.09" calcext:value-type="float">
            <text:p>0.09000000</text:p>
          </table:table-cell>
          <table:table-cell table:style-name="ce27" table:formula="of:=[blockMeshDict.F192]*[.$C$17]" office:value-type="float" office:value="-0.015455" calcext:value-type="float">
            <text:p>-0.01545500</text:p>
          </table:table-cell>
          <table:table-cell table:style-name="ce27" table:formula="of:=[blockMeshDict.G192]*[.$C$17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table:style-name="Default"/>
          <table:table-cell table:number-columns-repeated="2"/>
          <table:table-cell table:style-name="ce11"/>
          <table:table-cell table:style-name="ce32"/>
          <table:table-cell table:style-name="ce27" table:number-columns-repeated="2"/>
          <table:table-cell table:number-columns-repeated="17"/>
        </table:table-row>
        <table:table-row table:style-name="ro1">
          <table:table-cell table:style-name="ce16" office:value-type="string" calcext:value-type="string">
            <text:p>// SECOND x PLANE</text:p>
          </table:table-cell>
          <table:table-cell/>
          <table:table-cell table:style-name="ce31"/>
          <table:table-cell/>
          <table:table-cell table:style-name="ce33"/>
          <table:table-cell table:style-name="ce32" table:number-columns-repeated="2"/>
          <table:table-cell table:number-columns-repeated="17"/>
        </table:table-row>
        <table:table-row table:style-name="ro3">
          <table:table-cell/>
          <table:table-cell table:style-name="ce11" table:number-columns-repeated="2"/>
          <table:table-cell/>
          <table:table-cell table:style-name="ce27" table:number-columns-repeated="3"/>
          <table:table-cell table:number-columns-repeated="17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86]+12" office:value-type="float" office:value="12" calcext:value-type="float">
            <text:p>12</text:p>
          </table:table-cell>
          <table:table-cell table:style-name="ce11" table:formula="of:=[.C86]+12" office:value-type="float" office:value="13" calcext:value-type="float">
            <text:p>13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B47]" office:value-type="float" office:value="-0.01" calcext:value-type="float">
            <text:p>-0.01000000</text:p>
          </table:table-cell>
          <table:table-cell table:style-name="ce27" table:formula="of:=[.F86]" office:value-type="float" office:value="0" calcext:value-type="float">
            <text:p>0.00000000</text:p>
          </table:table-cell>
          <table:table-cell table:style-name="ce27" table:formula="of:=[.G86]" office:value-type="float" office:value="0.08855" calcext:value-type="float">
            <text:p>0.0885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87]+12" office:value-type="float" office:value="13" calcext:value-type="float">
            <text:p>13</text:p>
          </table:table-cell>
          <table:table-cell table:style-name="ce11" table:formula="of:=[.C87]+12" office:value-type="float" office:value="23" calcext:value-type="float">
            <text:p>23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B48]" office:value-type="float" office:value="-0.01" calcext:value-type="float">
            <text:p>-0.01000000</text:p>
          </table:table-cell>
          <table:table-cell table:style-name="ce27" table:formula="of:=[.F87]" office:value-type="float" office:value="0.08855" calcext:value-type="float">
            <text:p>0.08855000</text:p>
          </table:table-cell>
          <table:table-cell table:style-name="ce27" table:formula="of:=[.G87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88]+12" office:value-type="float" office:value="23" calcext:value-type="float">
            <text:p>23</text:p>
          </table:table-cell>
          <table:table-cell table:style-name="ce11" table:formula="of:=[.C88]+12" office:value-type="float" office:value="22" calcext:value-type="float">
            <text:p>22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B49]" office:value-type="float" office:value="-0.01" calcext:value-type="float">
            <text:p>-0.01000000</text:p>
          </table:table-cell>
          <table:table-cell table:style-name="ce27" table:formula="of:=[.F88]" office:value-type="float" office:value="0" calcext:value-type="float">
            <text:p>0.00000000</text:p>
          </table:table-cell>
          <table:table-cell table:style-name="ce27" table:formula="of:=[.G88]" office:value-type="float" office:value="-0.08855" calcext:value-type="float">
            <text:p>-0.08855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89]+12" office:value-type="float" office:value="22" calcext:value-type="float">
            <text:p>22</text:p>
          </table:table-cell>
          <table:table-cell table:style-name="ce11" table:formula="of:=[.C89]+12" office:value-type="float" office:value="12" calcext:value-type="float">
            <text:p>12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B50]" office:value-type="float" office:value="-0.01" calcext:value-type="float">
            <text:p>-0.01000000</text:p>
          </table:table-cell>
          <table:table-cell table:style-name="ce27" table:formula="of:=[.F89]" office:value-type="float" office:value="-0.08855" calcext:value-type="float">
            <text:p>-0.08855000</text:p>
          </table:table-cell>
          <table:table-cell table:style-name="ce27" table:formula="of:=[.G89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90]+12" office:value-type="float" office:value="14" calcext:value-type="float">
            <text:p>14</text:p>
          </table:table-cell>
          <table:table-cell table:style-name="ce11" table:formula="of:=[.C90]+12" office:value-type="float" office:value="15" calcext:value-type="float">
            <text:p>15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B51]" office:value-type="float" office:value="-0.01" calcext:value-type="float">
            <text:p>-0.01000000</text:p>
          </table:table-cell>
          <table:table-cell table:style-name="ce27" table:formula="of:=[.F90]" office:value-type="float" office:value="0" calcext:value-type="float">
            <text:p>0.00000000</text:p>
          </table:table-cell>
          <table:table-cell table:style-name="ce27" table:formula="of:=[.G90]" office:value-type="float" office:value="0.015455" calcext:value-type="float">
            <text:p>0.015455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91]+12" office:value-type="float" office:value="15" calcext:value-type="float">
            <text:p>15</text:p>
          </table:table-cell>
          <table:table-cell table:style-name="ce11" table:formula="of:=[.C91]+12" office:value-type="float" office:value="21" calcext:value-type="float">
            <text:p>21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B52]" office:value-type="float" office:value="-0.01" calcext:value-type="float">
            <text:p>-0.01000000</text:p>
          </table:table-cell>
          <table:table-cell table:style-name="ce27" table:formula="of:=[.F91]" office:value-type="float" office:value="0.015455" calcext:value-type="float">
            <text:p>0.01545500</text:p>
          </table:table-cell>
          <table:table-cell table:style-name="ce27" table:formula="of:=[.G91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92]+12" office:value-type="float" office:value="21" calcext:value-type="float">
            <text:p>21</text:p>
          </table:table-cell>
          <table:table-cell table:style-name="ce11" table:formula="of:=[.C92]+12" office:value-type="float" office:value="20" calcext:value-type="float">
            <text:p>20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B53]" office:value-type="float" office:value="-0.01" calcext:value-type="float">
            <text:p>-0.01000000</text:p>
          </table:table-cell>
          <table:table-cell table:style-name="ce27" table:formula="of:=[.F92]" office:value-type="float" office:value="0" calcext:value-type="float">
            <text:p>0.00000000</text:p>
          </table:table-cell>
          <table:table-cell table:style-name="ce27" table:formula="of:=[.G92]" office:value-type="float" office:value="-0.015455" calcext:value-type="float">
            <text:p>-0.015455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rc</text:p>
          </table:table-cell>
          <table:table-cell table:style-name="ce11" table:formula="of:=[.B93]+12" office:value-type="float" office:value="20" calcext:value-type="float">
            <text:p>20</text:p>
          </table:table-cell>
          <table:table-cell table:style-name="ce11" table:formula="of:=[.C93]+12" office:value-type="float" office:value="14" calcext:value-type="float">
            <text:p>14</text:p>
          </table:table-cell>
          <table:table-cell table:style-name="ce11" office:value-type="string" calcext:value-type="string">
            <text:p>(</text:p>
          </table:table-cell>
          <table:table-cell table:style-name="ce27" table:formula="of:=[.B54]" office:value-type="float" office:value="-0.01" calcext:value-type="float">
            <text:p>-0.01000000</text:p>
          </table:table-cell>
          <table:table-cell table:style-name="ce27" table:formula="of:=[.F93]" office:value-type="float" office:value="-0.015455" calcext:value-type="float">
            <text:p>-0.01545500</text:p>
          </table:table-cell>
          <table:table-cell table:style-name="ce27" table:formula="of:=[.G93]" office:value-type="float" office:value="0" calcext:value-type="float">
            <text:p>0.00000000</text:p>
          </table:table-cell>
          <table:table-cell table:style-name="ce11" office:value-type="string" calcext:value-type="string">
            <text:p>)</text:p>
          </table:table-cell>
          <table:table-cell table:number-columns-repeated="16"/>
        </table:table-row>
        <table:table-row table:style-name="ro3">
          <table:table-cell/>
          <table:table-cell table:style-name="ce11" table:number-columns-repeated="3"/>
          <table:table-cell table:style-name="ce27" table:number-columns-repeated="3"/>
          <table:table-cell table:style-name="ce11"/>
          <table:table-cell table:number-columns-repeated="16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23"/>
        </table:table-row>
        <table:table-row table:style-name="ro3" table:number-rows-repeated="2">
          <table:table-cell table:style-name="Default"/>
          <table:table-cell table:number-columns-repeated="23"/>
        </table:table-row>
        <table:table-row table:style-name="ro3">
          <table:table-cell table:style-name="Default" office:value-type="string" calcext:value-type="string">
            <text:p>boundary</text:p>
          </table:table-cell>
          <table:table-cell table:number-columns-repeated="23"/>
        </table:table-row>
        <table:table-row table:style-name="ro3">
          <table:table-cell table:style-name="Default" office:value-type="string" calcext:value-type="string">
            <text:p>(</text:p>
          </table:table-cell>
          <table:table-cell table:number-columns-repeated="23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2"/>
          <table:table-cell table:style-name="ce11" table:number-columns-repeated="5"/>
          <table:table-cell table:number-columns-repeated="16"/>
        </table:table-row>
        <table:table-row table:style-name="ro3" table:number-rows-repeated="2">
          <table:table-cell table:style-name="Default"/>
          <table:table-cell table:number-columns-repeated="2"/>
          <table:table-cell table:style-name="ce11" table:number-columns-repeated="5"/>
          <table:table-cell table:number-columns-repeated="16"/>
        </table:table-row>
        <table:table-row table:style-name="ro3">
          <table:table-cell table:style-name="Default"/>
          <table:table-cell table:number-columns-repeated="23"/>
        </table:table-row>
        <table:table-row table:style-name="ro3">
          <table:table-cell table:style-name="Default" office:value-type="string" calcext:value-type="string">
            <text:p>mergePatchPairs</text:p>
          </table:table-cell>
          <table:table-cell table:number-columns-repeated="23"/>
        </table:table-row>
        <table:table-row table:style-name="ro3">
          <table:table-cell table:style-name="Default" office:value-type="string" calcext:value-type="string">
            <text:p>(</text:p>
          </table:table-cell>
          <table:table-cell table:number-columns-repeated="23"/>
        </table:table-row>
        <table:table-row table:style-name="ro3">
          <table:table-cell table:style-name="Default" office:value-type="string" calcext:value-type="string">
            <text:p>);</text:p>
          </table:table-cell>
          <table:table-cell table:number-columns-repeated="23"/>
        </table:table-row>
        <table:table-row table:style-name="ro3">
          <table:table-cell table:style-name="Default"/>
          <table:table-cell table:number-columns-repeated="23"/>
        </table:table-row>
        <table:table-row table:style-name="ro3">
          <table:table-cell table:style-name="ce16" office:value-type="string" calcext:value-type="string">
            <text:p>// * * * * * * * * * * * * * * * * * * * * * * * * * * * * * * * * * * * * * //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20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2:32:21.154648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1:19:37.228422063</meta:creation-date>
    <dc:date>2016-01-27T13:14:00.125476004</dc:date>
    <meta:editing-duration>P1DT1H33M38S</meta:editing-duration>
    <meta:editing-cycles>239</meta:editing-cycles>
    <meta:generator>LibreOffice/4.2.8.2$Linux_X86_64 LibreOffice_project/420m0$Build-2</meta:generator>
    <meta:document-statistic meta:table-count="4" meta:cell-count="3575" meta:object-count="0"/>
  </office:meta>
</office:document-meta>
</file>